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style:text-properties style:font-name="Liberation Sans1"/>
    </style:style>
    <style:style style:name="P3" style:family="paragraph" style:parent-style-name="Standard">
      <style:paragraph-properties fo:margin-top="0in" fo:margin-bottom="0in" loext:contextual-spacing="false"/>
      <style:text-properties style:font-name="Liberation Sans1" fo:font-style="italic" style:font-style-asian="italic"/>
    </style:style>
    <style:style style:name="P4" style:family="paragraph" style:parent-style-name="Standard">
      <style:paragraph-properties fo:margin-top="0in" fo:margin-bottom="0in" loext:contextual-spacing="false" fo:line-height="100%" fo:orphans="0" fo:widows="0"/>
      <style:text-properties style:font-name="Liberation Sans1" fo:font-style="italic" style:font-style-asian="italic"/>
    </style:style>
    <style:style style:name="P5" style:family="paragraph" style:parent-style-name="Standard">
      <style:paragraph-properties fo:margin-top="0in" fo:margin-bottom="0in" loext:contextual-spacing="false"/>
      <style:text-properties style:font-name="Liberation Sans1" fo:font-style="italic" officeooo:paragraph-rsid="0020905e" style:font-style-asian="italic"/>
    </style:style>
    <style:style style:name="P6" style:family="paragraph" style:parent-style-name="Standard">
      <style:paragraph-properties fo:margin-top="0in" fo:margin-bottom="0in" loext:contextual-spacing="false"/>
      <style:text-properties style:font-name="Liberation Sans1" fo:font-style="italic" style:font-style-asian="italic" style:font-style-complex="italic"/>
    </style:style>
    <style:style style:name="P7" style:family="paragraph" style:parent-style-name="Standard">
      <style:paragraph-properties fo:margin-top="0in" fo:margin-bottom="0in" loext:contextual-spacing="false"/>
      <style:text-properties style:font-name="Liberation Sans1" fo:font-style="italic" officeooo:paragraph-rsid="0025c865" style:font-style-asian="italic" style:font-style-complex="italic"/>
    </style:style>
    <style:style style:name="P8" style:family="paragraph" style:parent-style-name="Standard">
      <style:paragraph-properties fo:margin-top="0in" fo:margin-bottom="0in" loext:contextual-spacing="false" fo:line-height="100%" fo:orphans="0" fo:widows="0"/>
      <style:text-properties style:font-name="Liberation Sans1" fo:font-style="italic" style:font-style-asian="italic" style:font-style-complex="italic"/>
    </style:style>
    <style:style style:name="P9" style:family="paragraph" style:parent-style-name="Standard">
      <style:paragraph-properties fo:margin-top="0in" fo:margin-bottom="0in" loext:contextual-spacing="false" fo:line-height="100%" fo:orphans="0" fo:widows="0"/>
      <style:text-properties style:font-name="Liberation Sans1" fo:font-style="italic" officeooo:paragraph-rsid="0034e48b" style:font-style-asian="italic" style:font-style-complex="italic"/>
    </style:style>
    <style:style style:name="P10" style:family="paragraph" style:parent-style-name="Standard">
      <style:paragraph-properties fo:margin-top="0in" fo:margin-bottom="0in" loext:contextual-spacing="false" fo:line-height="100%" fo:orphans="0" fo:widows="0"/>
      <style:text-properties style:font-name="Liberation Sans1" fo:font-style="italic" officeooo:rsid="0034e48b" officeooo:paragraph-rsid="0034e48b" style:font-style-asian="italic" style:font-style-complex="italic"/>
    </style:style>
    <style:style style:name="P11" style:family="paragraph" style:parent-style-name="Standard">
      <style:paragraph-properties fo:margin-top="0in" fo:margin-bottom="0in" loext:contextual-spacing="false"/>
      <style:text-properties style:font-name="Liberation Sans1" fo:font-style="italic" officeooo:paragraph-rsid="0020c50c" style:font-style-asian="italic"/>
    </style:style>
    <style:style style:name="P12" style:family="paragraph" style:parent-style-name="Standard">
      <style:paragraph-properties fo:margin-top="0in" fo:margin-bottom="0in" loext:contextual-spacing="false" fo:line-height="100%" fo:orphans="0" fo:widows="0"/>
      <style:text-properties style:font-name="Liberation Sans1"/>
    </style:style>
    <style:style style:name="P13" style:family="paragraph" style:parent-style-name="Standard">
      <style:paragraph-properties fo:margin-top="0in" fo:margin-bottom="0in" loext:contextual-spacing="false" fo:line-height="100%" fo:orphans="0" fo:widows="0"/>
      <style:text-properties style:font-name="Liberation Sans1" officeooo:paragraph-rsid="0026d733"/>
    </style:style>
    <style:style style:name="P14" style:family="paragraph" style:parent-style-name="Standard">
      <style:paragraph-properties fo:margin-top="0in" fo:margin-bottom="0in" loext:contextual-spacing="false" fo:line-height="100%" fo:orphans="0" fo:widows="0"/>
      <style:text-properties style:font-name="Liberation Sans1" officeooo:paragraph-rsid="0034e48b"/>
    </style:style>
    <style:style style:name="P15" style:family="paragraph" style:parent-style-name="Standard">
      <style:paragraph-properties fo:margin-top="0in" fo:margin-bottom="0in" loext:contextual-spacing="false" fo:line-height="100%" fo:orphans="0" fo:widows="0"/>
      <style:text-properties style:font-name="Liberation Sans1" fo:background-color="#ffffff"/>
    </style:style>
    <style:style style:name="P16" style:family="paragraph" style:parent-style-name="Standard">
      <style:paragraph-properties fo:margin-top="0in" fo:margin-bottom="0in" loext:contextual-spacing="false"/>
      <style:text-properties style:font-name="Liberation Sans1" fo:font-weight="bold" style:font-weight-asian="bold"/>
    </style:style>
    <style:style style:name="P17" style:family="paragraph" style:parent-style-name="Standard">
      <style:paragraph-properties fo:margin-top="0in" fo:margin-bottom="0in" loext:contextual-spacing="false" fo:line-height="100%" fo:orphans="0" fo:widows="0"/>
      <style:text-properties style:font-name="Liberation Sans1" fo:font-weight="bold" style:font-weight-asian="bold"/>
    </style:style>
    <style:style style:name="P18" style:family="paragraph" style:parent-style-name="Standard">
      <style:paragraph-properties fo:margin-top="0in" fo:margin-bottom="0in" loext:contextual-spacing="false" fo:line-height="115%" fo:orphans="0" fo:widows="0"/>
      <style:text-properties style:font-name="Liberation Sans1" fo:font-weight="bold" style:font-weight-asian="bold"/>
    </style:style>
    <style:style style:name="P19" style:family="paragraph" style:parent-style-name="Standard">
      <style:paragraph-properties fo:margin-top="0in" fo:margin-bottom="0in" loext:contextual-spacing="false"/>
      <style:text-properties style:font-name="Liberation Sans1" fo:font-weight="bold" officeooo:paragraph-rsid="002ccf88" style:font-weight-asian="bold"/>
    </style:style>
    <style:style style:name="P20" style:family="paragraph" style:parent-style-name="Standard">
      <style:paragraph-properties fo:margin-top="0in" fo:margin-bottom="0in" loext:contextual-spacing="false" fo:line-height="115%" fo:orphans="0" fo:widows="0"/>
      <style:text-properties style:font-name="Liberation Sans1"/>
    </style:style>
    <style:style style:name="P21" style:family="paragraph" style:parent-style-name="Standard">
      <style:paragraph-properties fo:margin-top="0in" fo:margin-bottom="0in" loext:contextual-spacing="false" fo:orphans="0" fo:widows="0"/>
      <style:text-properties style:font-name="Liberation Sans1"/>
    </style:style>
    <style:style style:name="P22" style:family="paragraph" style:parent-style-name="Standard">
      <style:paragraph-properties fo:margin-top="0in" fo:margin-bottom="0in" loext:contextual-spacing="false"/>
      <style:text-properties style:font-name="Liberation Sans1" officeooo:paragraph-rsid="0020905e"/>
    </style:style>
    <style:style style:name="P23" style:family="paragraph" style:parent-style-name="Standard">
      <style:paragraph-properties fo:margin-top="0in" fo:margin-bottom="0in" loext:contextual-spacing="false"/>
      <style:text-properties style:font-name="Liberation Sans1" officeooo:paragraph-rsid="0020c50c"/>
    </style:style>
    <style:style style:name="P24" style:family="paragraph" style:parent-style-name="Standard">
      <style:paragraph-properties fo:margin-top="0in" fo:margin-bottom="0in" loext:contextual-spacing="false"/>
      <style:text-properties style:font-name="Liberation Sans1" officeooo:paragraph-rsid="0025c865"/>
    </style:style>
    <style:style style:name="P25" style:family="paragraph" style:parent-style-name="Standard">
      <style:paragraph-properties fo:margin-top="0in" fo:margin-bottom="0in" loext:contextual-spacing="false"/>
      <style:text-properties style:font-name="Liberation Sans1" officeooo:paragraph-rsid="0026d733"/>
    </style:style>
    <style:style style:name="P26" style:family="paragraph" style:parent-style-name="Standard">
      <style:paragraph-properties fo:margin-top="0in" fo:margin-bottom="0in" loext:contextual-spacing="false"/>
      <style:text-properties style:font-name="Liberation Sans1" officeooo:paragraph-rsid="002aed7d"/>
    </style:style>
    <style:style style:name="P27" style:family="paragraph" style:parent-style-name="Standard">
      <style:paragraph-properties fo:margin-top="0in" fo:margin-bottom="0in" loext:contextual-spacing="false"/>
      <style:text-properties style:font-name="Liberation Sans1" officeooo:paragraph-rsid="002ccf88"/>
    </style:style>
    <style:style style:name="P28" style:family="paragraph" style:parent-style-name="Standard">
      <style:paragraph-properties fo:margin-top="0in" fo:margin-bottom="0in" loext:contextual-spacing="false"/>
      <style:text-properties style:font-name="Liberation Sans1" fo:font-weight="normal" officeooo:paragraph-rsid="002ccf88" style:font-weight-asian="normal" style:font-weight-complex="normal"/>
    </style:style>
    <style:style style:name="P29" style:family="paragraph" style:parent-style-name="Standard">
      <style:paragraph-properties fo:margin-top="0in" fo:margin-bottom="0in" loext:contextual-spacing="false"/>
      <style:text-properties style:font-name="Liberation Sans1" officeooo:paragraph-rsid="003083b8"/>
    </style:style>
    <style:style style:name="P30" style:family="paragraph" style:parent-style-name="Standard">
      <style:paragraph-properties fo:margin-top="0in" fo:margin-bottom="0in" loext:contextual-spacing="false"/>
      <style:text-properties style:font-name="Liberation Sans1" officeooo:paragraph-rsid="003736da"/>
    </style:style>
    <style:style style:name="P31" style:family="paragraph" style:parent-style-name="Standard">
      <style:paragraph-properties fo:margin-top="0in" fo:margin-bottom="0in" loext:contextual-spacing="false"/>
      <style:text-properties style:font-name="Liberation Sans1" officeooo:paragraph-rsid="003e7189"/>
    </style:style>
    <style:style style:name="P32" style:family="paragraph" style:parent-style-name="Text_20_body">
      <style:paragraph-properties fo:margin-top="0in" fo:margin-bottom="0in" loext:contextual-spacing="false" fo:text-align="center" style:justify-single-word="false"/>
      <style:text-properties style:font-name="Liberation Sans1" officeooo:paragraph-rsid="001f13c9"/>
    </style:style>
    <style:style style:name="P33" style:family="paragraph" style:parent-style-name="Standard">
      <style:paragraph-properties fo:margin-top="0in" fo:margin-bottom="0in" loext:contextual-spacing="false" fo:break-before="page"/>
      <style:text-properties style:font-name="Liberation Sans1"/>
    </style:style>
    <style:style style:name="P34" style:family="paragraph" style:parent-style-name="Standard">
      <style:paragraph-properties fo:margin-top="0in" fo:margin-bottom="0in" loext:contextual-spacing="false" fo:line-height="100%" fo:orphans="0" fo:widows="0" fo:break-before="page"/>
      <style:text-properties style:font-name="Liberation Sans1" fo:font-weight="bold" style:font-weight-asian="bold"/>
    </style:style>
    <style:style style:name="P35" style:family="paragraph" style:parent-style-name="Standard">
      <style:paragraph-properties fo:margin-top="0in" fo:margin-bottom="0in" loext:contextual-spacing="false" fo:line-height="115%" fo:orphans="0" fo:widows="0" fo:break-before="page"/>
      <style:text-properties style:font-name="Liberation Sans1" fo:font-weight="bold" style:font-weight-asian="bold"/>
    </style:style>
    <style:style style:name="P36" style:family="paragraph" style:parent-style-name="Standard">
      <style:paragraph-properties fo:margin-top="0in" fo:margin-bottom="0in" loext:contextual-spacing="false" fo:line-height="100%" fo:orphans="0" fo:widows="0" fo:break-before="page"/>
      <style:text-properties style:font-name="Liberation Sans1" fo:font-weight="bold" officeooo:rsid="003e7189" officeooo:paragraph-rsid="003e7189" style:font-weight-asian="bold"/>
    </style:style>
    <style:style style:name="P37" style:family="paragraph" style:parent-style-name="Standard">
      <style:paragraph-properties fo:margin-top="0in" fo:margin-bottom="0in" loext:contextual-spacing="false" fo:line-height="100%" fo:orphans="0" fo:widows="0" fo:break-before="page"/>
      <style:text-properties style:font-name="Liberation Sans1"/>
    </style:style>
    <style:style style:name="P38" style:family="paragraph" style:parent-style-name="Standard">
      <style:paragraph-properties fo:margin-top="0in" fo:margin-bottom="0in" loext:contextual-spacing="false" fo:break-before="page"/>
      <style:text-properties style:font-name="Liberation Sans1" officeooo:paragraph-rsid="002ccf88"/>
    </style:style>
    <style:style style:name="P39" style:family="paragraph" style:parent-style-name="Standard">
      <style:text-properties style:font-name="Liberation Sans1"/>
    </style:style>
    <style:style style:name="P40" style:family="paragraph" style:parent-style-name="Standard">
      <style:text-properties style:font-name="Liberation Sans1" fo:background-color="#ffffff"/>
    </style:style>
    <style:style style:name="P41" style:family="paragraph" style:parent-style-name="Standard">
      <style:text-properties style:font-name="Liberation Sans1" fo:font-style="italic" style:font-style-asian="italic"/>
    </style:style>
    <style:style style:name="P42" style:family="paragraph" style:parent-style-name="Standard">
      <style:text-properties style:font-name="Liberation Sans1" officeooo:rsid="0020905e" officeooo:paragraph-rsid="0020905e"/>
    </style:style>
    <style:style style:name="P43" style:family="paragraph" style:parent-style-name="Standard">
      <style:paragraph-properties fo:margin-left="0in" fo:margin-right="0in" fo:margin-top="0in" fo:margin-bottom="0in" loext:contextual-spacing="false" fo:line-height="115%" fo:orphans="0" fo:widows="0" fo:text-indent="0in" style:auto-text-indent="false"/>
      <style:text-properties style:font-name="Liberation Sans1"/>
    </style:style>
    <style:style style:name="P44" style:family="paragraph" style:parent-style-name="Text_20_body">
      <style:text-properties style:font-name="Liberation Sans1" officeooo:paragraph-rsid="001f13c9"/>
    </style:style>
    <style:style style:name="P45" style:family="paragraph" style:parent-style-name="Text_20_body">
      <style:paragraph-properties fo:text-align="center" style:justify-single-word="false"/>
      <style:text-properties style:font-name="Liberation Sans1" officeooo:paragraph-rsid="001f13c9"/>
    </style:style>
    <style:style style:name="P46" style:family="paragraph" style:parent-style-name="Text_20_body">
      <style:paragraph-properties fo:text-align="center" style:justify-single-word="false"/>
      <style:text-properties style:font-name="Liberation Sans1" fo:font-weight="bold" officeooo:paragraph-rsid="001f13c9" style:font-weight-asian="bold" style:font-weight-complex="bold"/>
    </style:style>
    <style:style style:name="P47" style:family="paragraph" style:parent-style-name="Text_20_body">
      <style:paragraph-properties fo:text-align="center" style:justify-single-word="false"/>
      <style:text-properties officeooo:paragraph-rsid="00215646"/>
    </style:style>
    <style:style style:name="P48" style:family="paragraph" style:parent-style-name="normal">
      <style:paragraph-properties>
        <style:tab-stops>
          <style:tab-stop style:position="6.6945in" style:type="right" style:leader-style="dotted" style:leader-text="."/>
        </style:tab-stops>
      </style:paragraph-properties>
    </style:style>
    <style:style style:name="P49" style:family="paragraph" style:parent-style-name="Heading_20_1">
      <style:paragraph-properties fo:margin-top="0.278in" fo:margin-bottom="0.0835in" loext:contextual-spacing="false"/>
      <style:text-properties style:font-name="Liberation Sans1"/>
    </style:style>
    <style:style style:name="P50" style:family="paragraph" style:parent-style-name="Heading_20_1">
      <style:paragraph-properties fo:margin-top="0.278in" fo:margin-bottom="0.0835in" loext:contextual-spacing="false"/>
      <style:text-properties style:font-name="Liberation Sans1" officeooo:paragraph-rsid="002bf582"/>
    </style:style>
    <style:style style:name="P51" style:family="paragraph" style:parent-style-name="Heading_20_1">
      <style:paragraph-properties fo:margin-top="0.278in" fo:margin-bottom="0.0835in" loext:contextual-spacing="false" fo:break-before="page"/>
      <style:text-properties style:font-name="Liberation Sans1"/>
    </style:style>
    <style:style style:name="P52" style:family="paragraph" style:parent-style-name="Heading_20_1">
      <style:paragraph-properties fo:margin-top="0.278in" fo:margin-bottom="0.0835in" loext:contextual-spacing="false" fo:break-before="page"/>
      <style:text-properties style:font-name="Liberation Sans1" officeooo:paragraph-rsid="0020905e"/>
    </style:style>
    <style:style style:name="P53" style:family="paragraph" style:parent-style-name="Heading_20_1">
      <style:paragraph-properties fo:margin-top="0.278in" fo:margin-bottom="0.0835in" loext:contextual-spacing="false" fo:break-before="page"/>
      <style:text-properties style:font-name="Liberation Sans1" officeooo:rsid="001f13c9" officeooo:paragraph-rsid="001f13c9"/>
    </style:style>
    <style:style style:name="P54" style:family="paragraph" style:parent-style-name="Heading_20_1">
      <style:paragraph-properties fo:margin-top="0.278in" fo:margin-bottom="0.0835in" loext:contextual-spacing="false" fo:line-height="100%" fo:orphans="0" fo:widows="0" fo:break-before="page"/>
      <style:text-properties style:font-name="Liberation Sans1"/>
    </style:style>
    <style:style style:name="P55" style:family="paragraph" style:parent-style-name="Heading_20_1">
      <style:paragraph-properties fo:break-before="page"/>
    </style:style>
    <style:style style:name="P56" style:family="paragraph" style:parent-style-name="Heading_20_2">
      <style:paragraph-properties fo:margin-top="0.25in" fo:margin-bottom="0.0835in" loext:contextual-spacing="false"/>
      <style:text-properties style:font-name="Liberation Sans1"/>
    </style:style>
    <style:style style:name="P57" style:family="paragraph" style:parent-style-name="Heading_20_2">
      <style:paragraph-properties fo:margin-top="0.25in" fo:margin-bottom="0.0835in" loext:contextual-spacing="false" fo:line-height="100%" fo:orphans="0" fo:widows="0"/>
      <style:text-properties style:font-name="Liberation Sans1"/>
    </style:style>
    <style:style style:name="P58" style:family="paragraph" style:parent-style-name="Heading_20_2">
      <style:paragraph-properties fo:margin-top="0.25in" fo:margin-bottom="0.0835in" loext:contextual-spacing="false" fo:line-height="100%" fo:orphans="0" fo:widows="0" fo:break-before="page"/>
      <style:text-properties style:font-name="Liberation Sans1"/>
    </style:style>
    <style:style style:name="P59" style:family="paragraph" style:parent-style-name="Title">
      <style:paragraph-properties fo:margin-top="0in" fo:margin-bottom="0.0417in" loext:contextual-spacing="false" fo:text-align="center" style:justify-single-word="false"/>
      <style:text-properties style:font-name="Liberation Sans1" fo:font-size="40pt" fo:font-weight="bold" officeooo:paragraph-rsid="001f13c9" style:font-size-asian="40pt" style:font-weight-asian="bold" style:font-size-complex="40pt" style:font-weight-complex="bold"/>
    </style:style>
    <style:style style:name="P60" style:family="paragraph" style:parent-style-name="Standard" style:list-style-name="L1">
      <style:text-properties style:font-name="Liberation Sans1" officeooo:rsid="0020905e"/>
    </style:style>
    <style:style style:name="P61" style:family="paragraph" style:parent-style-name="Standard" style:list-style-name="L1">
      <style:text-properties style:font-name="Liberation Sans1" officeooo:rsid="0020905e" officeooo:paragraph-rsid="0020905e"/>
    </style:style>
    <style:style style:name="P62" style:family="paragraph" style:parent-style-name="Standard" style:list-style-name="L1">
      <style:text-properties style:font-name="Liberation Sans1"/>
    </style:style>
    <style:style style:name="P63" style:family="paragraph" style:parent-style-name="Standard">
      <style:paragraph-properties fo:margin-top="0in" fo:margin-bottom="0in" loext:contextual-spacing="false"/>
      <style:text-properties style:font-name="Liberation Sans1" fo:font-style="italic" style:font-style-asian="italic"/>
    </style:style>
    <style:style style:name="P64" style:family="paragraph" style:parent-style-name="Standard">
      <style:paragraph-properties fo:margin-top="0in" fo:margin-bottom="0in" loext:contextual-spacing="false"/>
      <style:text-properties style:font-name="Liberation Sans1" fo:font-weight="bold" officeooo:paragraph-rsid="003e7189" style:font-weight-asian="bold"/>
    </style:style>
    <style:style style:name="P65" style:family="paragraph" style:parent-style-name="Standard">
      <style:paragraph-properties fo:margin-top="0in" fo:margin-bottom="0in" loext:contextual-spacing="false" fo:line-height="100%" fo:orphans="0" fo:widows="0" fo:break-before="page"/>
      <style:text-properties style:font-name="Liberation Sans1" fo:font-weight="bold" style:font-weight-asian="bold"/>
    </style:style>
    <style:style style:name="P66" style:family="paragraph" style:parent-style-name="Text_20_body" style:master-page-name="Standard">
      <style:paragraph-properties style:page-number="1"/>
      <style:text-properties style:font-name="Liberation Sans1" officeooo:paragraph-rsid="001f13c9"/>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d733" style:font-style-asian="italic" style:font-style-complex="italic"/>
    </style:style>
    <style:style style:name="T4" style:family="text">
      <style:text-properties fo:font-style="italic" officeooo:rsid="002fc314" style:font-style-asian="italic" style:font-style-complex="italic"/>
    </style:style>
    <style:style style:name="T5" style:family="text">
      <style:text-properties fo:font-style="italic" officeooo:rsid="0034e48b" style:font-style-asian="italic" style:font-style-complex="italic"/>
    </style:style>
    <style:style style:name="T6" style:family="text">
      <style:text-properties fo:font-style="italic" officeooo:rsid="00383c74"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fo:background-color="#ffffff" loext:char-shading-value="0" style:font-weight-asian="bold"/>
    </style:style>
    <style:style style:name="T12" style:family="text">
      <style:text-properties fo:background-color="#ffffff" loext:char-shading-value="0"/>
    </style:style>
    <style:style style:name="T13" style:family="text">
      <style:text-properties fo:font-size="11pt" style:font-size-asian="11pt" style:font-size-complex="11pt"/>
    </style:style>
    <style:style style:name="T14" style:family="text">
      <style:text-properties fo:font-size="11pt" fo:font-style="italic" style:font-size-asian="11pt" style:font-style-asian="italic" style:font-size-complex="11pt"/>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fo:color="#333333" fo:background-color="#ffffff" loext:char-shading-value="0"/>
    </style:style>
    <style:style style:name="T18" style:family="text">
      <style:text-properties fo:color="#333333" fo:font-weight="bold" fo:background-color="#ffffff" loext:char-shading-value="0" style:font-weight-asian="bold"/>
    </style:style>
    <style:style style:name="T19" style:family="text">
      <style:text-properties officeooo:rsid="001f13c9"/>
    </style:style>
    <style:style style:name="T20" style:family="text">
      <style:text-properties style:text-line-through-style="none" style:text-line-through-type="none" style:font-name="Liberation Sans1" fo:font-size="10pt" style:text-underline-style="none" style:text-blinking="false" style:font-size-asian="10pt" style:font-size-complex="10pt"/>
    </style:style>
    <style:style style:name="T21" style:family="text">
      <style:text-properties style:text-line-through-style="none" style:text-line-through-type="none" style:font-name="Liberation Sans1" fo:font-size="10pt" style:text-underline-style="none" officeooo:rsid="001f13c9" style:text-blinking="false" style:font-size-asian="10pt" style:font-size-complex="10pt"/>
    </style:style>
    <style:style style:name="T22" style:family="text">
      <style:text-properties officeooo:rsid="0020905e"/>
    </style:style>
    <style:style style:name="T23" style:family="text">
      <style:text-properties style:font-name="Liberation Sans1"/>
    </style:style>
    <style:style style:name="T24" style:family="text">
      <style:text-properties style:font-name="Liberation Sans1" fo:font-size="10pt" style:font-size-asian="10pt" style:font-size-complex="10pt"/>
    </style:style>
    <style:style style:name="T25" style:family="text">
      <style:text-properties style:font-name="Liberation Sans1" fo:font-size="10pt" officeooo:rsid="001f13c9" style:font-size-asian="10pt" style:font-size-complex="10pt"/>
    </style:style>
    <style:style style:name="T26" style:family="text">
      <style:text-properties style:font-name="Liberation Sans1" fo:font-size="10pt" fo:font-style="normal" style:font-size-asian="10pt" style:font-style-asian="normal" style:font-size-complex="10pt" style:font-style-complex="normal"/>
    </style:style>
    <style:style style:name="T27" style:family="text">
      <style:text-properties style:font-name="Liberation Sans1" fo:font-size="10pt" fo:font-style="normal" officeooo:rsid="001f13c9" style:font-size-asian="10pt" style:font-style-asian="normal" style:font-size-complex="10pt" style:font-style-complex="normal"/>
    </style:style>
    <style:style style:name="T28" style:family="text">
      <style:text-properties style:font-name="Liberation Sans1" fo:font-style="italic" style:font-style-asian="italic" style:font-style-complex="italic"/>
    </style:style>
    <style:style style:name="T29" style:family="text">
      <style:text-properties style:font-name="Liberation Sans1" fo:font-weight="bold" style:font-weight-asian="bold"/>
    </style:style>
    <style:style style:name="T30" style:family="text">
      <style:text-properties fo:font-weight="normal" style:font-weight-asian="normal" style:font-weight-complex="normal"/>
    </style:style>
    <style:style style:name="T31" style:family="text">
      <style:text-properties officeooo:rsid="0020c50c"/>
    </style:style>
    <style:style style:name="T32" style:family="text">
      <style:text-properties fo:font-style="normal" style:font-style-asian="normal" style:font-style-complex="normal"/>
    </style:style>
    <style:style style:name="T33" style:family="text">
      <style:text-properties fo:font-style="normal" officeooo:rsid="0025c865"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style>
    <style:style style:name="T37" style:family="text">
      <style:text-properties fo:font-style="normal" fo:font-weight="bold" officeooo:rsid="002e931a" style:font-style-asian="normal" style:font-weight-asian="bold" style:font-style-complex="normal"/>
    </style:style>
    <style:style style:name="T38" style:family="text">
      <style:text-properties officeooo:rsid="00215646"/>
    </style:style>
    <style:style style:name="T39" style:family="text">
      <style:text-properties officeooo:rsid="0024be59"/>
    </style:style>
    <style:style style:name="T40" style:family="text">
      <style:text-properties officeooo:rsid="002b1f2d"/>
    </style:style>
    <style:style style:name="T41" style:family="text">
      <style:text-properties officeooo:rsid="002ccf88"/>
    </style:style>
    <style:style style:name="T42" style:family="text">
      <style:text-properties officeooo:rsid="00335d59"/>
    </style:style>
    <style:style style:name="T43" style:family="text">
      <style:text-properties officeooo:rsid="0034e535"/>
    </style:style>
    <style:style style:name="T44" style:family="text">
      <style:text-properties officeooo:rsid="0036363b"/>
    </style:style>
    <style:style style:name="T45" style:family="text">
      <style:text-properties officeooo:rsid="0037a62f"/>
    </style:style>
    <style:style style:name="T46" style:family="text">
      <style:text-properties officeooo:rsid="00383c74"/>
    </style:style>
    <style:style style:name="T47" style:family="text">
      <style:text-properties officeooo:rsid="0042051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4"/>
      <text:p text:style-name="P44"/>
      <text:p text:style-name="P44"/>
      <text:p text:style-name="P44"/>
      <text:p text:style-name="P44"/>
      <text:p text:style-name="P59"><text:bookmark text:name="_vdhdyedi9t8y"/>Ein Cybernachtstraum</text:p>
      <text:p text:style-name="P44"/>
      <text:p text:style-name="P44"/>
      <text:p text:style-name="P44"/>
      <text:p text:style-name="P44"/>
      <text:p text:style-name="P45">Ein Theaterstück des collectivdrama <text:span text:style-name="T19">nach einer Vorlage von Jasper Nicolaisen</text:span></text:p>
      <text:p text:style-name="P44"/>
      <text:p text:style-name="P44"/>
      <text:p text:style-name="P44"/>
      <text:p text:style-name="P44"/>
      <text:p text:style-name="P32">UA: <text:span text:style-name="T19">23</text:span>. <text:span text:style-name="T19">Februar</text:span> 201<text:span text:style-name="T19">7</text:span>, c-base Berlin, in einer Inszenierung des collectivdrama c-atre</text:p>
      <text:p text:style-name="P44"/>
      <text:p text:style-name="P44"/>
      <text:p text:style-name="P44"/>
      <text:p text:style-name="P44"/>
      <text:p text:style-name="P44"/>
      <text:p text:style-name="P46">CC BY 4.0</text:p>
      <text:p text:style-name="P44"/>
      <text:p text:style-name="P44"/>
      <text:p text:style-name="P47"><text:span text:style-name="T26">»</text:span><text:span text:style-name="T25">Ein Cybernachtstraum</text:span><text:span text:style-name="T27">«</text:span><text:span text:style-name="T24"> vom collectivdrama c-atre ist lizenziert unter einer<text:line-break/></text:span><text:a xlink:type="simple" xlink:href="http://creativecommons.org/licenses/by/4.0/" text:style-name="Internet_20_link" text:visited-style-name="Visited_20_Internet_20_Link">Creative Commons Namensnennung 4.0 International Lizenz</text:a><text:span text:style-name="T20"> </text:span><text:span text:style-name="T21">(https://creativecommons.org/licenses/by/4.0/)</text:span></text:p>
      <text:table-of-content text:style-name="Sect1" text:protected="true" text:name="Table of Contents1">
        <text:table-of-content-source text:outline-level="1">
          <text:index-title-template text:style-name="Heading_20_1">Table of Contents</text:index-title-template>
          <text:table-of-content-entry-template text:outline-level="1"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normal">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55" text:outline-level="1">Table of Contents</text:h>
          </text:index-title>
          <text:p text:style-name="P48"><text:a xlink:type="simple" xlink:href="#__RefHeading___Toc7252_105942039" text:style-name="Index_20_Link" text:visited-style-name="Index_20_Link">Figuren<text:tab/>3</text:a></text:p>
          <text:p text:style-name="P48"><text:a xlink:type="simple" xlink:href="#__RefHeading___Toc7254_105942039" text:style-name="Index_20_Link" text:visited-style-name="Index_20_Link">Prolog – Einführung Moderatorin und Kommentarspalte<text:tab/>4</text:a></text:p>
          <text:p text:style-name="P48"><text:a xlink:type="simple" xlink:href="#__RefHeading___Toc7212_105942039" text:style-name="Index_20_Link" text:visited-style-name="Index_20_Link">Szene 1 – Ein WG-Casting<text:tab/>6</text:a></text:p>
          <text:p text:style-name="P48"><text:a xlink:type="simple" xlink:href="#__RefHeading___Toc7214_105942039" text:style-name="Index_20_Link" text:visited-style-name="Index_20_Link">Intermission: Szene 1<text:tab/>8</text:a></text:p>
          <text:p text:style-name="P48"><text:a xlink:type="simple" xlink:href="#__RefHeading___Toc7216_105942039" text:style-name="Index_20_Link" text:visited-style-name="Index_20_Link">Szene 2 – Ein Netflix­-Abend mit romantischen Komödien<text:tab/>10</text:a></text:p>
          <text:p text:style-name="P48"><text:a xlink:type="simple" xlink:href="#__RefHeading___Toc7218_105942039" text:style-name="Index_20_Link" text:visited-style-name="Index_20_Link">Intermission: Szene 2<text:tab/>12</text:a></text:p>
          <text:p text:style-name="P48"><text:a xlink:type="simple" xlink:href="#__RefHeading___Toc7220_105942039" text:style-name="Index_20_Link" text:visited-style-name="Index_20_Link">Pre-Monolog: Szene 3<text:tab/>15</text:a></text:p>
          <text:p text:style-name="P48"><text:a xlink:type="simple" xlink:href="#__RefHeading___Toc7222_105942039" text:style-name="Index_20_Link" text:visited-style-name="Index_20_Link">Szene 3 – Eine Theaterprobe mit einem heimlichen Zuschauer<text:tab/>15</text:a></text:p>
          <text:p text:style-name="P48"><text:a xlink:type="simple" xlink:href="#__RefHeading___Toc7224_105942039" text:style-name="Index_20_Link" text:visited-style-name="Index_20_Link">Intermission: Szene 3<text:tab/>18</text:a></text:p>
          <text:p text:style-name="P48"><text:a xlink:type="simple" xlink:href="#__RefHeading___Toc7226_105942039" text:style-name="Index_20_Link" text:visited-style-name="Index_20_Link">Szene 4 – Ein WG-Frühstück<text:tab/>19</text:a></text:p>
          <text:p text:style-name="P48"><text:a xlink:type="simple" xlink:href="#__RefHeading___Toc7228_105942039" text:style-name="Index_20_Link" text:visited-style-name="Index_20_Link">Intermission: Szene 4<text:tab/>20</text:a></text:p>
          <text:p text:style-name="P48"><text:a xlink:type="simple" xlink:href="#__RefHeading___Toc7230_105942039" text:style-name="Index_20_Link" text:visited-style-name="Index_20_Link">Szene 5 – Theaterprobe mit Hindernissen<text:tab/>22</text:a></text:p>
          <text:p text:style-name="P48"><text:a xlink:type="simple" xlink:href="#__RefHeading___Toc7232_105942039" text:style-name="Index_20_Link" text:visited-style-name="Index_20_Link">Intermission: Szene 5 – MOD und Kommentarspalte trennen die Verbindung<text:tab/>24</text:a></text:p>
          <text:p text:style-name="P48"><text:a xlink:type="simple" xlink:href="#__RefHeading___Toc7234_105942039" text:style-name="Index_20_Link" text:visited-style-name="Index_20_Link">Szene 6 – Frühstück: Der Schock! Verzweiflung! Offline als Chance<text:tab/>26</text:a></text:p>
          <text:p text:style-name="P48"><text:a xlink:type="simple" xlink:href="#__RefHeading___Toc7236_105942039" text:style-name="Index_20_Link" text:visited-style-name="Index_20_Link">Intermission: Szene 6<text:tab/>28</text:a></text:p>
          <text:p text:style-name="P48"><text:a xlink:type="simple" xlink:href="#__RefHeading___Toc7238_105942039" text:style-name="Index_20_Link" text:visited-style-name="Index_20_Link">Szene 7 – Die Avatare entdecken und feiern die neue Freiheit, finden sie aber schnell scheiße<text:tab/>30</text:a></text:p>
          <text:p text:style-name="P48"><text:a xlink:type="simple" xlink:href="#__RefHeading___Toc7240_105942039" text:style-name="Index_20_Link" text:visited-style-name="Index_20_Link">Szene 8 – Offline sein ist doch blöd! Die Menschen im Zuschauerraum sind überhaupt nicht frei.<text:tab/>32</text:a></text:p>
          <text:p text:style-name="P48"><text:a xlink:type="simple" xlink:href="#__RefHeading___Toc7242_105942039" text:style-name="Index_20_Link" text:visited-style-name="Index_20_Link">Intermission: Szene 8<text:tab/>33</text:a></text:p>
          <text:p text:style-name="P48"><text:a xlink:type="simple" xlink:href="#__RefHeading___Toc7244_105942039" text:style-name="Index_20_Link" text:visited-style-name="Index_20_Link">Szene 9 – Großes Finale – Aussprache – Wie wir leben wollen – Versöhnungssex<text:tab/>34</text:a></text:p>
          <text:p text:style-name="P48"><text:a xlink:type="simple" xlink:href="#__RefHeading___Toc7246_105942039" text:style-name="Index_20_Link" text:visited-style-name="Index_20_Link">Endspiel<text:tab/>35</text:a></text:p>
        </text:index-body>
      </text:table-of-content>
      <text:p text:style-name="Text_20_body"/>
      <text:h text:style-name="P53" text:outline-level="1"><text:bookmark-start text:name="__RefHeading___Toc7252_105942039"/>Figuren<text:bookmark-end text:name="__RefHeading___Toc7252_105942039"/></text:h>
      <text:list xml:id="list7434860535125023006" text:style-name="L1">
        <text:list-item>
          <text:p text:style-name="P60">Die Moderatorin</text:p>
        </text:list-item>
        <text:list-item>
          <text:p text:style-name="P62">Die <text:span text:style-name="T22">Kommentarspalte</text:span></text:p>
        </text:list-item>
        <text:list-item>
          <text:p text:style-name="P61">Zwei Ersatzmediatare</text:p>
        </text:list-item>
        <text:list-item>
          <text:p text:style-name="P61">Hänschen, ein Hipster aus Neukölln</text:p>
        </text:list-item>
        <text:list-item>
          <text:p text:style-name="P61">Avanna Frostjewel, Hänschens Mediatar</text:p>
        </text:list-item>
        <text:list-item>
          <text:p text:style-name="P61">Kim, ein Hipster aus Neukölln</text:p>
        </text:list-item>
        <text:list-item>
          <text:p text:style-name="P61">Buttercup Beamdancer, Kims Mediatar</text:p>
        </text:list-item>
        <text:list-item>
          <text:p text:style-name="P61">Robin, eine Künstlerin</text:p>
        </text:list-item>
        <text:list-item>
          <text:p text:style-name="P61">Praerie Snowsong, Robins Mediatar</text:p>
        </text:list-item>
      </text:list>
      <text:h text:style-name="P52" text:outline-level="1"><text:bookmark-start text:name="__RefHeading___Toc7254_105942039"/>Prolog – Einführung Moderatorin und Kommentarspalte<text:bookmark-end text:name="__RefHeading___Toc7254_105942039"/></text:h>
      <text:p text:style-name="P5">Die Bühne ist leer. Aus dem Off durch den Mittelgang stürmt Kommentarspalte (KS) auf die Bühne und schimpft laut Wort- und Satzfetzen vor sich hin, läuft dann vor der Bühne wütend und verwirrt im Kreis.</text:p>
      <text:p text:style-name="P22"/>
      <text:p text:style-name="P22"><text:span text:style-name="T9">KS</text:span>: Wir sind nicht rechts, nicht links, wir sind vorne!… Das will uns doch die Lügenpresse wieder was vormachen!… Die Bundesrepublik ist eine GmbH… Impfungen machen eure Kinder zu Autisten, die Pharmaindustrie verschweigt euch das nur… Diese politisch korrekten Linksversifften sind doch die echten Nazis… Hitler hat uns gewarnt… Merkel fördert doch nur eine Islamisierung – der Islam ist nicht Deutschland – bald laufen wir alle in Burkas rum… Scheißfeminazis…</text:p>
      <text:p text:style-name="P22"><text:span text:style-name="T9">Moderatorin</text:span><text:span text:style-name="T32"> </text:span><text:span text:style-name="T1">(MOD, aus dem Hintergrund, eilt ebenfalls nach vorne, verärgert)</text:span>: Kommentarspalte! Kommentarspalte!<text:span text:style-name="T32"> </text:span><text:span text:style-name="T1">(KS bleibt genervt stehen)</text:span> D/arf ich Sie erinnern: Es gibt in diesem Forum einen Code of Conduct, dem auch Sie zugestimmt haben.</text:p>
      <text:p text:style-name="P22"><text:span text:style-name="T9">KS</text:span><text:span text:style-name="T32"> </text:span><text:span text:style-name="T1">(genervt, sarkastisch)</text:span>: Ja, ich weiß, allheilige Moderatorin.</text:p>
      <text:p text:style-name="P22"><text:span text:style-name="T9">MOD</text:span>: Es gibt hier Regeln. In meiner Bio habe ich alle wichtigsten Posts dazu verlinkt. Sie dürfen sie gerne nachlesen. Wenn Sie in diesem Forum bleiben möchten, müssen Sie die Regeln einhalten.</text:p>
      <text:p text:style-name="P22"><text:span text:style-name="T9">KS</text:span><text:span text:style-name="T10">: </text:span>Orrrrr, ich kenne die Regeln. Du musst sie jetzt nicht nochmal wiederholen.</text:p>
      <text:p text:style-name="P22"><text:span text:style-name="T9">MOD</text:span><text:span text:style-name="T30">: </text:span>Haben Sie denn schon Ihre Übungen gemacht?</text:p>
      <text:p text:style-name="P22"><text:span text:style-name="T9">KS</text:span><text:span text:style-name="T1"> (wie ein eingeschnapptes Kind)</text:span>: Nein.</text:p>
      <text:p text:style-name="P22"><text:span text:style-name="T9">MOD</text:span>: Wollen Sie diese vielleicht jetzt machen? Danach können wir zur Belohnung auch noch ein Spiel spielen!</text:p>
      <text:p text:style-name="P22"><text:span text:style-name="T9">KS</text:span><text:span text:style-name="T1"> (immer noch eingeschnappt)</text:span>: Ok.</text:p>
      <text:p text:style-name="P22"><text:span text:style-name="T9">MOD</text:span>: Dann los… 3, 2, 1: Go!</text:p>
      <text:p text:style-name="P5"><text:span text:style-name="T38">MOD beginnt die Namen </text:span>verschiedene Mucki- und Kraftübungen wie Squats, Lunges etc. <text:span text:style-name="T38">zu rufen</text:span>, <text:span text:style-name="T38">KS führt diese aus und</text:span> schnauft dabei sehr laut, sinkt danach kraftlos in sich zusammen.</text:p>
      <text:p text:style-name="P22"><text:span text:style-name="T9">MOD</text:span>: Sehr gut, brave Kommentarspalte. Haben Sie jetzt Lust auf ein Spiel?</text:p>
      <text:p text:style-name="P22"><text:span text:style-name="T9">KS</text:span>: Klar, immer. Lässte eine Feministin etwas posten und ich darf dann in 17 Tweets erklären, wieso sie nur mal ordentlich durchgenudelt werden muss?</text:p>
      <text:p text:style-name="P22"><text:span text:style-name="T9">MOD</text:span><text:span text:style-name="T32"> </text:span><text:span text:style-name="T1">(empört)</text:span>: Neeeeein, natürlich nicht!</text:p>
      <text:p text:style-name="P22"><text:span text:style-name="T9">KS</text:span>: Ich schaff's auch in 8 Tweets.</text:p>
      <text:p text:style-name="P22"><text:span text:style-name="T9">MOD</text:span><text:span text:style-name="T32"> </text:span><text:span text:style-name="T1">(empörter)</text:span>: NEIN. Wie wäre es mit einer Wette? Ich wette mit Ihnen, dass Sie keine 20 Liegestütze an dem Tisch <text:span text:style-name="T1">(zeigt auf den Tisch der WG)</text:span> schaffen.</text:p>
      <text:p text:style-name="P22"><text:span text:style-name="T9">KS</text:span>: Pffff, 20?! Ich schaff 30, locker!</text:p>
      <text:p text:style-name="P22"><text:span text:style-name="T9">MOD</text:span><text:span text:style-name="T32"> </text:span><text:span text:style-name="T1">(leicht amüsiert)</text:span>: Gut, dann: Top, die Wette gilt.</text:p>
      <text:p text:style-name="P5">KS <text:span text:style-name="T38">beginnt Liegestütze zu machen</text:span>, murmelt dabei »Diese Muskeln sind aus Stahl! Hmpf, Power, yeah, Maskulinität, yeah!« usw. KS bricht schließlich zusammen, auf den Boden, mit dem Gesicht zum Publikum.</text:p>
      <text:p text:style-name="P22"><text:span text:style-name="T9">KS:</text:span> Ich will doch auch nur geliebt werden!</text:p>
      <text:p text:style-name="P5">KS liegend auf dem Boden, mit dem Gesicht zum Publikum, sieht das Publikum zum ersten Mal richtig</text:p>
      <text:p text:style-name="P22"><text:span text:style-name="T9">KS</text:span><text:span text:style-name="T7"> </text:span><text:span text:style-name="T1">(leicht verängstigt)</text:span>: Moderatorin, ich glaube, wir sind heute nicht allein.</text:p>
      <text:p text:style-name="P22"><text:span text:style-name="T9">MOD</text:span><text:span text:style-name="T32"> </text:span><text:span text:style-name="T1">(lacht sich ein bisschen ins Fäustchen)</text:span>: Nein, das sind wir nicht. Diese entzückenden Menschen wollen unsere Show sehen.</text:p>
      <text:p text:style-name="P22"><text:span text:style-name="T9">KS</text:span>: Sind die echt? Wieso hast Du mir nichts davon erzählt? Was soll der Dreck?</text:p>
      <text:p text:style-name="P22"><text:soft-page-break/><text:span text:style-name="T9">MOD</text:span>: Bitte entschuldigen Sie meine Kollegin, sie ist manchmal etwas schroff. Wir möchten Ihnen heute eine allumfassende, glamouröse Show bieten. Bitte stellen Sie ihre Mediatare an, damit Sie das Programm ungestört genießen können!</text:p>
      <text:p text:style-name="P5">MOD und KS warten, niemand im Publikum macht etwas.</text:p>
      <text:p text:style-name="P22"><text:span text:style-name="T9">KS</text:span>: Ihr habt sie gehört!</text:p>
      <text:p text:style-name="P22"><text:span text:style-name="T9">MOD</text:span><text:span text:style-name="T30">: </text:span>Bitte schalten Sie Ihre Mediatare jetzt an!</text:p>
      <text:p text:style-name="P22"><text:span text:style-name="T9">KS</text:span>: Wieso machen die denn nichts?</text:p>
      <text:p text:style-name="P22"><text:span text:style-name="T9">MOD</text:span><text:span text:style-name="T30">: </text:span>Ich glaube, sie haben keine Mediatare.</text:p>
      <text:p text:style-name="P22"><text:span text:style-name="T9">KS</text:span><text:span text:style-name="T1"> (hat eine Idee, kichernd)</text:span>: Weiste was?</text:p>
      <text:p text:style-name="P22"><text:span text:style-name="T9">MOD</text:span><text:span text:style-name="T1"> (ebenfalls kichernd)</text:span>: Können Sie die Ersatz-Mediatare holen?</text:p>
      <text:p text:style-name="P5">KS ab und kommt mit den zwei Mediataren fürs Publikum wieder auf die Bühne</text:p>
      <text:p text:style-name="P22"><text:span text:style-name="T9">KS</text:span>: Das sind unsere zwei Ersatzmodelle. Sie sind leider schon etwas eingerostet, aber für ein Theaterpublikum dürfte es reichen.</text:p>
      <text:p text:style-name="P22"><text:span text:style-name="T9">MOD</text:span>: Wir stellen Ihnen diese heute zur Verfügung! Ihre Mediatare, die die für Sie facebooken, instagrammen, twittern, Blogposts schreiben …</text:p>
      <text:p text:style-name="P22"><text:span text:style-name="T9">KS</text:span>: … und die für Sie auf 4Chan Menschen beleidigen! Das heißt, Ihr können jetzt alle Ihre Devices ausschalten, Eure Mediatare werden die lästige Social Media-Arbeit für Euch erledigen!</text:p>
      <text:p text:style-name="P22"><text:span text:style-name="T9">MOD</text:span>: Und damit Sie verstehen, wie Mediatare praktisch angewendet werden, erzählen wir Ihnen heute eine kleine Geschichte.</text:p>
      <text:p text:style-name="P22"><text:span text:style-name="T9">KS</text:span>: Orrrrrr!<text:span text:style-name="T32"> </text:span><text:span text:style-name="T1">(ab)</text:span></text:p>
      <text:p text:style-name="P42"><text:span text:style-name="T9">MOD</text:span>: Eine kleine Geschichte über die alles einnehmende Liebe, prickelnde Lust und mit folgenreichen Verwechslungen! Bühne frei!</text:p>
      <text:h text:style-name="P51" text:outline-level="1"><text:bookmark-start text:name="__RefHeading___Toc7212_105942039"/><text:bookmark text:name="_5opweuzecirz"/>Szene 1 – Ein WG-Casting<text:bookmark-end text:name="__RefHeading___Toc7212_105942039"/></text:h>
      <text:p text:style-name="P3">Hänschen und Kim räumen in der Wohnung. An der Wand hängt ein Hipster Hitler Poster. Die Mediatare idlen rum: Wenn sie ein Foto von sich selber machen, erscheint auf der Projektion das Bild des echten Menschen in der gleichen Pose. Wenn ein Profil/Post projiziert wird, beschäftigen sich die Mediatare damit und schauen auf die Leinwand.</text:p>
      <text:p text:style-name="P2"/>
      <text:p text:style-name="P3">Hänschen sitzt bereits auf der Bühne, Kim stürmt ins Wohnzimmer, einen Stuhl tragend.</text:p>
      <text:p text:style-name="P2"/>
      <text:p text:style-name="P2"><text:span text:style-name="T9">Kim</text:span>: Orrrrrr, wieso hast du die damals eigentlich gekauft? Die Stühle sind sowas von unbequem.</text:p>
      <text:p text:style-name="P2"><text:span text:style-name="T9">Hänschen</text:span>: Es ist eben nicht Ikea. Das sind Klassiker. Die neue Sachlichkeit. Also, die alte. Also: Retro-Sachlichkeit.</text:p>
      <text:p text:style-name="P2"><text:span text:style-name="T9">Kim</text:span><text:span text:style-name="T32"> </text:span><text:span text:style-name="T1">(stellt den Stuhl hin, setzt sich drauf)</text:span>: Bei mir und meinem Hintern gilt immer noch »Form follows function«.</text:p>
      <text:p text:style-name="P2"><text:span text:style-name="T9">Hänschen</text:span>: Mir geht es ja auch eher um die Idee eines Stuhls. Die Essenz eines Stuhls. </text:p>
      <text:p text:style-name="P3">Avanna fotografiert den Stuhl und lädt ihn auf Instagram mit einem fancy Retro-Filter.</text:p>
      <text:p text:style-name="P23"><text:span text:style-name="T9">Kim</text:span><text:span text:style-name="T32"> </text:span><text:span text:style-name="T1">(steht auf)</text:span>: Die Bewerberin für unser Zimmer müsste jeden Moment auftauchen. Wir müssen offen und liebenswürdig wirken.</text:p>
      <text:p text:style-name="P11">Kim schaut sich, während sie das sagt, kritisch um, und nimmt das Hipster Hitler Poster ab.</text:p>
      <text:p text:style-name="P2"><text:span text:style-name="T9">Hänschen</text:span>: Aber das ist doch ironisch. </text:p>
      <text:p text:style-name="P3">Avanna macht ein Vine 6 Sekunden Video: Air-Anführungszeichen</text:p>
      <text:p text:style-name="P2"><text:span text:style-name="T9">Kim</text:span>: Ich kann über deine Ironie nicht mehr lachen.</text:p>
      <text:p text:style-name="P2"><text:span text:style-name="T9">Hänschen</text:span>: Wir fanden uns auch mal unironisch gut.</text:p>
      <text:p text:style-name="P3">Verkniffener Blick von Kim. Einblendung <text:span text:style-name="T31">Facebook</text:span>-Post: »Vor vier Jahren hast du das gepostet<text:span text:style-name="T32"> </text:span>(ein Bild von den beiden im Urlaub, frisch verliebt). Willst du diese Erinnerung teilen?«</text:p>
      <text:p text:style-name="P2"/>
      <text:p text:style-name="P3">Klingeln an der Tür. Die Mediatare schauen auf.</text:p>
      <text:p text:style-name="P3">Kim öffnet die Tür (seitlich).</text:p>
      <text:p text:style-name="P3">Beide starren sich an, sind gebannt von der Erscheinung der anderen und kriegen kein Wort raus (ca. 3 sec oder so). Dann fangen sie aufgeregt an, gleichzeitig zu sprechen. Auch die beiden Mediatare schauen sich entzückt an und mustern sich gegenseitig (kichern?)</text:p>
      <text:p text:style-name="P2"/>
      <text:p text:style-name="Standard"><text:span text:style-name="T29">Kim</text:span><text:span text:style-name="T32"> </text:span><text:span text:style-name="T2">(gleichzeitig mit Robin)</text:span>:<text:span text:style-name="T23"> Hallo, du musst Robin sein. Wir haben dich schon erwartet!</text:span></text:p>
      <text:p text:style-name="P2"><text:span text:style-name="T9">Robin</text:span><text:span text:style-name="T32"> </text:span><text:span text:style-name="T1">(gleichzeitig mit Kim)</text:span>: Hallo, ich bin Robin. Bin ich hier richtig für die Zimmerbesichtigung?</text:p>
      <text:p text:style-name="P3">nachdem sie die Awkwardness und Gleichzeitigkeit bemerken, leichtes Kichern</text:p>
      <text:p text:style-name="P2"><text:span text:style-name="T9">Hänschen</text:span>: Ja, das bist du. Hänschen. So nenne ich mich.</text:p>
      <text:p text:style-name="P2"><text:span text:style-name="T9">Kim</text:span>: Kim. Willkommen in unserem Home. </text:p>
      <text:p text:style-name="P2"><text:span text:style-name="T9">Robin</text:span>: Oh, danke. Ja, ihr habt wirklich Geschmack. Ähm, ich konnte aus eurer Anzeige aber nicht so richtig erschließen – ich möchte da jetzt auch nicht unhöflich sein – aber: Seid ihr ein Paar?</text:p>
      <text:p text:style-name="P3">OkCupid-Profil »heteroflexible / seeing someone« wird eingeblendet.</text:p>
      <text:p text:style-name="Standard"><text:span text:style-name="T29">Hänschen und Kim</text:span><text:span text:style-name="T32"> </text:span><text:span text:style-name="T2">(gleichzeitig)</text:span><text:span text:style-name="T23">: Najaaa </text:span><text:span text:style-name="T28">(Hänschen)</text:span><text:span text:style-name="T23"> - Najaaaaaaaaaaa </text:span><text:span text:style-name="T28">(Kim)</text:span></text:p>
      <text:p text:style-name="P2"><text:span text:style-name="T9">Hänschen</text:span><text:span text:style-name="T32"> </text:span><text:span text:style-name="T1">(druckst herum)</text:span>: Also, wir verhandeln unser Beziehungskonzept immer wieder neu.</text:p>
      <text:p text:style-name="P2"><text:span text:style-name="T9">Kim</text:span>: Also, JA, sind wir.</text:p>
      <text:p text:style-name="P2"><text:span text:style-name="T9">Robin</text:span>:<text:span text:style-name="T30"> </text:span>Oh, ok. Macht ihr das zum ersten Mal, dass ihr euch jemanden von außen mitreinholt?</text:p>
      <text:p text:style-name="P2"><text:span text:style-name="T9">Kim</text:span><text:span text:style-name="T32"> </text:span><text:span text:style-name="T1">(Kim flirtet Robin an)</text:span>:<text:span text:style-name="T30"> </text:span>Sagen wir es so: Wir sind nicht nur räumlich gesehen offen für neue Menschen.</text:p>
      <text:p text:style-name="P3">Robin und Kim lächeln sich leicht verschmitzt an, Hänschen ist das etwas unangenehm, unterbricht die Awkwardness.</text:p>
      <text:p text:style-name="P2"><text:soft-page-break/><text:span text:style-name="T9">Hänschen</text:span><text:span text:style-name="T30">: </text:span>Ja, also wir zeigen dir dann jetzt mal das Zimmer. Dafür bist du ja hier. <text:span text:style-name="T1">(setzt sich aufs Sofa und lässt Kim die Zimmerbesichtigung machen.)</text:span></text:p>
      <text:p text:style-name="P2"><text:span text:style-name="T9">Kim</text:span><text:span text:style-name="T32"> </text:span><text:span text:style-name="T1">(giftig flüsternd zu Hänschen)</text:span><text:span text:style-name="T34">: </text:span>Beziehungskonzept, ha!</text:p>
      <text:p text:style-name="P3">Kim und Robin ab</text:p>
      <text:p text:style-name="P2"><text:span text:style-name="T9">Kim</text:span><text:span text:style-name="T36"> </text:span><text:span text:style-name="T1">(aus dem Off)</text:span>: Ich weiß, es ist ein bisschen klein.</text:p>
      <text:p text:style-name="P2"><text:span text:style-name="T9">Robin</text:span><text:span text:style-name="T32"> </text:span><text:span text:style-name="T1">(ebenfalls aus dem Off, mit Kim flirtend)</text:span>: Ach, ich bin ja kompakt. Gefällt mir wirklich sehr gut, das Zimmer.</text:p>
      <text:p text:style-name="P2"><text:span text:style-name="T9">Kim</text:span><text:span text:style-name="T30"> </text:span><text:span text:style-name="T1">(flirtet zurück):</text:span> Da passt auch ein 1,60m-Bett in die Ecke rein. Oder auch ein kleineres. Ich weiß ja nicht, was du so brauchst. Also als Bett.</text:p>
      <text:p text:style-name="P2"><text:span text:style-name="T9">Robin:</text:span> Ach, ich bin da offen.</text:p>
      <text:p text:style-name="P2"><text:span text:style-name="T9">Hänschen</text:span> <text:span text:style-name="T1">(ist das ganze Geflirte unangenehm, will die beiden wieder aus dem Zimmer rauslocken)</text:span>: Und ja, das Wohnzimmer hier, das gehört uns allen. Setz dich doch.</text:p>
      <text:p text:style-name="P3">Buttercup sucht das Kissen und gibt es Kim.</text:p>
      <text:p text:style-name="P2"><text:span text:style-name="T9">Kim:</text:span> Du wirst ein Kissen brauchen. <text:span text:style-name="T1">(Bringt ihr ein Kissen)</text:span></text:p>
      <text:p text:style-name="P2"><text:span text:style-name="T9">Hänschen:</text:span> Und, was machst du so? Beruflich?</text:p>
      <text:p text:style-name="P2"><text:span text:style-name="T9">Robin:</text:span> Ich bin Künstlerin. Ich mache sehr viel mit Naturmaterialien. Ich habe da gerade so ein Projekt mit Baumrinde. Da steckt ja auch so viel drin, da liegt schon im Material ganz viel Symbolik und Überbau.</text:p>
      <text:p text:style-name="P2"><text:span text:style-name="T9">Hänschen</text:span>: Geistiger Überbau. Ja, sehr wichtig. Ach, das meinst du bestimmt sehr sachlich.</text:p>
      <text:p text:style-name="Text_20_body"><text:span text:style-name="T29">Robin</text:span><text:span text:style-name="T32"> </text:span><text:span text:style-name="T2">(beginnt mit Hänschen zu flirten)</text:span>: <text:span text:style-name="T23">Sachlich seh ich das eher nicht. Eher ganz konkret, dann ergibt sich alles wie von selbst. Die Natur führt uns zum Überbau. Intellektuell. </text:span></text:p>
      <text:p text:style-name="Text_20_body"><text:span text:style-name="T29">Hänschen</text:span><text:span text:style-name="T32"> </text:span><text:span text:style-name="T2">(starrt sie verzaubert an, bemerkt dann leicht peinlich berührt sein Schweigen)</text:span><text:span text:style-name="T23">: Ja, ja, intellektuell. Da bin ich ganz bei dir.</text:span></text:p>
      <text:p text:style-name="P2"><text:span text:style-name="T9">Robin</text:span>: Aber das Projekt ist jetzt auch so gut wie abgeschlossen. Ich finde es gut, wenn man sich auch wieder von einem Thema lösen kann. Tabula rasa machen.</text:p>
      <text:p text:style-name="Text_20_body"><text:span text:style-name="T29">Hänschen</text:span><text:span text:style-name="T32"> </text:span><text:span text:style-name="T2">(starrt sie noch einmal fasziniert und verzaubert an, wirft, nachdem er das bemerkt, dann wieder ein)</text:span><text:span text:style-name="T23">:</text:span><text:span text:style-name="T29"> </text:span><text:span text:style-name="T23">Ja, tabula rasa, ganz wichtig.</text:span></text:p>
      <text:p text:style-name="P2"><text:span text:style-name="T9">Robin</text:span>: Und keine Angst, ich lass keine Moose und Rinden hier rumliegen.</text:p>
      <text:p text:style-name="P2"><text:span text:style-name="T9">Hänschen</text:span><text:span text:style-name="T32"> </text:span><text:span text:style-name="T1">(sich sammelnd)</text:span>: Und mit dem Geld geht es auch bei dir klar?</text:p>
      <text:p text:style-name="P2"><text:span text:style-name="T9">Robin</text:span><text:span text:style-name="T35"> </text:span><text:span text:style-name="T1">(sexuell betonend)</text:span>: Es ist jetzt nicht so, dass ich nur mit Moosen und Farnen spiele.</text:p>
      <text:p text:style-name="P3">Einblendung von Robins Dribble-Profil (oder anderes Künstler-Netzwerk)</text:p>
      <text:p text:style-name="P3">Längerer Augenkontakt zwischen Hänschen und Robin. Dann blickt Robin zu Kim.</text:p>
      <text:p text:style-name="P2"><text:span text:style-name="T9">Kim</text:span>: Also ich sprech für uns beide. Du kannst hier gern einziehen.</text:p>
      <text:p text:style-name="P2"><text:span text:style-name="T9">Hänschen</text:span>: Also, ich spreche auch für uns beide, du kannst hier wirklich gern einziehen.</text:p>
      <text:p text:style-name="P2"><text:span text:style-name="T9">Robin</text:span><text:span text:style-name="T32"> </text:span><text:span text:style-name="T1">(mit beiden flirtend)</text:span>: Toll. Ihr seid ja so unkompliziert. </text:p>
      <text:p text:style-name="P2"><text:span text:style-name="T9">Kim</text:span>: Wann würdest du denn <text:span text:style-name="T1">(kleine Pause)</text:span> kommen?</text:p>
      <text:p text:style-name="P2"><text:span text:style-name="T9">Robin</text:span>: Ich hole meine Koffer und würde heute Abend auf der Matte <text:span text:style-name="T1">(kleine Pause) </text:span>stehen. </text:p>
      <text:p text:style-name="P2"><text:span text:style-name="T9">Hänschen</text:span><text:span text:style-name="T32"> </text:span><text:span text:style-name="T1">(übereifrig)</text:span>: Hier sind unsere Schlüssel.</text:p>
      <text:p text:style-name="P3">Robin nimmt die Schlüssel, die Hände berühren sich kurz - der Moment friert kurz ein.</text:p>
      <text:p text:style-name="P2"/>
      <text:p text:style-name="P3">Mediatare stehen in der gleichen Abschiedskonstellation da, machen jeder ein 3er-Selfie der Verabschiedung, zu sehen auf der Leinwand sind die Selfies jedoch mit den echten Menschen auf den Fotos mit gleichen Posen.</text:p>
      <text:p text:style-name="P2"/>
      <text:p text:style-name="P2"><text:span text:style-name="T9">Robin</text:span>: Ich freu mich sehr. Bis später.</text:p>
      <text:p text:style-name="P2"/>
      <text:p text:style-name="P3">Robin und Prairie Snowsong ab.</text:p>
      <text:p text:style-name="P3">3 Twitterposts von jeder Person zu dem neuen Mitbewohner / WG-Einzug</text:p>
      <text:p text:style-name="P3">Kim und Hänschen sowie Avanna und Buttercup schauen ihr verträumt hinterher. Black.</text:p>
      <text:h text:style-name="P49" text:outline-level="1"><text:bookmark-start text:name="__RefHeading___Toc7214_105942039"/><text:bookmark text:name="_etrsene8bj6j"/><text:soft-page-break/>Intermission: Szene 1<text:bookmark-end text:name="__RefHeading___Toc7214_105942039"/></text:h>
      <text:p text:style-name="P12"><text:span text:style-name="T9">MOD</text:span>: Ich muss ja schon sagen: Manchmal macht Liebe ein bisschen blind …</text:p>
      <text:p text:style-name="P12"><text:span text:style-name="T9">KS</text:span>: Schön wär’s!</text:p>
      <text:p text:style-name="P12"><text:span text:style-name="T9">MOD</text:span>: Wieso?</text:p>
      <text:p text:style-name="P12"><text:span text:style-name="T9">KS</text:span>: Na, wenn ich an meinen Alten denk.</text:p>
      <text:h text:style-name="P57" text:outline-level="2"><text:bookmark text:name="_crqrjif1kfh"/>Lied 1: Liebe macht blind</text:h>
      <text:p text:style-name="P12"><text:bookmark text:name="_gjdgxs"/><text:span text:style-name="T9">MOD</text:span><text:span text:style-name="T32"> </text:span><text:span text:style-name="T1">(gerappt)</text:span></text:p>
      <text:p text:style-name="P15">Ach Sie, Muffelkopf! Was Sie wieder meckern!</text:p>
      <text:p text:style-name="P15">Ist doch schön, wenn in der Ehe sich die Jahre hinkleckern </text:p>
      <text:p text:style-name="P15">Wenn man sich kennt, wenn man sich gern hat</text:p>
      <text:p text:style-name="P15">Dann hat man's warm, dann ist man satt!</text:p>
      <text:p text:style-name="P12"/>
      <text:p text:style-name="P15">Schluss mit dem ewigen Daten und Suchen</text:p>
      <text:p text:style-name="P15">Schluss mit dem Tripper und Arzttermin buchen</text:p>
      <text:p text:style-name="P15">Schluss mit dem Swipen und Liken und co </text:p>
      <text:p text:style-name="P15">Schluss mit OKCupid… Elitepartner sowieso</text:p>
      <text:p text:style-name="P12"/>
      <text:p text:style-name="P12">Dann hat man ewig ein Stück vom Kuchen</text:p>
      <text:p text:style-name="P12">Kann Deutschlands schönste Bahnstrecken buchen </text:p>
      <text:p text:style-name="P12">Hat Kinder Hunde Katzen und so</text:p>
      <text:p text:style-name="P15">Ein Eigenheim und ne Zukunft sowieso </text:p>
      <text:p text:style-name="P12"/>
      <text:p text:style-name="P15">Dann ist es Liebe, dann ist es Treue </text:p>
      <text:p text:style-name="P15">Kein Kondom und sowieso keine Reue</text:p>
      <text:p text:style-name="P15">Dann sind die anderen nur noch Schatten </text:p>
      <text:p text:style-name="P15">Alle Frauen, Männer, Geschlechter nur noch Sachen</text:p>
      <text:p text:style-name="P12"/>
      <text:p text:style-name="P15">Die es halt geben muss</text:p>
      <text:p text:style-name="P15">Aber den großen Liebesgenuss</text:p>
      <text:p text:style-name="P15">Gibt es zu Hause, wo man sich aufhält</text:p>
      <text:p text:style-name="P15">Wo man sagt: Schatz, mach den Schnaps auf!</text:p>
      <text:p text:style-name="P12"/>
      <text:p text:style-name="P12"><text:span text:style-name="T11">KS</text:span><text:span text:style-name="T12">: Liebe macht blind</text:span></text:p>
      <text:p text:style-name="P15">Oh alles, was ich an dir nervig find… </text:p>
      <text:p text:style-name="P12"><text:span text:style-name="T11">MOD</text:span><text:span text:style-name="T12">: …Find ich eigentlich gut</text:span></text:p>
      <text:p text:style-name="P15"><text:span text:style-name="T39">E</text:span>s entfacht in mir die Glut</text:p>
      <text:p text:style-name="P12"/>
      <text:p text:style-name="P12"><text:span text:style-name="T37">KS</text:span><text:span text:style-name="T32"> </text:span><text:span text:style-name="T1">(gerappt)</text:span></text:p>
      <text:p text:style-name="P15">Ach Sie, Lügenpresse! Was Sie wieder lügen!</text:p>
      <text:p text:style-name="P15">Die Ehe ist nun wirklich kein Vergnügen</text:p>
      <text:p text:style-name="P15">Wenn man sich kennt, wenn man sich satt hat</text:p>
      <text:p text:style-name="P15">Hat man das Leben ins- und gesamt satt</text:p>
      <text:p text:style-name="P12"/>
      <text:p text:style-name="P15">Schluss mit dem Daten und dem Versuchen!</text:p>
      <text:p text:style-name="P15">Schluss mit den strengen Schwesternbesuchen!</text:p>
      <text:p text:style-name="P15">Schluss mit dem Swipen und Liken und so</text:p>
      <text:p text:style-name="P15">Schluss mit Elitepartner sowieso!</text:p>
      <text:p text:style-name="P12"/>
      <text:p text:style-name="P15">Dann frisst man ewig den gleichen Kuchen</text:p>
      <text:p text:style-name="P15">Dann muss man immer Kinderabteil buchen</text:p>
      <text:p text:style-name="P15">Dann hat man Katzen und ein Katzenklo</text:p>
      <text:p text:style-name="P15">Kredit bis in alle Zukunft sowieso</text:p>
      <text:p text:style-name="P12"/>
      <text:p text:style-name="P15">Das war's mit der Liebe, hallo Treue,</text:p>
      <text:p text:style-name="P15"><text:soft-page-break/>Ohne Kondom kleben Bettlaken, ich bereue,</text:p>
      <text:p text:style-name="P15">dass ich nicht bei den anderen bin, diesen Schatten,</text:p>
      <text:p text:style-name="P12">die gerade jetzt sicher was Schöneres machen</text:p>
      <text:p text:style-name="P12"/>
      <text:p text:style-name="P12">Alles, was es auch immer geben muss</text:p>
      <text:p text:style-name="P12">Im Regen den leidenschaftlichen Kuss,</text:p>
      <text:p text:style-name="P12">Den alten, den neuen, den Liebesgenuss</text:p>
      <text:p text:style-name="P12">Wo man sagt: Schatz, mach den Schnaps auf!</text:p>
      <text:p text:style-name="P12"/>
      <text:p text:style-name="P12"><text:span text:style-name="T11">KS</text:span><text:span text:style-name="T12">: Liebe macht blind</text:span></text:p>
      <text:p text:style-name="P15">Oh alles, was ich an dir nervig find… </text:p>
      <text:p text:style-name="P12"><text:span text:style-name="T11">MOD</text:span><text:span text:style-name="T12">: …Find ich eigentlich gut</text:span></text:p>
      <text:p text:style-name="P15"><text:span text:style-name="T39">Es</text:span> entfacht in mir die Glut</text:p>
      <text:p text:style-name="P12"/>
      <text:p text:style-name="P4">(gesprochen)</text:p>
      <text:p text:style-name="P12"><text:span text:style-name="T9">MOD</text:span>: Aber manchmal kommt sie doch</text:p>
      <text:p text:style-name="P12"><text:span text:style-name="T9">KS</text:span>:<text:span text:style-name="T30"> </text:span>Oder er</text:p>
      <text:p text:style-name="P12"><text:span text:style-name="T9">MOD</text:span>:<text:span text:style-name="T30"> </text:span>Oder die ganze schöne Vielfalt …</text:p>
      <text:p text:style-name="P12"><text:span text:style-name="T9">KS</text:span>:<text:span text:style-name="T30"> </text:span>Dann macht Liebe wirklich blind!</text:p>
      <text:p text:style-name="P12"><text:span text:style-name="T9">MOD</text:span>:<text:span text:style-name="T30"> </text:span>Für die Einfalt!</text:p>
      <text:p text:style-name="P12"><text:span text:style-name="T9">KS</text:span>:<text:span text:style-name="T30"> </text:span>Des alltäglichen Lebens</text:p>
      <text:p text:style-name="P12"><text:span text:style-name="T9">MOD</text:span>:<text:span text:style-name="T30"> </text:span>Dann ist alles Herzschlag </text:p>
      <text:p text:style-name="P12"><text:span text:style-name="T9">KS</text:span>:<text:span text:style-name="T30"> </text:span>Und Spiel und ein Vortrag</text:p>
      <text:p text:style-name="P12"><text:span text:style-name="T9">MOD</text:span>:<text:span text:style-name="T30"> </text:span>Von allem, was man selbst gern wär</text:p>
      <text:p text:style-name="P12"><text:span text:style-name="T9">KS</text:span>:<text:span text:style-name="T30"> </text:span>Und der andere</text:p>
      <text:p text:style-name="P12"><text:span text:style-name="T9">MOD</text:span>:<text:span text:style-name="T30"> </text:span>Oder die andere</text:p>
      <text:p text:style-name="P12"><text:span text:style-name="T9">KS</text:span>:<text:span text:style-name="T30"> </text:span>Oder die ganze schöne Vielfalt </text:p>
      <text:p text:style-name="P12"><text:span text:style-name="T9">MOD</text:span>:<text:span text:style-name="T30"> </text:span>Tut dazu, was sie oder er oder ein ganzer Pronomenwald eben gerne wär</text:p>
      <text:p text:style-name="P12"/>
      <text:p text:style-name="P12"><text:span text:style-name="T9">KS</text:span>: Und dann macht Liebe so blind</text:p>
      <text:p text:style-name="P12">Für das, was wir sind…</text:p>
      <text:p text:style-name="P12"><text:span text:style-name="T9">MOD</text:span>: …was noch niemand war</text:p>
      <text:p text:style-name="P12">Und wir sind wieder in Gefahr</text:p>
      <text:p text:style-name="P12"/>
      <text:p text:style-name="P12"><text:span text:style-name="T11">KS</text:span><text:span text:style-name="T12">: Liebe macht blind</text:span></text:p>
      <text:p text:style-name="P15">Oh alles, was ich an dir nervig find… </text:p>
      <text:p text:style-name="P12"><text:span text:style-name="T11">MOD</text:span><text:span text:style-name="T12">: …Find ich eigentlich gut</text:span></text:p>
      <text:p text:style-name="P40"><text:span text:style-name="T39">Es</text:span> entfacht in mir die Glut</text:p>
      <text:h text:style-name="P51" text:outline-level="1"><text:bookmark-start text:name="__RefHeading___Toc7216_105942039"/><text:bookmark text:name="_7vbo69jllovd"/>Szene 2 – Ein Netflix-Abend mit romantischen Komödien<text:bookmark-end text:name="__RefHeading___Toc7216_105942039"/></text:h>
      <text:p text:style-name="P3">Kim und Hänschen sitzen auf der Couch im Wohnzimmer beim Fernsehen.</text:p>
      <text:p text:style-name="P2"/>
      <text:p text:style-name="P2"><text:span text:style-name="T9">Kim</text:span>: Wir können ja zusammen unsere Serie weiter schauen.</text:p>
      <text:p text:style-name="P2"><text:span text:style-name="T9">Hänschen</text:span>: House of Cards ist doch aber mehr so unser Ding.</text:p>
      <text:p text:style-name="P2"><text:span text:style-name="T9">Kim</text:span>: Ja, das macht doch nichts, wenn Robin mit einsteigt.</text:p>
      <text:p text:style-name="P2"><text:span text:style-name="T9">Hänschen</text:span>: Ich weiß nicht. Eine Serie ist schon Commitment. Das ist mir ein etwas zu großer Schritt beim jetzigen Status unserer Beziehung, das ist nochmal eine andere Ebene. </text:p>
      <text:p text:style-name="P2"/>
      <text:p text:style-name="P3">Robin kommt herein.</text:p>
      <text:p text:style-name="P2"><text:span text:style-name="T9">Robin</text:span>: Hui, das sieht ja gemütlich aus.</text:p>
      <text:p text:style-name="P2"><text:span text:style-name="T9">Hänschen</text:span>: Montag ist immer unser Netflix &amp; Chill-Abend. Magst du dich mit zu uns setzen?</text:p>
      <text:p text:style-name="P3">Buttercup projiziert die Urban Dictionary-Definition von Netflix &amp; Chill auf die Leinwand.</text:p>
      <text:p text:style-name="P2"><text:span text:style-name="T9">Robin</text:span><text:span text:style-name="T35"> </text:span><text:span text:style-name="T8">(</text:span><text:span text:style-name="T1">nur so halb ernsthaft abwinkend)</text:span>: Ach, ich will da ja gar nicht euer Ritual durcheinander bringen.</text:p>
      <text:p text:style-name="P2"><text:span text:style-name="T9">Kim und Hänschen</text:span><text:span text:style-name="T32"> </text:span><text:span text:style-name="T1">(durcheinander, auf sie einredend)</text:span>:<text:span text:style-name="T30"> </text:span>Ach, das macht uns gar nichts. Wir freuen uns total, wenn du mit dabei bist…</text:p>
      <text:p text:style-name="P2"><text:span text:style-name="T9">Hänschen</text:span>: Ich wäre ja eher für richtiges Theater. Die Royal Shakespeare Company gibt es <text:s/>im Livestream.</text:p>
      <text:p text:style-name="P2"><text:span text:style-name="T9">Kim</text:span>: Ok, ich will einen Film. Ihr einigt euch, ich mach was Leckeres, was auch dem Gaumen gut tut. <text:span text:style-name="T1">(Kim ab)</text:span></text:p>
      <text:p text:style-name="P2"><text:span text:style-name="T9">Hänschen</text:span><text:span text:style-name="T32"> </text:span><text:span text:style-name="T1">(winkt Robin zu sich hin)</text:span>: Hier, schau mal, es gibt Richard III mit Kenneth Branagh, Macbeth mit Fassbinder und Cotillard oder King Lear mit Laurence Olivier und Diana Rigg. Ein echter Klassiker. </text:p>
      <text:p text:style-name="P3">Avanna projiziert die durchlaufende Netflix-Auswahl.</text:p>
      <text:p text:style-name="P3">Robin rückt in der Zeit immer dichter an Hänschen</text:p>
      <text:p text:style-name="P2"><text:span text:style-name="T9">Robin</text:span><text:span text:style-name="T32"> </text:span><text:span text:style-name="T1">(haucht)</text:span>: Shakespeare in Love klingt doch gut. Ich kann ja Inspiration in allem finden.</text:p>
      <text:p text:style-name="P2"><text:span text:style-name="T9">Hänschen</text:span><text:span text:style-name="T32"> </text:span><text:span text:style-name="T1">(verzückt)</text:span>: Oder: Wie es euch gefällt.</text:p>
      <text:p text:style-name="P3">Hänschen schaut Robin an. Sie ziehen die Decke über den Kopf und machen rum. Währenddessen expressives Schattenspiel ihrer Mediatare.</text:p>
      <text:p text:style-name="P2"/>
      <text:p text:style-name="P2"><text:span text:style-name="T9">Kim</text:span><text:span text:style-name="T32"> </text:span><text:span text:style-name="T1">(ruft aus dem Off)</text:span>: Ich habe noch 3 IPA im Kühli gefunden.</text:p>
      <text:p text:style-name="P2"/>
      <text:p text:style-name="P3">Die beiden fühlen sich ertappt, ziehen die Decke wieder runter und sortieren sich schnell.</text:p>
      <text:p text:style-name="P3">Kim tritt auf mit Bier und Chips. Robin kehrt auf ihren vorherigen Platz zurück und Kim drängt sich zwischen die beiden.</text:p>
      <text:p text:style-name="P2"/>
      <text:p text:style-name="P2"><text:span text:style-name="T9">Hänschen</text:span>: Ähm, ähm, hervorragend. Zwei Dinge erfüllen mein Herz mit Freude: Shakespeare und Craft Beer.</text:p>
      <text:p text:style-name="P3">Mediatare fotografieren Bier. Untappd - Bier-App wird gezeigt (See what beers are trending) </text:p>
      <text:p text:style-name="P2"><text:span text:style-name="T9">Robin</text:span>: Wir haben uns für Shakespeare in Love entschieden.</text:p>
      <text:p text:style-name="P2"><text:span text:style-name="T9">Kim</text:span>: Oh, wie toll. So romantisch.</text:p>
      <text:p text:style-name="P3">Hänschen schaltet den Film ein. Die drei schauen sich den Vorspann an, kurze Pause, alle gucken konzentriert auf den Bildschirm. </text:p>
      <text:p text:style-name="P2"><text:span text:style-name="T9">Kim</text:span><text:span text:style-name="T32"> </text:span><text:span text:style-name="T2">(zu </text:span><text:span text:style-name="T1">Hänschen)</text:span>: Und das schaust du? Ist dir das nicht zu seicht?</text:p>
      <text:p text:style-name="P2"><text:soft-page-break/><text:span text:style-name="T9">Hänschen</text:span>: Mhm, joah, wenn man das mit einer ironischen Distanz guckt<text:span text:style-name="T32">. </text:span><text:span text:style-name="T1">(Kim reicht ihm das geöffnete Bier und rollt die Augen)</text:span></text:p>
      <text:p text:style-name="P2"><text:span text:style-name="T9">Hänschen</text:span>: Aaaaaah, Craft Beer. Gut gehopft. </text:p>
      <text:p text:style-name="P3">Avanna gibt eine Bewertung auf Untappd ein.</text:p>
      <text:p text:style-name="P2"><text:span text:style-name="T9">Kim</text:span>: Ja, ist halt bitter, nech.</text:p>
      <text:p text:style-name="P2"><text:span text:style-name="T9">Hänschen</text:span> <text:span text:style-name="T1">(zu Robin)</text:span>: Und die GUTEN Chips. Die haben wir von einer Fachmesse für Kartoffelprodukte.</text:p>
      <text:p text:style-name="P2"><text:span text:style-name="T9">Kim</text:span>: Ja, die MampfConf. Lecker.</text:p>
      <text:p text:style-name="P2"><text:span text:style-name="T9">Robin</text:span>: Ich liebe Kartoffelprodukte. Ich komme ja auch vom Lande. Ich kann Schafe scheren und Holz hacken <text:span text:style-name="T1">(schaut Kim tief in die Augen)</text:span>, noch mehr Holz hacken und vor allem <text:span text:style-name="T1">(Pause)</text:span> Kühe melken.</text:p>
      <text:p text:style-name="P2"><text:span text:style-name="T9">Kim</text:span><text:span text:style-name="T32"> </text:span><text:span text:style-name="T1">(schaut Robin tief an)</text:span>: Erzähl mir mehr davon. Hast du den Pulli selbst gemacht?</text:p>
      <text:p text:style-name="P2"><text:span text:style-name="T9">Robin</text:span>: Ja, ich habe das Schaf selbst geschoren, das Garn gesponnen und dann gestrickt. Fass doch mal an, wie flauschig das ist.</text:p>
      <text:p text:style-name="P2"><text:span text:style-name="T9">Hänschen</text:span><text:span text:style-name="T32"> </text:span><text:span text:style-name="T1">(gähnt)</text:span>: Der Film ist nichts für mich. Zu sehr Mainstream. Da weiß man ja sofort, dass die sich kriegen.</text:p>
      <text:p text:style-name="P2"><text:span text:style-name="T9">Kim</text:span>: Wie beim Porno.</text:p>
      <text:p text:style-name="P2"><text:span text:style-name="T9">Robin</text:span><text:span text:style-name="T32"> </text:span><text:span text:style-name="T1">(kichernd)</text:span>: Ja, da weiß man es direkt nach 5 Hauptsätzen.</text:p>
      <text:p text:style-name="P2"><text:span text:style-name="T9">Kim</text:span>: Aber nicht wohin.</text:p>
      <text:p text:style-name="P24"><text:span text:style-name="T9">Hänschen</text:span>: Ach diese Hollywood-Industrie bedient doch ausschließlich heteronormative Zweierkonstellationen. Das sind einfach bürgerliche Kategorien.</text:p>
      <text:p text:style-name="P7">Kim und Robin reagieren nicht.</text:p>
      <text:p text:style-name="P2"><text:span text:style-name="T10">Hänschen</text:span>: Ich finde ja, dass Zweierkonstellationen auch total überholt sind. Ich kenne viele Leute, die in stabilen Dreierbeziehungen leben und glücklich damit sind. Nicht wahr, Schatz?</text:p>
      <text:p text:style-name="P2"><text:span text:style-name="T9">Kim</text:span><text:span text:style-name="T32"> </text:span><text:span text:style-name="T1">(schaut weiter unbeeindruckt auf den Bildschirm, murmelt)</text:span>: Ja, ja.</text:p>
      <text:p text:style-name="P2"><text:span text:style-name="T9">Hänschen</text:span>: Da muss man auch mal den Mut haben, neue Pfade zu betreten. Das seht ihr doch auch so, oder? <text:span text:style-name="T1">(impliziert natürlich die ganze Zeit einen Dreier, die beiden reagieren jedoch nicht)</text:span></text:p>
      <text:p text:style-name="P2"><text:span text:style-name="T9">Hänschen</text:span>: Mir ist das wirklich nichts. Ich geh ins Bett. Es strengt mich an, mich auf dieses Niveau runterzudenken. <text:span text:style-name="T1">(frustriert zu Kim)</text:span> Kommst du dann nach?</text:p>
      <text:p text:style-name="P2"><text:span text:style-name="T9">Kim</text:span><text:span text:style-name="T32"> </text:span><text:span text:style-name="T1">(unaufmerksam)</text:span>: Ja klar, ich komm dann nach.</text:p>
      <text:p text:style-name="P2"><text:span text:style-name="T9">Hänschen</text:span><text:span text:style-name="T32"> </text:span><text:span text:style-name="T1">(beim Gehen)</text:span>: Tut nichts, was ich nicht auch machen würde.</text:p>
      <text:p text:style-name="P2"/>
      <text:p text:style-name="P3">Hänschen ab. </text:p>
      <text:p text:style-name="P3">Robin schmiegt sich langsam an Kim. Das, was sie jetzt sagen, ist in einem leicht verkuschelt-schläfrigen Tonfall.</text:p>
      <text:p text:style-name="P2"/>
      <text:p text:style-name="P2"><text:span text:style-name="T9">Kim</text:span>: Oh, Colin Firth. Der war so süß in The King’s Speech.</text:p>
      <text:p text:style-name="P2"><text:span text:style-name="T9">Robin</text:span>: Ich find in dem Film ja vor allem Gwyneth Paltrow so, ähm, beeindruckend.</text:p>
      <text:p text:style-name="P2"><text:span text:style-name="T9">Kim</text:span>: Ach, ja, ich weiß was du meinst. <text:span text:style-name="T1">(rücken näher aneinander)</text:span> </text:p>
      <text:p text:style-name="P2"><text:span text:style-name="T9">Robin</text:span>: Ach ich kann ja jetzt nicht einschlafen. Das erweckt ja gleich nen schlechten Eindruck.</text:p>
      <text:p text:style-name="P2"><text:span text:style-name="T9">Kim</text:span>: Ach du und schlechter Eindruck.</text:p>
      <text:p text:style-name="P3">Ziehen die Decke weiter über sich, unter der Decke werden Handbewegungen sichtbar</text:p>
      <text:p text:style-name="P2"><text:span text:style-name="T9">Kim</text:span><text:span text:style-name="T32"> </text:span><text:span text:style-name="T1">(offensichtlich aroused)</text:span>: Ich glaube, ich sollte dich mal ins Bett bringen.</text:p>
      <text:p text:style-name="P2"><text:span text:style-name="T9">Robin</text:span>: Warte, warte, ich hab doch grad erst… also, wird das nicht alles zu kompliziert? Können wir das noch handlen? Könnt ihr das noch handlen?</text:p>
      <text:p text:style-name="P2"><text:span text:style-name="T9">Kim</text:span>: Wenn ich untenrum etwas handlen kann, kann ich das auch früher oder später obenrum. Komm, Süße.</text:p>
      <text:p text:style-name="P2"><text:span text:style-name="T9">Robin</text:span> <text:span text:style-name="T1">(immer noch zögernd)</text:span>: Also… ich… orrrr, du weißt auch genau, was du tust, oder?</text:p>
      <text:p text:style-name="P2"><text:span text:style-name="T9">Kim</text:span> <text:span text:style-name="T1">(lasziv grinsend)</text:span>: Oh ja.</text:p>
      <text:p text:style-name="P3">Robin und Kim zusammen ab.</text:p>
      <text:h text:style-name="P49" text:outline-level="1"><text:bookmark-start text:name="__RefHeading___Toc7218_105942039"/><text:bookmark text:name="_pvrhkmkmimrj"/><text:soft-page-break/>Intermission: Szene 2<text:bookmark-end text:name="__RefHeading___Toc7218_105942039"/></text:h>
      <text:p text:style-name="P12"><text:span text:style-name="T9">KS</text:span>: Siehste, das kommt von diesem ganzen Polygedöns, von der Beziehungsanarchie, von Casual Sex, von Friends with Benefits, von Tinder!</text:p>
      <text:p text:style-name="P12"><text:span text:style-name="T9">MOD</text:span><text:span text:style-name="T35"> </text:span><text:span text:style-name="T8">(äfft sie nach)</text:span>: Sehen <text:span text:style-name="T33">SIE</text:span>, das kommt davon, mimimimi.</text:p>
      <text:p text:style-name="P12"><text:span text:style-name="T9">KS</text:span>: Es kann ja nicht jede wie Du sein. <text:span text:style-name="T2">(äfft MOD in einem gehoben-nasalen Tonfall nach)</text:span>. Wir müssen nur konstruktiv und gewaltfrei kommunizieren, unsere Körper teilen, uns selber lieben, um Liebe annehmen zu können.</text:p>
      <text:p text:style-name="P12"><text:span text:style-name="T9">MOD</text:span> (<text:span text:style-name="T1">unterbricht sie</text:span>): Erstens, für Sie immer noch »Sie« und zweitens, wissen Sie, wie Sie klingen?</text:p>
      <text:h text:style-name="P56" text:outline-level="2"><text:bookmark text:name="_52kt8m97wv3"/>Lied 2: Liebe, dumm und schön</text:h>
      <text:p text:style-name="P17">MOD</text:p>
      <text:p text:style-name="P12">Liebe dumm</text:p>
      <text:p text:style-name="P12">Richtig dumm</text:p>
      <text:p text:style-name="P12">Liebe wollen</text:p>
      <text:p text:style-name="P12">Nix kriegen</text:p>
      <text:p text:style-name="P12">Weinen </text:p>
      <text:p text:style-name="P12">Neuverlieben</text:p>
      <text:p text:style-name="P12"/>
      <text:p text:style-name="P17">KS</text:p>
      <text:p text:style-name="P12">Liebe schön</text:p>
      <text:p text:style-name="P12">So schön</text:p>
      <text:p text:style-name="P12">Liebe haben</text:p>
      <text:p text:style-name="P12">Schatzi sagen</text:p>
      <text:p text:style-name="P12">Bussi, bussi</text:p>
      <text:p text:style-name="P12">Ring antragen</text:p>
      <text:p text:style-name="P12"/>
      <text:p text:style-name="P17">Beide</text:p>
      <text:p text:style-name="P12">Liebe </text:p>
      <text:p text:style-name="P12">dumm und schön</text:p>
      <text:p text:style-name="P12">Liebe </text:p>
      <text:p text:style-name="P12">ein warmer Fön</text:p>
      <text:p text:style-name="P12">für das Herz </text:p>
      <text:p text:style-name="P12">Liebe </text:p>
      <text:p text:style-name="P12">schön und dumm</text:p>
      <text:p text:style-name="P12">Liebe </text:p>
      <text:p text:style-name="P12">ein Aquarium</text:p>
      <text:p text:style-name="P12">der Gefühle</text:p>
      <text:p text:style-name="P12">voller bunter Fische</text:p>
      <text:p text:style-name="P12">die sich vermischen</text:p>
      <text:p text:style-name="P12">voller Klappermuscheln</text:p>
      <text:p text:style-name="P12">die miteinander kuscheln</text:p>
      <text:p text:style-name="P12">voller Wasserschnecken</text:p>
      <text:p text:style-name="P12">die ihre Fühler recken</text:p>
      <text:p text:style-name="P12">sich mit ihnen necken</text:p>
      <text:p text:style-name="P12">du weißt schon, wie ich’s mein</text:p>
      <text:p text:style-name="P12">Schubiduh - aaaah - uuuahhuuuh</text:p>
      <text:p text:style-name="P12">Schwipp-Schwapp</text:p>
      <text:p text:style-name="P12">Schubiduh</text:p>
      <text:p text:style-name="P12">Schwipp-Schwapp</text:p>
      <text:p text:style-name="P34">MOD </text:p>
      <text:p text:style-name="P12">Liebe dumm</text:p>
      <text:p text:style-name="P12">richtig dumm</text:p>
      <text:p text:style-name="P12">Pärchen seien</text:p>
      <text:p text:style-name="P12">Alles verzeihen</text:p>
      <text:p text:style-name="P12">Verzeihen müssen</text:p>
      <text:p text:style-name="P12">Angst, die Angst</text:p>
      <text:p text:style-name="P12">Vorm Single sein</text:p>
      <text:p text:style-name="P12"/>
      <text:p text:style-name="P17">KS</text:p>
      <text:p text:style-name="P12">Liebe schön</text:p>
      <text:p text:style-name="P12">So schön</text:p>
      <text:p text:style-name="P12">Schöner kommen </text:p>
      <text:p text:style-name="P12">Orgasmuswonnen</text:p>
      <text:p text:style-name="P13">Stöhni,</text:p>
      <text:p text:style-name="P13">Könnt ich mich dran gewöhni</text:p>
      <text:p text:style-name="P12"/>
      <text:p text:style-name="P17">Beide</text:p>
      <text:p text:style-name="P12">Liebe </text:p>
      <text:p text:style-name="P12">dumm und schön</text:p>
      <text:p text:style-name="P12">Liebe </text:p>
      <text:p text:style-name="P12">ein warmer Fön</text:p>
      <text:p text:style-name="P12">für das Herz </text:p>
      <text:p text:style-name="P12">Liebe </text:p>
      <text:p text:style-name="P12">schön und dumm</text:p>
      <text:p text:style-name="P12">Liebe </text:p>
      <text:p text:style-name="P12">ein Aquarium</text:p>
      <text:p text:style-name="P12">der Gefühle</text:p>
      <text:p text:style-name="P12">Dumm nur wenn der Fön</text:p>
      <text:p text:style-name="P12">ins Aquarium fällt</text:p>
      <text:p text:style-name="P12">und mit dem Elektro </text:p>
      <text:p text:style-name="P12">alle Fischis grillt</text:p>
      <text:p text:style-name="P12">alle Muscheln aufbäckt</text:p>
      <text:p text:style-name="P12">bis auch die Schnecke aufsteckt</text:p>
      <text:p text:style-name="P12"/>
      <text:p text:style-name="P12"><text:span text:style-name="T9">KS</text:span>: Sag mal, verstehen Du dieses Bild?</text:p>
      <text:p text:style-name="P12">Mit dem Aquarium?</text:p>
      <text:p text:style-name="P12"><text:span text:style-name="T9">MOD</text:span>: Nee.</text:p>
      <text:p text:style-name="P12"><text:span text:style-name="T9">KS</text:span>: Ich auch nicht.</text:p>
      <text:p text:style-name="P12"><text:span text:style-name="T9">MOD</text:span>: Schnecken? Muscheln? Was soll denn das heißen?</text:p>
      <text:p text:style-name="P12"><text:span text:style-name="T9">KS</text:span>: Ich dachte, hier, Penis-Vagina und so.</text:p>
      <text:p text:style-name="P12"><text:span text:style-name="T9">MOD</text:span>: Igitt!</text:p>
      <text:p text:style-name="P12"><text:span text:style-name="T9">KS</text:span>: Und der Fön? Fällt da rein?</text:p>
      <text:p text:style-name="P12"><text:span text:style-name="T9">MOD</text:span>: Na, es ist halt dumm!</text:p>
      <text:p text:style-name="P12"><text:span text:style-name="T9">KS</text:span>: Aber irgendwie schön!</text:p>
      <text:p text:style-name="P12"><text:span text:style-name="T9">MOD</text:span>: So wie die Liebe!</text:p>
      <text:p text:style-name="P12"><text:span text:style-name="T9">KS</text:span>: Genau!</text:p>
      <text:p text:style-name="P12"><text:span text:style-name="T9">MOD</text:span>: Man wird es schon verstehen!</text:p>
      <text:p text:style-name="P12"><text:span text:style-name="T9">KS</text:span>: Oder halt nicht!</text:p>
      <text:p text:style-name="P12"><text:span text:style-name="T9">MOD</text:span>: Wie die Liebe!</text:p>
      <text:p text:style-name="P12"><text:span text:style-name="T9">KS</text:span>: Ach so!</text:p>
      <text:p text:style-name="P12"><text:span text:style-name="T9">MOD</text:span>: Genau!</text:p>
      <text:p text:style-name="P12"><text:span text:style-name="T9">KS</text:span><text:span text:style-name="T30">: </text:span>Jetzt versteh ich!</text:p>
      <text:p text:style-name="P34">Beide</text:p>
      <text:p text:style-name="P12">Ihr wisst ja, wie wir’s meinen</text:p>
      <text:p text:style-name="P12">So dumm und schön!</text:p>
      <text:p text:style-name="P12">Ja, so dumm und schön!</text:p>
      <text:p text:style-name="P12">Ihr wisst ja, wie wir’s meinen!</text:p>
      <text:p text:style-name="P12">Ihr wisst ja, wie wir’s meinen!</text:p>
      <text:p text:style-name="P12"/>
      <text:p text:style-name="P12">Schubiduh - aaaah - uuuahhuuuh</text:p>
      <text:p text:style-name="P12">Schwipp-Schwapp</text:p>
      <text:p text:style-name="P12">Schubiduh</text:p>
      <text:p text:style-name="P39">Schwipp-Schwapp</text:p>
      <text:h text:style-name="P51" text:outline-level="1"><text:bookmark-start text:name="__RefHeading___Toc7220_105942039"/><text:bookmark text:name="_rv2o4pkve7g6"/>Pre-Monolog: Szene 3<text:bookmark-end text:name="__RefHeading___Toc7220_105942039"/></text:h>
      <text:p text:style-name="P3">Robin ist schlaflos. Sie kommt in eine Decke gehüllt, leise tapsend, damit sie die anderen nicht aufweckt, ins Wohnzimmer und zündet sich eine Zigarette an. Die Mediatare sind noch auf und posten fleißig an ihren Devices, in dem gleichen Setting. Sie werden aber von Robin natürlich nicht bemerkt und sind außer vielleicht von ihren Bildschirmen nicht beleuchtet.</text:p>
      <text:p text:style-name="P2"/>
      <text:p text:style-name="P2"><text:span text:style-name="T9">Robin</text:span><text:span text:style-name="T36"> </text:span><text:span text:style-name="T1">(während des Monologs versucht sie, sich ein einigermaßen bequemes Bett aus der Decke zu bauen)</text:span>: Ich müsste dringend schlafen. Kim ist sehr süß, aber sie ist ein Landräuber im Bett. Ist das wieder verzwickt. Wo gerate ich da schon wieder rein? Hab ich denn nichts gelernt? Die beiden sind toll, aber ihre Liebe zueinander ist so gezwungen. Ich brauche etwas Echtes. Reales. Natürliches. Nichts kompliziertes, kein Drama, etwas beständiges. Wie ein Baum. Stark und am richtigen Fleck.<text:span text:style-name="T32"> </text:span><text:span text:style-name="T1">(schaut verträumt)</text:span></text:p>
      <text:p text:style-name="P2"/>
      <text:p text:style-name="P2"><text:span text:style-name="T9">KS</text:span><text:span text:style-name="T32"> </text:span><text:span text:style-name="T3">(</text:span><text:span text:style-name="T2">friert den Monolog von Robin mit einem Klatschen ein</text:span><text:span text:style-name="T4">)</text:span></text:p>
      <text:p text:style-name="P6">KS stimmt nochmal an, MOD stimmt dann mit ein, dabei tauschen sie bedeutungsgeladene Blicke aus</text:p>
      <text:p text:style-name="P2">Dumm nur wenn der Fön</text:p>
      <text:p text:style-name="P2">ins Aquarium fällt</text:p>
      <text:p text:style-name="P2">und mit dem Elektro</text:p>
      <text:p text:style-name="P2">alle Fischis grillt.</text:p>
      <text:p text:style-name="P2"><text:span text:style-name="T9">KS</text:span><text:span text:style-name="T30">: </text:span>Wollen wir die Fischis grillen?</text:p>
      <text:p text:style-name="P2"><text:span text:style-name="T9">MOD</text:span><text:span text:style-name="T30">: </text:span>Sie meinen… <text:span text:style-name="T1">(kichernd)</text:span><text:span text:style-name="T32"> DAS PORTAL ÖFFNEN?!</text:span></text:p>
      <text:p text:style-name="P2"/>
      <text:p text:style-name="P3">Sie öffnen den Durchgang zwischen den Welten, um zu sehen, was daraus für Chaos entstehen mag. Es ist einfach ein Lichtwechsel zu den Farben der Mediatarwelt - eventuell pulsierend zu Beginn.</text:p>
      <text:p text:style-name="P2"/>
      <text:p text:style-name="P25"><text:span text:style-name="T9">Beide</text:span><text:span text:style-name="T32"> </text:span><text:span text:style-name="T2">(gleichzeit</text:span><text:span text:style-name="T3">i</text:span><text:span text:style-name="T2">g)</text:span>: Schnipps. Schnapps<text:span text:style-name="T32">. </text:span><text:span text:style-name="T1">(Robin unfreezed und bewegt sich wieder, MOD und KS schleichen sich kichernd aus der Szene)</text:span></text:p>
      <text:p text:style-name="P3">Robin bemerkt zu Beginn der Szene 3 erschrocken, dass sie nicht mehr allein ist und versteckt sich, bevor sie die Mediatare bemerkt.</text:p>
      <text:h text:style-name="P50" text:outline-level="1"><text:bookmark text:name="_q024emo8p1w0"/><text:bookmark-start text:name="__RefHeading___Toc7222_105942039"/>Szene 3 – Eine Theaterprobe mit einem heimlichen Zuschauer<text:bookmark-end text:name="__RefHeading___Toc7222_105942039"/></text:h>
      <text:p text:style-name="P3">Avanna, Praerie und Buttercup an ihren Devices. Robin versteckt sich.</text:p>
      <text:p text:style-name="P2"/>
      <text:p text:style-name="P2"><text:span text:style-name="T9">Buttercup</text:span><text:span text:style-name="T32">: … und absenden. L</text:span>etzter Post für heute. Feierabend!</text:p>
      <text:p text:style-name="P2"><text:span text:style-name="T9">Avanna</text:span>: Endlich. Dann ist jetzt endlich Zeit Theater zu spielen. Ich brauche heute noch ein bisschen Ehrlichkeit.</text:p>
      <text:p text:style-name="P2"><text:span text:style-name="T9">Praerie</text:span>: Oh, ihr spielt Theater? Wie schön.</text:p>
      <text:p text:style-name="P2"><text:span text:style-name="T9">Buttercup</text:span>: Wir proben einen Klassiker: Pyramus und Thisbe. Das ist die Vorlage für Romeo und Julia gewesen.</text:p>
      <text:p text:style-name="normal"><text:span text:style-name="T29">Praerie</text:span><text:span text:style-name="T23">:</text:span><text:span text:style-name="T29"> </text:span><text:span text:style-name="T23">Oooooooh! Die ewige Geschichte von </text:span>»Kriegen sie sich? Kriegen sie sich nicht?« <text:span text:style-name="T23">Große Liebe, die die größten Hindernisse überwinden muss!</text:span></text:p>
      <text:p text:style-name="P2"><text:span text:style-name="T9">Avanna</text:span>: Ähm, ja. Uns interessiert eher die narrative Dichte, aber ok.</text:p>
      <text:p text:style-name="P2"><text:soft-page-break/><text:span text:style-name="T9">Buttercup</text:span><text:span text:style-name="T32"> </text:span><text:span text:style-name="T2">(geh</text:span><text:span text:style-name="T1">t zu Praerie)</text:span>: Und wir haben jetzt endlich eine Darstellerin für den Löwen. Hast du Lust?</text:p>
      <text:p text:style-name="P2"><text:span text:style-name="T9">Praerie</text:span>: Welche Frage, ich bin begeistert. Theater ist doch die eigentliche Natur von uns Mediataren. Und nichts ist mehr Drama als das Suchen und Finden der wahren Liebe!</text:p>
      <text:p text:style-name="P2"><text:span text:style-name="T9">Avanna</text:span><text:span text:style-name="T35"> </text:span><text:span text:style-name="T8">(peinlich ber</text:span><text:span text:style-name="T1">ührt)</text:span>: Äh, ja. Also… Zeig uns mal deinen besten Löwen!</text:p>
      <text:p text:style-name="P2"><text:span text:style-name="T9">Praerie</text:span><text:span text:style-name="T32"> </text:span><text:span text:style-name="T1">(sehr exzentrisch Löwe darstellend)</text:span>: ROAAARRRRR!</text:p>
      <text:p text:style-name="P2"><text:span text:style-name="T9">Buttercup</text:span>: Du hast den Job! <text:span text:style-name="T1">(kleine Pause - holt den Schleier)</text:span> Es ist ganz einfach. Wenn Thisbe unter dem Maulbeerbaum ankommt, überfällst du sie und reißt ihr diesen Schleier weg. Sei löwig!</text:p>
      <text:p text:style-name="P2"/>
      <text:p text:style-name="P2"><text:span text:style-name="T9">Robin</text:span><text:span text:style-name="T32"> </text:span><text:span text:style-name="T1">(seitlich, für die anderen nicht hörbar)</text:span>: Ein Maulbeerbaum. Ich werde ein Baum sein.</text:p>
      <text:p text:style-name="P2"/>
      <text:p text:style-name="P2"><text:span text:style-name="T9">Avanna</text:span><text:span text:style-name="T32"> </text:span><text:span text:style-name="T1">(zu Buttercup)</text:span>: Willst du heute Pyramus sein? Dann gebe ich die anmutige Thisbe.</text:p>
      <text:p text:style-name="P2"><text:span text:style-name="T9">Buttercup</text:span>: So sei es. Auf die Positionen bitte.</text:p>
      <text:p text:style-name="P2"/>
      <text:p text:style-name="P3">Die drei machen sich zum Spiel bereit, haben bereits Tücher und Gegenstände. Robin schaut aus dem Versteck fasziniert zu.</text:p>
      <text:p text:style-name="P2"><text:span text:style-name="T9">Buttercup</text:span>:<text:span text:style-name="T30"> </text:span>Oh Thisbe! Oh Thisbe!</text:p>
      <text:p text:style-name="P2"><text:span text:style-name="T9">Avanna</text:span>:<text:span text:style-name="T30"> </text:span>Was höre ich für einen sanften Klang?</text:p>
      <text:p text:style-name="P2">Es muss mein Geliebter sein, der fast sang.</text:p>
      <text:p text:style-name="P2">Pyramus!</text:p>
      <text:p text:style-name="P2"><text:span text:style-name="T9">Buttercup</text:span>: Thisbe!</text:p>
      <text:p text:style-name="P2"><text:span text:style-name="T9">Avanna</text:span>:<text:span text:style-name="T30"> </text:span>Da juckt mir fast die Zitze.</text:p>
      <text:p text:style-name="P2"><text:span text:style-name="T9">Buttercup</text:span><text:span text:style-name="T32"> </text:span><text:span text:style-name="T1">(zum Publikum)</text:span>: Die Kommunikation durch diesen Spalt ist unbefriedigend.</text:p>
      <text:p text:style-name="P2">So warte!</text:p>
      <text:p text:style-name="P2">Wenn der Mond am höchsten steht</text:p>
      <text:p text:style-name="P2">und die Familie ins Bette geht,</text:p>
      <text:p text:style-name="P2">treffen wir uns unterm Maulbeerbaum</text:p>
      <text:p text:style-name="P2">wie in einem Sommernachtstraum.</text:p>
      <text:p text:style-name="P2"><text:span text:style-name="T9">Avanna</text:span>: So scheint das Mondlicht auf mich herab </text:p>
      <text:p text:style-name="P2">und bringt mein Herz so sehr auf Trab.</text:p>
      <text:p text:style-name="P2">Nur im Schatten werd ich dich erkennen,</text:p>
      <text:p text:style-name="P2">am Ende werden wir beide flennen.</text:p>
      <text:p text:style-name="P2"><text:span text:style-name="T9">Buttercup</text:span>:<text:span text:style-name="T30"> </text:span>Um Mitternacht sollen wir uns wiedersehen </text:p>
      <text:p text:style-name="P2">Ich kann dir kaum noch widerstehen.</text:p>
      <text:p text:style-name="P2">Bis dann!</text:p>
      <text:p text:style-name="P2"><text:span text:style-name="T9">Avanna</text:span>:<text:span text:style-name="T30"> </text:span>Bis dann!</text:p>
      <text:p text:style-name="P2">Ich werde die Minuten zählen.</text:p>
      <text:p text:style-name="P2"><text:span text:style-name="T9">Buttercup</text:span>:<text:span text:style-name="T30"> </text:span>Mich wird solang die Unruh quälen.</text:p>
      <text:p text:style-name="P2"/>
      <text:p text:style-name="P3">Robin kommt auf die Bühne und versteckt sich mit einem Umhang als Maulbeerbaum. Avanna tritt wieder auf als Thisbe. Buttercup versteckt sich hinterm Sofa</text:p>
      <text:p text:style-name="P2"/>
      <text:p text:style-name="P2"><text:span text:style-name="T9">Avanna</text:span>:<text:span text:style-name="T30"> </text:span>Welch’ schönen Baum die Welt gebar</text:p>
      <text:p text:style-name="P2">So bin ich wohl zu früh schon da .</text:p>
      <text:p text:style-name="P2"><text:span text:style-name="T9">Praerie</text:span> <text:span text:style-name="T1">(als Löwe)</text:span>:<text:span text:style-name="T30"> </text:span>RRRRAAAARRRHHH!</text:p>
      <text:p text:style-name="P2"/>
      <text:p text:style-name="P3">Avanna und Praerie rennen herum, der Schleier bleibt liegen, beide ins Off</text:p>
      <text:p text:style-name="P3">Buttercup betritt die Szene. Während dieser Szene entdeckt Praerie Robin und lässt ihr non-verbal verwunderte Signale zukommen.</text:p>
      <text:p text:style-name="P33"><text:span text:style-name="T9">Buttercup</text:span>:<text:span text:style-name="T30"> </text:span>Der Maulbeerbaum, den seh ich doch,</text:p>
      <text:p text:style-name="P2">aber wo ist meine Thisbe noch?</text:p>
      <text:p text:style-name="P2">Ist sie etwa zu spät,</text:p>
      <text:p text:style-name="P2">frönt sie der Promiskuität?</text:p>
      <text:p text:style-name="P2">Mich quält die Sehnsucht.</text:p>
      <text:p text:style-name="P2">Das ist ihr Schleier!</text:p>
      <text:p text:style-name="P2">So prall sind meine … Sehnsüchte.</text:p>
      <text:p text:style-name="P2">Da ist Blut, es tropft hinab</text:p>
      <text:p text:style-name="P2">ein rotes Rinnsal nicht zu knapp.</text:p>
      <text:p text:style-name="P2">Sollst du vergangen sein von dieser Welt.</text:p>
      <text:p text:style-name="P2">Keinen weiteren Tag will ich erleben</text:p>
      <text:p text:style-name="P2">und mir den Dolch ins Herze geben.</text:p>
      <text:p text:style-name="P2">Und dem ein Ende machen, dieser Pein. <text:span text:style-name="T1">(Stemmt sich den Dolch ins Herz, stirbt.)</text:span></text:p>
      <text:p text:style-name="P2"><text:span text:style-name="T9">Avanna</text:span>:<text:span text:style-name="T30"> </text:span>Oh nein! </text:p>
      <text:p text:style-name="P2">Vor Schmerz kann ich nicht einmal schrei’n.</text:p>
      <text:p text:style-name="P2">Mein geliebter Pyramus</text:p>
      <text:p text:style-name="P2">Den Anblick, tief in mein Herz ich schloss,</text:p>
      <text:p text:style-name="P2">Nun liegst du da, ganz weiß und kalt,</text:p>
      <text:p text:style-name="P2">Nur Schmerz aus meinem Inn’ren schallt.</text:p>
      <text:p text:style-name="P2">So knie ich hier ohn’ weitere Worte,</text:p>
      <text:p text:style-name="P2">und stoß den Dolch in meines Körpers Pforte.</text:p>
      <text:p text:style-name="P3">(stemmt sich den Dolch ebenfalls in Herz, stirbt. Kurze dramatische Stille.)</text:p>
      <text:p text:style-name="P2"/>
      <text:p text:style-name="P2"><text:span text:style-name="T9">Praerie</text:span><text:span text:style-name="T32"> </text:span><text:span text:style-name="T2">(u</text:span><text:span text:style-name="T1">m von Robin abzulenken)</text:span>:<text:span text:style-name="T30"> </text:span>Was für ein Spaß!</text:p>
      <text:p text:style-name="P3">Avanna und Buttercup bemerken Robin auch jetzt nicht</text:p>
      <text:p text:style-name="P2"><text:span text:style-name="T9">Buttercup</text:span>: Gut gebrüllt Löwe! Jetzt brauchst Du ein richtiges Löwenkostüm. </text:p>
      <text:p text:style-name="P2"><text:span text:style-name="T9">Avanna:</text:span><text:span text:style-name="T30"> </text:span>Ja, super Idee, das basteln wir gleich.</text:p>
      <text:p text:style-name="P2"/>
      <text:p text:style-name="P3">Beide gehen in eine Zimmerecke und beginnen eine Löwenmaske zu basteln.</text:p>
      <text:p text:style-name="P2"/>
      <text:p text:style-name="P3">Robin zieht währenddessen die Aufmerksamkeit von Praerie auf sich und winkt sie zu ihr zu kommen.</text:p>
      <text:p text:style-name="P2"/>
      <text:p text:style-name="P2"><text:span text:style-name="T9">Praerie</text:span><text:span text:style-name="T32"> </text:span><text:span text:style-name="T1">(laut zu den Mediataren):</text:span> Ich helfe euch gleich.</text:p>
      <text:p text:style-name="P2"><text:span text:style-name="T9">Robin</text:span><text:span text:style-name="T32"> </text:span><text:span text:style-name="T1">(seitlich zu Praerie)</text:span><text:span text:style-name="T35">: </text:span>Du siehst ja genau aus wie ich. <text:span text:style-name="T1">(versucht, die Vorgaben für einen Spiegel zu machen</text:span><text:span text:style-name="T32"> </text:span><text:span text:style-name="T1">(Spiegelübung), merkt dann aber, dass Praerie ein eigener »Mensch« ist)</text:span></text:p>
      <text:p text:style-name="P2"><text:span text:style-name="T9">Praerie</text:span><text:span text:style-name="T32"> </text:span><text:span text:style-name="T2">(zu</text:span><text:span text:style-name="T1"> Robin)</text:span><text:span text:style-name="T32">: </text:span>Was machst du denn hier? Wie geht das?</text:p>
      <text:p text:style-name="P2"><text:span text:style-name="T9">Robin</text:span>: Ich konnte nicht schlafen. Dann war da plötzlich ein Durchgang.</text:p>
      <text:p text:style-name="P2"><text:span text:style-name="T9">Praerie</text:span>: Unglaublich. Das muss ich gleich den beiden berichten.</text:p>
      <text:p text:style-name="P2"><text:span text:style-name="T9">Robin</text:span><text:span text:style-name="T32"> </text:span><text:span text:style-name="T1">(hält sie fest)</text:span>: Nein, warte. Hör mich erst an. Mir wird das alles zu viel.</text:p>
      <text:p text:style-name="P2"><text:span text:style-name="T9">Praerie</text:span>: Was, zu viel?</text:p>
      <text:p text:style-name="P2"><text:span text:style-name="T9">Robin</text:span>:<text:span text:style-name="T30"> </text:span>Du kennst mich. Ich vertrage so viel Unehrlichkeit nicht gut. Ich bin da in viel zu viel reingeschliddert heute. Du musst mir helfen.</text:p>
      <text:p text:style-name="P2"><text:span text:style-name="T9">Praerie</text:span>: Äh, wie stellst du dir das vor?</text:p>
      <text:p text:style-name="P2"><text:span text:style-name="T9">Robin</text:span>: Wir tauschen einfach. Ich spiele hier Theater und du genießt die Freiheit da draußen. Ich hatte so viel Spaß einfach nur ein Maulbeerbaum zu sein. Und du kannst viel besser mit Leuten umgehen.</text:p>
      <text:p text:style-name="P2"><text:span text:style-name="T9">Praerie</text:span><text:span text:style-name="T32"> </text:span><text:span text:style-name="T2">(überlegt - is</text:span><text:span text:style-name="T1">t geschmeichelt und interessiert)</text:span>: Ach, das sagst du doch nur so<text:span text:style-name="T32">. </text:span><text:span text:style-name="T2">(leich</text:span><text:span text:style-name="T1">tes Kichern - fishing for compliments)</text:span></text:p>
      <text:p text:style-name="P2"><text:span text:style-name="T9">Robin</text:span>: Doch – Du bist das bessere Ich!<text:span text:style-name="T32"> </text:span><text:span text:style-name="T1">(Pause)</text:span> Es muss ja auch nicht für immer sein.</text:p>
      <text:p text:style-name="P2"><text:soft-page-break/><text:span text:style-name="T9">Praerie</text:span>:<text:span text:style-name="T30"> </text:span>Aber das würde alles durcheinander bringen! Alles!</text:p>
      <text:p text:style-name="P2"><text:span text:style-name="T9">Robin</text:span><text:span text:style-name="T30"> </text:span><text:span text:style-name="T1">(kennt Praeries Schwachstellen)</text:span><text:span text:style-name="T32">: Die b</text:span>eiden sind füreinander bestimmt. Und du kennst mich, ich bin immer so impulsiv und mache dann im Affekt dumme Sachen. Aber was wirklich zählt, ist doch die echte, wahre Liebe, oder?</text:p>
      <text:p text:style-name="P2"><text:span text:style-name="T9">Praerie</text:span>: Oh ja.</text:p>
      <text:p text:style-name="P2"><text:span text:style-name="T9">Robin</text:span>: Und der möchte ich nicht im Wege stehen. Wenn ich da weiter mein Ding durchziehe, verhindere ich nur, dass die beiden sich wieder selber finden können. Und nur du kannst ihnen dabei helfen, nicht ich.</text:p>
      <text:p text:style-name="P2"><text:span text:style-name="T9">Praerie</text:span><text:span text:style-name="T32"> </text:span><text:span text:style-name="T1">(ist gerührt und damit überzeugt)</text:span>: Gut. Ich mach es für dich. Für ein paar Tage bin ich du. Es darf aber niemand bemerken. Bleib unter dem Radar. Sonst gerät hier alles aus den Fugen.</text:p>
      <text:p text:style-name="P2"><text:span text:style-name="T9">Robin</text:span><text:span text:style-name="T30">: </text:span>Das gilt für dich aber auch. Aaawww, danke! <text:span text:style-name="T1">(umarmt sie stürmisch)</text:span><text:span text:style-name="T32"> </text:span>Da ist der Durchgang.</text:p>
      <text:p text:style-name="P2"/>
      <text:p text:style-name="P3">Praerie »schlüpft« durch den Durchgang in die Menschen-Welt, d.h. sie geht über den Aufgang links ab. Robin geht zu den anderen beiden Mediataren, die nicht bemerken, dass getauscht wurde.</text:p>
      <text:h text:style-name="P49" text:outline-level="1"><text:bookmark-start text:name="__RefHeading___Toc7224_105942039"/><text:bookmark text:name="_gfpcde5xyvqp"/>Intermission: Szene 3 <text:bookmark-end text:name="__RefHeading___Toc7224_105942039"/></text:h>
      <text:p text:style-name="P4">MOD und KS kommen diabolisch lachend und Tambourine schlagend auf die Bühne, improvisieren einen kleinen ungelenken Siegestanz.</text:p>
      <text:p text:style-name="P12"/>
      <text:p text:style-name="P12"><text:span text:style-name="T9">MOD</text:span>: Muahahahahahaaaaa!</text:p>
      <text:p text:style-name="P12"><text:span text:style-name="T9">KS</text:span>: Muahahahahahaaaaa!</text:p>
      <text:p text:style-name="P4">(verschwörerisch und flüsternd stimmen sie noch mal kurz an)</text:p>
      <text:p text:style-name="P12"><text:span text:style-name="T9">Beide</text:span>: Ihr wisst ja, wie wir’s meinen</text:p>
      <text:p text:style-name="P12">So dumm und schön!</text:p>
      <text:p text:style-name="P12">Ja, so dumm und schön!</text:p>
      <text:p text:style-name="P12">Ihr wisst ja, wie wir’s meinen!</text:p>
      <text:p text:style-name="P12">Ihr wisst ja, wie wir’s meinen!</text:p>
      <text:p text:style-name="P12"/>
      <text:p text:style-name="P12">Schubiduh - aaaah - uuuahhuuuh</text:p>
      <text:p text:style-name="P12">Schwipp-Schwapp</text:p>
      <text:p text:style-name="P12">Schubiduh</text:p>
      <text:p text:style-name="P39">Schwipp-Schwapp</text:p>
      <text:h text:style-name="P54" text:outline-level="1"><text:bookmark-start text:name="__RefHeading___Toc7226_105942039"/><text:bookmark text:name="_b753akt9tmxp"/>Szene 4 – Ein WG-Frühstück<text:bookmark-end text:name="__RefHeading___Toc7226_105942039"/></text:h>
      <text:p text:style-name="P3">Hänschen, Kim und Praerie (als Robin) am Frühstückstisch</text:p>
      <text:p text:style-name="P3">Die Mediatare stehen am Rand und schauen auf ihre Devices. Ab und zu machen sie Post-Action, aber greifen sich nicht zu viel Aufmerksamkeit.</text:p>
      <text:p text:style-name="P3">Robin ist neu im Social Business und schaut öfter fragend zu den beiden anderen, aber ohne aufzufliegen.</text:p>
      <text:p text:style-name="P3">Wenn der Streit richtig losbricht, sind sie etwas irritiert und starren die Menschen fassungslos an, da dieser Streit nichts postenswertes ist. »Um Himmels Willen, das würde Follower*innen kosten!«. Sie wechseln zwischen fassungslosen Blicken auf die Menschen und ratlosen Blicken auf ihre Devices.</text:p>
      <text:p text:style-name="P2"><text:span text:style-name="T9">Hänschen</text:span><text:span text:style-name="T30">: </text:span>Der Kaffee ist ziemlich bitter heute.</text:p>
      <text:p text:style-name="P2"><text:span text:style-name="T9">Kim</text:span>: Ja, das ist der neue, den ich von diesem zapatistischen Kaffeekollektiv in Mexiko importiert habe.</text:p>
      <text:p text:style-name="P2"><text:span text:style-name="T9">Praerie</text:span>: Ist der denn auch Fair Trade?</text:p>
      <text:p text:style-name="P2"><text:span text:style-name="T9">Kim</text:span>: Der Kaffee ist das einzige hier am Tisch mit einem Gewissen.</text:p>
      <text:p text:style-name="P2"><text:span text:style-name="T9">Hänschen</text:span>: Fair, was ist schon fair? Ein Siegel macht das Leben auch nicht fair.</text:p>
      <text:p text:style-name="P2"><text:span text:style-name="T9">Kim</text:span>: Aber passiv aggressive Ablehnung auch nicht. Oder ist das schon wieder Ironie?</text:p>
      <text:p text:style-name="P2"><text:span text:style-name="T9">Hänschen</text:span>: Das ist postironisch. Bei dir kann man noch nicht mal mehr mit Postironie punkten.</text:p>
      <text:p text:style-name="P26"><text:span text:style-name="T9">Praerie</text:span><text:span text:style-name="T32"> </text:span><text:span text:style-name="T1">(zu Hänschen)</text:span>:<text:span text:style-name="T9"> </text:span>Kannst du mir mal bitte die Marmelade reichen?<text:span text:style-name="T32"> </text:span><text:span text:style-name="T2">(macht die Marmelade auf)</text:span><text:span text:style-name="T32"> </text:span>Das sind ja schöne Strukturen. Ist das Schimmel?</text:p>
      <text:p text:style-name="P2"><text:span text:style-name="T9">Kim</text:span><text:span text:style-name="T35"> </text:span><text:span text:style-name="T1">(reißt ihm die Marmelade aus der Hand)</text:span>: Ooooch!!! Hast du schon wieder die Marmelade verschimmeln lassen?! Jeder zivilisierte Mensch nimm einen frischen Löffel für die Marmelade!</text:p>
      <text:p text:style-name="P2"><text:span text:style-name="T9">Praerie</text:span><text:span text:style-name="T32"> </text:span><text:span text:style-name="T1">(zu Kim)</text:span>: Wenn du mich darum bittest, habe ich immer einen Löffel bei mir.</text:p>
      <text:p text:style-name="P2"><text:span text:style-name="T9">Hänschen</text:span>: Es ist doch nur Schimmel, das kannst du abkratzen.</text:p>
      <text:p text:style-name="P2"><text:span text:style-name="T9">Kim</text:span>: Es ist ein MYZEL! <text:span text:style-name="T1">(wirft das Marmeladenglas auf den Boden) </text:span>Das ist überall in der Marmelade drin. In meiner Marmelade!</text:p>
      <text:p text:style-name="P2"><text:span text:style-name="T9">Praerie</text:span>: HURRA, die Marmelade lebt!</text:p>
      <text:p text:style-name="P2"><text:span text:style-name="T9">Hänschen</text:span>: Schön für sie. Ist ja das Einzige hier im Haushalt, wo noch Leben drin ist.</text:p>
      <text:p text:style-name="P2"><text:span text:style-name="T9">Kim</text:span>: Ich leg dir immer die Löffel hin. Du müsstest sie nur nehmen. Du müsstest dich um manche Sachen einfach mal kümmern! Pfleglich behandeln!</text:p>
      <text:p text:style-name="P2"><text:span text:style-name="T9">Hänschen</text:span>: Ok, es tut mir leid, dass es innerlich schimmelt. </text:p>
      <text:p text:style-name="P2"><text:span text:style-name="T9">Kim</text:span>:<text:span text:style-name="T30"> Ist das jetzt </text:span>ernst gemeint oder ironisch. Ich erkenn den Unterschied bei dir nicht mehr. Ich bin total abgestumpft. Alles ist gleich aus deinem Mund <text:span text:style-name="T40">–</text:span> ist es ein Kompliment, Beleidigung oder eine Forderung.</text:p>
      <text:p text:style-name="P2"><text:span text:style-name="T9">Hänschen</text:span>:<text:span text:style-name="T30"> </text:span>Ich hab aufgehört zu fordern, noch nicht mal mehr ironisch. Du setzt dich nicht mehr auseinander.</text:p>
      <text:p text:style-name="P2"><text:span text:style-name="T9">Praerie</text:span><text:span text:style-name="T32"> </text:span><text:span text:style-name="T1">(flirty zu Kim, berührt sachte ihre Hand)</text:span>:<text:span text:style-name="T30"> </text:span>Ach, doch, mit einigen Dingen setzt du dich noch auseinander.</text:p>
      <text:p text:style-name="P2"><text:span text:style-name="T9">Hänschen</text:span><text:span text:style-name="T32"> </text:span><text:span text:style-name="T1">(beobachtet das eingeschnappt)</text:span>:<text:span text:style-name="T30"> </text:span>Aber mit mir nicht mehr.</text:p>
      <text:p text:style-name="P2"><text:span text:style-name="T9">Kim</text:span>:<text:span text:style-name="T30"> </text:span>Ich möchte eben dein echtes Gesicht sehen! Nicht mehr nur deine Kunstvernissagenfratze, deine Weißweinschorlenfresse! <text:span text:style-name="T1">(steht auf)</text:span></text:p>
      <text:p text:style-name="P2"><text:span text:style-name="T9">Praerie</text:span>: Keine Bösen Wörter!</text:p>
      <text:p text:style-name="P2"><text:span text:style-name="T9">Hänschen</text:span>:<text:span text:style-name="T30"> </text:span>Das ist doch alles nur noch Performance bei uns! Unsere ganze Beziehung ist doch nur noch Kunst. Wir sprechen ja gar nicht mehr wahrhaftig miteinander.</text:p>
      <text:p text:style-name="P2"><text:span text:style-name="T9">Kim</text:span><text:span text:style-name="T32"> </text:span><text:span text:style-name="T1">(aufstehen intensiviert sich, der Stuhl hinter ihr fällt um)</text:span>:<text:span text:style-name="T32"> </text:span>Dann sprich doch einmal die Wahrheit aus. Ungebrochen und mit Haltung. Wir hatten mal Leidenschaft. Bei uns hat der Wald gebrannt. Jetzt haben wir nicht mal mehr nen Heizstrahler.</text:p>
      <text:p text:style-name="P2"><text:span text:style-name="T9">Hänschen</text:span>:<text:span text:style-name="T30"> </text:span>Ich habe immer noch Leidenschaft, z.B. wenn ich mir diese Inneneinrichtung ansehe.</text:p>
      <text:p text:style-name="P2"><text:soft-page-break/><text:span text:style-name="T9">Kim</text:span>: Ich seh nur noch rechte Winkel, lackiert und ohne Borke<text:span text:style-name="T32">. </text:span><text:span text:style-name="T1">(geht währenddessen um den Tisch, vor den Tisch)</text:span></text:p>
      <text:p text:style-name="P2"><text:span text:style-name="T9">Praerie</text:span>: Schöne Metapher!</text:p>
      <text:p text:style-name="P2"><text:span text:style-name="T9">Kim und Hänschen</text:span><text:span text:style-name="T32"> </text:span><text:span text:style-name="T2">(z</text:span><text:span text:style-name="T1">eitgleich)</text:span><text:span text:style-name="T32">: S</text:span>CHNAUZE! <text:span text:style-name="T1">(Praerie versteckt sich unter dem Küchentisch)</text:span></text:p>
      <text:p text:style-name="P2"><text:span text:style-name="T9">Hänschen</text:span><text:span text:style-name="T32"> </text:span><text:span text:style-name="T2">(sex</text:span><text:span text:style-name="T1">ualle Konnotation hörbar, geht auch vor den Tisch)</text:span>: Wir waren mal spontan. Und nicht nur am Freitagabend spontan.</text:p>
      <text:p text:style-name="P2"><text:span text:style-name="T9">Kim</text:span><text:span text:style-name="T32"> </text:span><text:span text:style-name="T2">(nimm</text:span><text:span text:style-name="T1">t zaghaft seine Hand)</text:span>:<text:span text:style-name="T30"> </text:span>Aber das können wir doch wieder ändern.</text:p>
      <text:p text:style-name="P2"><text:span text:style-name="T9">Hänschen</text:span>: Du meinst das Feuer entfachen. Heller lodernd als eine Energiesparlampe?</text:p>
      <text:p text:style-name="P2"><text:span text:style-name="T9">Kim</text:span>:<text:span text:style-name="T30"> </text:span>Gleich hier, auf dem Küchentisch?!?</text:p>
      <text:p text:style-name="P2"><text:span text:style-name="T9">Hänschen</text:span>: Mitten auf dem Myzel?</text:p>
      <text:p text:style-name="P2"><text:span text:style-name="T9">Kim</text:span><text:span text:style-name="T35"> </text:span><text:span text:style-name="T1">(klettert sexy auf den Küchentisch)</text:span>: AUF. DEM. MYZEL<text:span text:style-name="T32">. </text:span><text:span text:style-name="T2">(verrenkt sich)</text:span><text:span text:style-name="T32"> </text:span>Aua, aua. Zur Sicherheit könntest du vielleicht in den Latexanzug springen. Passt dir der denn noch? </text:p>
      <text:p text:style-name="P2"><text:span text:style-name="T9">Hänschen</text:span>: Der rote? Ich denke, da lässt sich was machen. <text:span text:style-name="T2">(reic</text:span><text:span text:style-name="T1">ht ihr die Hand, um ihr vom Tisch zu helfen, die beiden verschwinden im Schlafzimmer)</text:span></text:p>
      <text:h text:style-name="P49" text:outline-level="1"><text:bookmark-start text:name="__RefHeading___Toc7228_105942039"/><text:bookmark text:name="_2028a5m4r59i"/>Intermission: Szene 4<text:bookmark-end text:name="__RefHeading___Toc7228_105942039"/></text:h>
      <text:p text:style-name="P3">MOD und KS kommen auf die Bühne.</text:p>
      <text:p text:style-name="P2"/>
      <text:p text:style-name="P12"><text:span text:style-name="T9">MOD</text:span>: Haben Sie die Leidenschaft gespürt? Das Feuer?</text:p>
      <text:p text:style-name="P12"><text:span text:style-name="T9">KS</text:span>: Eher eine Sparflamme. Aber irgendwann gibt man sich ja auch damit zufrieden.</text:p>
      <text:p text:style-name="P12"><text:span text:style-name="T9">MOD</text:span>: Meinen Sie, jetzt wird alles gut?</text:p>
      <text:p text:style-name="P12"><text:span text:style-name="T9">KS</text:span>: Ja, klar. Die beiden retten dank Latexanzug ihre Beziehung. Die Regierung hört auf, all unsere Daten zu speichern. Die Filmindustrie hört auf, schlechte Remakes zu machen, nur um die Feminazis zu befriedigen. Die Lobbyisten besinnen sich und werden Ökobauern.</text:p>
      <text:p text:style-name="P12"><text:span text:style-name="T9">MOD</text:span><text:span text:style-name="T35"> </text:span><text:span text:style-name="T8">(gernevt, unterbricht sie)</text:span>: Ja, ja, ich versteh Ihren Punkt.</text:p>
      <text:h text:style-name="P57" text:outline-level="2"><text:bookmark text:name="_uw4fe0z3v32f"/>Lied 3: Es ist zu schön, um wahr zu sein</text:h>
      <text:p text:style-name="P17">Beide</text:p>
      <text:p text:style-name="P12">Es ist</text:p>
      <text:p text:style-name="P12">Es ist</text:p>
      <text:p text:style-name="P12">Es ist zu schön, um wahr zu sein</text:p>
      <text:p text:style-name="P12">und wird</text:p>
      <text:p text:style-name="P12">und wird</text:p>
      <text:p text:style-name="P12">vermutlich</text:p>
      <text:p text:style-name="P12">nicht lang so bleiben</text:p>
      <text:p text:style-name="P12"/>
      <text:p text:style-name="P17">MOD</text:p>
      <text:p text:style-name="P12">Honigmond</text:p>
      <text:p text:style-name="P12">und Frühlingserwachen</text:p>
      <text:p text:style-name="P12">folgt</text:p>
      <text:p text:style-name="P12">Rosenkrieg</text:p>
      <text:p text:style-name="P12">und Scheidungssachen</text:p>
      <text:p text:style-name="P12"/>
      <text:p text:style-name="P17">KS</text:p>
      <text:p text:style-name="P12">Wenn man sich gibt, wie man ist</text:p>
      <text:p text:style-name="P12">Ist man ganz hingegeben</text:p>
      <text:p text:style-name="P12">Wenn man die Maske ablegt ist</text:p>
      <text:p text:style-name="P12">das Innere zum Abschuss freigegeben</text:p>
      <text:p text:style-name="P37"><text:span text:style-name="T9">MOD</text:span><text:span text:style-name="T32"> </text:span><text:span text:style-name="T1">(gesprochen)</text:span></text:p>
      <text:p text:style-name="P12">Von außen sieht alles so schön aus:</text:p>
      <text:p text:style-name="P12">Ein leckerer Körper</text:p>
      <text:p text:style-name="P12">Ein glänzender Apfel</text:p>
      <text:p text:style-name="P12">Eine süße Puppe</text:p>
      <text:p text:style-name="P12">ein weite Oberweite</text:p>
      <text:p text:style-name="P12">eine pralle Hose</text:p>
      <text:p text:style-name="P12">ein neues Computerspiel</text:p>
      <text:p text:style-name="P12"/>
      <text:p text:style-name="P12"><text:span text:style-name="T9">KS</text:span><text:span text:style-name="T32"> </text:span><text:span text:style-name="T1">(gesprochen)</text:span></text:p>
      <text:p text:style-name="P12">Denk nur mal dran, was sich oft im inneren so alles verbirgt</text:p>
      <text:p text:style-name="P12">Schleimige Organe</text:p>
      <text:p text:style-name="P12">Ein verfaulter Kern</text:p>
      <text:p text:style-name="P12">Stroh</text:p>
      <text:p text:style-name="P12">Watte </text:p>
      <text:p text:style-name="P12">getragene Socken</text:p>
      <text:p text:style-name="P12">ein Gitterlinienmodell</text:p>
      <text:p text:style-name="P12"/>
      <text:p text:style-name="P12"><text:span text:style-name="T9">KS</text:span>: So was will doch keiner sehen</text:p>
      <text:p text:style-name="P12"><text:span text:style-name="T9">MOD</text:span>: Ehrlichkeit ist absolut überbewertet</text:p>
      <text:p text:style-name="P12"><text:span text:style-name="T9">KS</text:span>: Worauf wir wirklich stehen</text:p>
      <text:p text:style-name="P12"><text:span text:style-name="T9">MOD</text:span>: Ist einzig und allein</text:p>
      <text:p text:style-name="P12"><text:span text:style-name="T9">Beide</text:span>: Der schöne Schein</text:p>
      <text:p text:style-name="P2"/>
      <text:p text:style-name="P16">Beide</text:p>
      <text:p text:style-name="P12">Es ist</text:p>
      <text:p text:style-name="P12">Es ist</text:p>
      <text:p text:style-name="P12">Es ist zu schön, um wahr zu sein</text:p>
      <text:p text:style-name="P12">und wird</text:p>
      <text:p text:style-name="P12">und wird</text:p>
      <text:p text:style-name="P12">vermutlich</text:p>
      <text:p text:style-name="P39">nicht lang so bleiben</text:p>
      <text:h text:style-name="P51" text:outline-level="1"><text:bookmark-start text:name="__RefHeading___Toc7230_105942039"/><text:bookmark text:name="_h9f5g6r2z3l6"/>Szene 5 – Theaterprobe mit Hindernissen<text:bookmark-end text:name="__RefHeading___Toc7230_105942039"/></text:h>
      <text:p text:style-name="P3">Robin (als Praerie), die beiden anderen Mediatare Avanna und Buttercup</text:p>
      <text:p text:style-name="P3">Den ersten Teil des Stücks (bis der Löwe kommen soll) spielen Avanna und Buttercup im Schnelldurchlauf mit der Ansage: Schnelles Vorspulen.</text:p>
      <text:p text:style-name="P2"/>
      <text:p text:style-name="P2"><text:span text:style-name="T9">Buttercup</text:span>: Feierabend heißt Theaterzeit!</text:p>
      <text:p text:style-name="P2"><text:span text:style-name="T9">Avanna</text:span>: So ist es, Kamerad. Laß uns im Stück weiter vordringen. Praerie, du weißt Bescheid, du bist der Löwe. SCHNELLES VORSPULEN.</text:p>
      <text:p text:style-name="P2"><text:span text:style-name="T9">Buttercup</text:span>: Alle auf ihre Positionen … und BITTE SCHNELL.</text:p>
      <text:p text:style-name="P2"/>
      <text:p text:style-name="P3">Die folgende Szene wird im Schnelldurchlauf noch einmal gespielt, siehe auch Szene 3</text:p>
      <text:p text:style-name="P3"/>
      <text:p text:style-name="P2"><text:span text:style-name="T9">Buttercup</text:span>: Oh Thisbe! </text:p>
      <text:p text:style-name="P2"><text:span text:style-name="T9">Avanna</text:span>: Was für ein sanfter Klang?</text:p>
      <text:p text:style-name="P2">Geliebter, der fast sang.</text:p>
      <text:p text:style-name="P2">Pyramus!</text:p>
      <text:p text:style-name="P2"><text:span text:style-name="T9">Buttercup</text:span>: Thisbe!</text:p>
      <text:p text:style-name="P2"><text:span text:style-name="T9">Avanna</text:span>: Juckende Zitze.</text:p>
      <text:p text:style-name="P2"><text:span text:style-name="T9">Buttercup</text:span>: Treffen unterm Maulbeerbaum</text:p>
      <text:p text:style-name="P2">ein Sommernachtstraum.</text:p>
      <text:p text:style-name="P2"><text:span text:style-name="T9">Avanna</text:span>: Nur im Schatten erkennend,</text:p>
      <text:p text:style-name="P2">wir beide flennend.</text:p>
      <text:p text:style-name="P2"><text:span text:style-name="T9">Buttercup</text:span>: Um Mitternacht Wiedersehen </text:p>
      <text:p text:style-name="P2">kann kaum widerstehen.</text:p>
      <text:p text:style-name="P2"><text:span text:style-name="T9">Avanna</text:span>: Minuten zählend.</text:p>
      <text:p text:style-name="P2"><text:span text:style-name="T9">Buttercup</text:span>: Sehnsucht quälend.</text:p>
      <text:p text:style-name="P2"/>
      <text:p text:style-name="P3">Beide ins off – Robin kommt auf die Bühne und versteckt sich mit einem Umhang als Maulbeerbaum. Ist irritiert, fällt kurz aus der Rolle. Avanna tritt wieder auf als Thisbe.</text:p>
      <text:p text:style-name="P2"/>
      <text:p text:style-name="P2"><text:span text:style-name="T9">Avanna</text:span>: Welch’ schönen Baum die Welt gebar</text:p>
      <text:p text:style-name="P2">So bin ich schon zu früh wohl da.</text:p>
      <text:p text:style-name="P2"><text:span text:style-name="T9">Robin</text:span><text:span text:style-name="T35"> </text:span><text:span text:style-name="T2">(</text:span><text:span text:style-name="T1">leise, verwirrt)</text:span>: Ich bin der Löwe?</text:p>
      <text:p text:style-name="P2"><text:span text:style-name="T9">Avanna</text:span><text:span text:style-name="T35"> </text:span><text:span text:style-name="T8">(</text:span><text:span text:style-name="T1">leise, peinlich berührt, Zähne knirschend)</text:span>: Jahaaaa.</text:p>
      <text:p text:style-name="P2"><text:span text:style-name="T9">Robin</text:span><text:span text:style-name="T32"> </text:span><text:span text:style-name="T2">(</text:span><text:span text:style-name="T1">als Löwe, flippt voll aus)</text:span>:<text:span text:style-name="T9"> </text:span>RRRRAAAARRRHHH!</text:p>
      <text:p text:style-name="P2"/>
      <text:p text:style-name="P3">Robin reißt an dem Schal, wälzt sich fauchend, rennt hinter Buttercup her, reißt seinen Arm ab mit den Zähnen.</text:p>
      <text:p text:style-name="P2"/>
      <text:p text:style-name="P2"><text:span text:style-name="T9">Avanna</text:span>: Praerie, was machst du da?</text:p>
      <text:p text:style-name="P2"><text:span text:style-name="T9">Robin</text:span>: Nicht gut?</text:p>
      <text:p text:style-name="P2"><text:span text:style-name="T9">Buttercup</text:span>: Hm, nee, eher nicht so. Du spielst so verändert, der Löwe reißt Thisbe zum Beispiel den Schleier vom Hals, nicht den Arm ab. Du hast das doch gestern schon gespielt.</text:p>
      <text:p text:style-name="P2"><text:span text:style-name="T9">Robin</text:span>:<text:span text:style-name="T30"> </text:span>Ach, da war ich doch ein Maulbeerbaum.<text:span text:style-name="T32"> </text:span><text:span text:style-name="T1">(merkt danach direkt, dass sie sich verplappert hat, beißt sich auf die Zähne) </text:span>Ich meine…</text:p>
      <text:p text:style-name="P2"><text:span text:style-name="T9">Avanna</text:span>:<text:span text:style-name="T30"> </text:span>Hä, was?</text:p>
      <text:p text:style-name="P2"><text:span text:style-name="T9">Robin</text:span><text:span text:style-name="T35"> </text:span><text:span text:style-name="T1">(sieht die beiden erst unschuldig/ratlos/peinlich berührt an, bricht dann zusammen)</text:span>:<text:span text:style-name="T32"> </text:span>Es tut mir so leid, ich hätte es euch sagen müssen! Praerie und ich… wir haben… wir haben getauscht!</text:p>
      <text:p text:style-name="P2"><text:soft-page-break/><text:span text:style-name="T9">Buttercup</text:span><text:span text:style-name="T32"> </text:span><text:span text:style-name="T1">(aufgebracht)</text:span><text:span text:style-name="T30">: </text:span>Du bist ein Mensch? Ein User? Du bist Robin?!</text:p>
      <text:p text:style-name="P2"><text:span text:style-name="T9">Avanna</text:span><text:span text:style-name="T30">: </text:span>Ihr habt getauscht? Wie ist das denn möglich? Spannend! Hochinteressant!</text:p>
      <text:p text:style-name="P2"><text:span text:style-name="T9">Buttercup</text:span><text:span text:style-name="T30">: </text:span>Das ist gegen die Regeln! Das geht doch nicht. Praerie wird dafür so Ärger bekommen. Warum machst du sowas?</text:p>
      <text:p text:style-name="P2"><text:span text:style-name="T9">Robin</text:span><text:span text:style-name="T30">: </text:span>Weil ich es nicht mehr ausgehalten habe da. Diese ganze geistige Enge dort.</text:p>
      <text:p text:style-name="P2"><text:span text:style-name="T9">Avanna</text:span><text:span text:style-name="T30">: </text:span>Aber ihr seid da doch viel freier als hier?</text:p>
      <text:p text:style-name="P2"><text:span text:style-name="T9">Robin</text:span><text:span text:style-name="T30">: </text:span>Frei! Ha. Glaubt ihr, es gibt dort keine Sachzwänge? Selbst- und ständige Maloche, ranzige Margarine, scheißhohe Miete. Hast du schon mal versucht, in Neukölln ne WG zu kriegen? Und dann die beiden da. Es dreht sich doch nur um Marmelade, Craft Bier und ein Ping-Pong der popkulturellen Referenzen. Aber mehr als ein paar Foucault-Zitate kennen die auch nicht. Die haben doch einen Horizont nicht höher als ein Sofakissen. Ich möchte nicht mehr die Deko in diesem Beziehungstheaterstück sein!</text:p>
      <text:p text:style-name="P2"><text:span text:style-name="T9">Avanna</text:span><text:span text:style-name="T30">: </text:span>Aber jeder Mediatar würde alles dafür geben, einmal frei zu sein und in dieser Welt da draußen rumlaufen zu dürfen! Sich nicht mehr nach den Menschen richten zu müssen. Den Tag erfühlen, schmecken, Seele baumeln lassen.</text:p>
      <text:p text:style-name="P2"><text:span text:style-name="T9">Buttercup</text:span><text:span text:style-name="T30">: </text:span>Wir sind doch nur Darsteller des schönen Scheins. Draußen ist die Realität.</text:p>
      <text:p text:style-name="P2"><text:span text:style-name="T9">Robin</text:span><text:span text:style-name="T30">: </text:span>Aber das ist doch genau der Punkt! Ihr macht alles schöner und glitzernder als unsere Welt! Ihr macht das lebenswert! Und eure Sphäre hier fühlt sich echter an als die da draußen. Und interessanter. Van Goghs Sternennacht ist doch auch auf dem Bild viel schöner als eine Nacht in der Realität.</text:p>
      <text:p text:style-name="P2"><text:span text:style-name="T9">Avanna</text:span><text:span text:style-name="T30">: </text:span>Und warum wählt ihr nicht für euch selbst interessant zu sein?</text:p>
      <text:h text:style-name="P56" text:outline-level="2"><text:bookmark text:name="_85u7d1vbe4"/>Lied 4: Knirsch und Knack</text:h>
      <text:p text:style-name="P18">Robin</text:p>
      <text:p text:style-name="P20">Und dann brauchst du wo zum Wohnen.</text:p>
      <text:p text:style-name="P43">Und findest doch nix.</text:p>
      <text:p text:style-name="P43">Und dann brauchst du och ne Arbeit.</text:p>
      <text:p text:style-name="P43">Und kannst doch nüscht.</text:p>
      <text:p text:style-name="P43">Und dann willst du wen lieben.</text:p>
      <text:p text:style-name="P43">Und weßt doch nicht wie.</text:p>
      <text:p text:style-name="P43">Und die anderen wohnen und arbeiten und lieben.</text:p>
      <text:p text:style-name="P43">Im Fernsehen, im Kino und sozialen Medien.</text:p>
      <text:p text:style-name="P43">Und dann bist du abends allein.</text:p>
      <text:p text:style-name="P43">Und denkst dir: so will ich auch sein.</text:p>
      <text:p text:style-name="P20"/>
      <text:p text:style-name="P20">Und sagst: Hallo, hallo.</text:p>
      <text:p text:style-name="P43">Aus deinem Mund kommt: knirsch.</text:p>
      <text:p text:style-name="P43">Und sagst: küss mich, küss mich.</text:p>
      <text:p text:style-name="P43">Aus deinem Mund kommt: knack.</text:p>
      <text:p text:style-name="P43">Und du küsst und küsst und küsst und es macht nur knirsch.</text:p>
      <text:p text:style-name="P21">Du schuftest, und du schuftest und es macht nur knack.</text:p>
      <text:p text:style-name="P43">Du erfüllst den Putzplan, und es knirscht und es knackt </text:p>
      <text:p text:style-name="P43">dein Herz,</text:p>
      <text:p text:style-name="P43">dein Herz.</text:p>
      <text:p text:style-name="P35">Avanna</text:p>
      <text:p text:style-name="P20">Du schüttelst deine Haare</text:p>
      <text:p text:style-name="P43">Und schwingst dein Schwert</text:p>
      <text:p text:style-name="P43">Mit diesem einen Ring machste nüscht verkehrt</text:p>
      <text:p text:style-name="P43">Zur Rechten wie zur Linken</text:p>
      <text:p text:style-name="P43">siehste Orks heruntersinken.</text:p>
      <text:p text:style-name="P43">In Hogwarts, ja in Hogwarts bist du Gryffindor</text:p>
      <text:p text:style-name="P43">Für deinen einen einzigen User nur</text:p>
      <text:p text:style-name="P43">Und alles für deinen User nur</text:p>
      <text:p text:style-name="P20"/>
      <text:p text:style-name="P18">Buttercup</text:p>
      <text:p text:style-name="P20">Nun sei doch mal ganz smart </text:p>
      <text:p text:style-name="P43">Und bleib ganz cool!</text:p>
      <text:p text:style-name="P43">Du redest, und du redest</text:p>
      <text:p text:style-name="P43">manchmal viel zu viel.</text:p>
      <text:p text:style-name="P43">Du kannst ja nicht mal tanzen!</text:p>
      <text:p text:style-name="P43">Sing uns was vor!</text:p>
      <text:p text:style-name="P43">Da sing ich meinen Song</text:p>
      <text:p text:style-name="P43">mit nem Move dazu.</text:p>
      <text:p text:style-name="P43">Denn bin ich in der Matrix,</text:p>
      <text:p text:style-name="P43">hab ich Groove genug.</text:p>
      <text:p text:style-name="P20">Und ist der User mal allein,</text:p>
      <text:p text:style-name="P20">dann stimmt er mit ein.</text:p>
      <text:p text:style-name="P20"/>
      <text:p text:style-name="P18">Alle</text:p>
      <text:p text:style-name="P20">Und sagt: Hallo, hallo.</text:p>
      <text:p text:style-name="P21">Aus deinem Mund kommt: knirsch.</text:p>
      <text:p text:style-name="P21">Und sagst: küss mich, küss mich.</text:p>
      <text:p text:style-name="P21">Aus deinem Mund kommt: knack.</text:p>
      <text:p text:style-name="P21"/>
      <text:p text:style-name="P21"><text:span text:style-name="T9">Robin</text:span>:<text:span text:style-name="T9"> </text:span>Und du küsst und küsst und küsst und es macht nur knirsch.</text:p>
      <text:p text:style-name="P21"><text:span text:style-name="T9">Avana</text:span>:<text:span text:style-name="T9"> </text:span>Du schuftest, und du schuftest und es macht nur knack.</text:p>
      <text:p text:style-name="P21"><text:span text:style-name="T9">Buttercup</text:span>:<text:span text:style-name="T9"> </text:span>Du erfüllst den Putzplan, und es knirscht und es knackt </text:p>
      <text:p text:style-name="P21"><text:span text:style-name="T9">Alle</text:span>:<text:span text:style-name="T9"> </text:span>dein Herz.</text:p>
      <text:h text:style-name="P49" text:outline-level="1"><text:bookmark-start text:name="__RefHeading___Toc7232_105942039"/><text:bookmark text:name="_lpqg5ti05w0w"/>Intermission: Szene 5 – MOD und Kommentarspalte trennen die Verbindung<text:bookmark-end text:name="__RefHeading___Toc7232_105942039"/></text:h>
      <text:p text:style-name="P3">KS und MOD betreten empört die Bühne. MOD versucht noch gute Miene zum bösen Spiel zu machen, ist aber eindeutig auch aufgebracht.</text:p>
      <text:p text:style-name="P2"/>
      <text:p text:style-name="P12"><text:span text:style-name="T9">KS</text:span>: Ich bin ja nun wirklich nicht eitel oder egozentrisch, aber das geht doch zu weit… Meinungsfreiheit und Kunstfreiheit heißt doch nicht, dass auf einmal jeder herbeigelaufene Hinz und Kunz singen darf!</text:p>
      <text:p text:style-name="P12"><text:span text:style-name="T9">MOD</text:span>: Doch, Kommentarspalte, das heißt es. Das ist der Grundstein einer Demokratie. Und auch dieses Forums!</text:p>
      <text:p text:style-name="P12"><text:span text:style-name="T9">KS</text:span><text:span text:style-name="T32"> </text:span><text:span text:style-name="T2">(versucht MOD einzulullen und sie zu brechen)</text:span>: Fühlst Du Dich nicht ein bisschen hintergangen? Schau mal, wie lange Du für diese Songs geprobt haben? Wie lange Du Gesangsunterricht nehmen musstest, um die Töne treffen zu können? Und am Ende dürfen doch alle singen? Und kriegen vielleicht trotzdem genau so viel Applaus wie Du? Nachher dürfen <text:span text:style-name="T1">die </text:span>noch moderieren! Ist das noch fair?</text:p>
      <text:p text:style-name="P12"><text:soft-page-break/><text:span text:style-name="T9">MOD</text:span><text:span text:style-name="T32"> </text:span><text:span text:style-name="T2">(</text:span><text:span text:style-name="T1">bricht weinend zusammen)</text:span>: Neeeeeeeeeiiiiiiin, ist es nicht!</text:p>
      <text:p text:style-name="P12"><text:span text:style-name="T9">KS</text:span>: Seht ihr, jetzt habt ihr sie zum Weinen gebracht! Wir müssen Rache schwören.</text:p>
      <text:p text:style-name="P12"><text:span text:style-name="T9">MOD</text:span><text:span text:style-name="T32"> </text:span><text:span text:style-name="T2">(immer</text:span><text:span text:style-name="T1"> noch weinend)</text:span>: Das ist gegen die Regeln, und auch nicht mein Stil.</text:p>
      <text:p text:style-name="P12"><text:span text:style-name="T9">KS</text:span><text:span text:style-name="T32"> </text:span><text:span text:style-name="T2">(brü</text:span><text:span text:style-name="T1">llend, in MODs Ohr)</text:span>: Sie haben Dich um Deinen Applaus gebracht!</text:p>
      <text:p text:style-name="P12"><text:span text:style-name="T9">MOD</text:span><text:span text:style-name="T32"> </text:span><text:span text:style-name="T2">(w</text:span><text:span text:style-name="T1">einend-brüllend)</text:span>: Ich will Rache!</text:p>
      <text:p text:style-name="P12"><text:span text:style-name="T9">KS</text:span>: Wir kappen einfach die Verbindung. Finito, schnipp-schnapp, freeze, muahahaaaa!</text:p>
      <text:p text:style-name="P12"><text:span text:style-name="T9">MOD</text:span><text:span text:style-name="T32"> </text:span><text:span text:style-name="T2">(rachel</text:span><text:span text:style-name="T1">üsternd)</text:span>: Ja. Schnipp-Schnapp.</text:p>
      <text:p text:style-name="P12"/>
      <text:p text:style-name="P39"><text:span text:style-name="T9">Beide</text:span><text:span text:style-name="T16"> </text:span><text:span text:style-name="T15">(stim</text:span><text:span text:style-name="T14">men verschwörerisch an)</text:span><text:span text:style-name="T13">: Schubiduuuaaaa-uuuaaaah-uuuuh, Schnipp Schnapp! Schubidu-Schnipp-Schnapp!</text:span></text:p>
      <text:h text:style-name="P51" text:outline-level="1"><text:bookmark-start text:name="__RefHeading___Toc7234_105942039"/><text:bookmark text:name="_hrwz4q1bhbxx"/>Szene 6 – Frühstück: Der Schock! Verzweiflung! Offline als Chance<text:bookmark-end text:name="__RefHeading___Toc7234_105942039"/></text:h>
      <text:p text:style-name="P3">Hänschen, Kim, Praerie Snowsong sitzen am Frühstückstisch.</text:p>
      <text:p text:style-name="P2"/>
      <text:p text:style-name="P2"><text:span text:style-name="T9">Hänschen</text:span><text:span text:style-name="T30">: </text:span>Darling, kannst du mir bitte mal die Marmelade reichen? Und den Kaffee! Sehr viel davon!</text:p>
      <text:p text:style-name="P2"><text:span text:style-name="T9">Praerie</text:span><text:span text:style-name="T35"> </text:span><text:span text:style-name="T1">(kokettierend, zwinkerzwinker)</text:span><text:span text:style-name="T30">: </text:span>Na, das sieht mir ganz so aus, als hätten da zwei letzte Nacht nicht besonders viel geschlafen!</text:p>
      <text:p text:style-name="P2"><text:span text:style-name="T9">Kim</text:span><text:span text:style-name="T30"> </text:span><text:span text:style-name="T1">(kichernd)</text:span>: Ähm, ja, ähm, hier ist die Marmelade, Hasi-Spatzi.</text:p>
      <text:p text:style-name="P2"><text:span text:style-name="T9">Hänschen</text:span>: Was für ein wunderschöner Morgen.</text:p>
      <text:p text:style-name="P2"><text:span text:style-name="T9">Kim</text:span>: Ja, müsste ich fast posten, wenn es nicht so schön wäre gerade. Es ist so angenehm ruhig.</text:p>
      <text:p text:style-name="P2"><text:span text:style-name="T9">Hänschen</text:span>: Mir ist das fast ein bisschen zu ruhig. Ich hatte heute z.B. noch gar keine Likes.</text:p>
      <text:p text:style-name="P2"><text:span text:style-name="T9">Kim</text:span>: Stimmt, ich auch nicht. Normalerweise sind am Morgen ja schon immer so mindestens 20-30 Likes da.</text:p>
      <text:p text:style-name="P2"><text:span text:style-name="T9">Hänschen</text:span>: Noch nicht mal von Deinem Stalker?</text:p>
      <text:p text:style-name="P2"><text:span text:style-name="T9">Kim</text:span>: Ich nenn ihn noch Fan. Er liked alles von mir.</text:p>
      <text:p text:style-name="P2"><text:span text:style-name="T9">Hänschen</text:span>: Fan, Stalker - die Grenzen sind da fließend.<text:span text:style-name="T32"> </text:span><text:span text:style-name="T2">(Pause)</text:span><text:span text:style-name="T32"> </text:span>Seltsam. Meinst du, wir sind zu alt geworden? Ist der Livestream meiner Morgenroutine nicht mehr interessant für die Menschen?</text:p>
      <text:p text:style-name="P2"><text:span text:style-name="T9">Kim</text:span><text:span text:style-name="T30"> </text:span><text:span text:style-name="T1">(erschrocken)</text:span>:<text:span text:style-name="T30"> </text:span>Nee. Ich glaub, wir sind offline!</text:p>
      <text:p text:style-name="P2"><text:span text:style-name="T9">Praerie</text:span><text:span text:style-name="T32"> </text:span><text:span text:style-name="T1">(wird ängstlich aufgeregt)</text:span>: Was, offline? Keine Verbindung?</text:p>
      <text:p text:style-name="P2"><text:span text:style-name="T9">Kim</text:span>:<text:span text:style-name="T30"> I</text:span>ch glaube schon. Anders kann ich mir das nicht erklären.</text:p>
      <text:p text:style-name="P2"><text:span text:style-name="T9">Praerie</text:span> <text:span text:style-name="T1">(springt auf, rennt panisch umher)</text:span>: Ach du Scheiße… ach du Scheiße… wir können nicht offline sein… nein, das geht nicht… scheiße, wie soll ich denn aus der Menschenwelt wieder zurückkommen?</text:p>
      <text:p text:style-name="P2"><text:span text:style-name="T9">Hänschen</text:span>: Schöner Begriff, Menschenwel<text:span text:style-name="T32">t. </text:span><text:span text:style-name="T1">(schaut Praerie an)</text:span> Was meinst du damit?</text:p>
      <text:p text:style-name="P2"><text:span text:style-name="T9">Praerie</text:span><text:span text:style-name="T35"> </text:span><text:span text:style-name="T8">(</text:span><text:span text:style-name="T1">immer noch leicht panisch)</text:span>: Ähm, na ja, ich bin nicht Robin. Ich bin ihr Mediatar, Praerie. Ich hab mit ihr getauscht.</text:p>
      <text:p text:style-name="P2"><text:span text:style-name="T9">Kim</text:span>: Was zur Hölle? Das ist doch gegen jegliche Regeln.</text:p>
      <text:p text:style-name="P2"><text:span text:style-name="T9">Hänschen</text:span>: Du bist nicht Robin, sondern ihr Mediatar? Das ist aber doch eine ganz andere Ebene?</text:p>
      <text:p text:style-name="P2"><text:span text:style-name="T9">Kim</text:span>: Und das steht in keiner Anleitung, dass das geht. Hast du dein Manual überhaupt gelesen?!</text:p>
      <text:p text:style-name="P2"><text:span text:style-name="T9">Praerie</text:span>: Ja, natürlich. Robin stand auf einmal da und fragte. Und ich habe ja gesagt, ich mache halt, was sie sagt. So bin ich programmiert. Das Portal stand einfach offen. Aber… aber… wie komm ich denn jetzt zurück, wenn wir offline sind?</text:p>
      <text:p text:style-name="P2"><text:span text:style-name="T9">Kim</text:span>: Du vergisst hier den viel wichtigeren Part: Das heißt, niemand beobachtet uns mehr! Niemand.</text:p>
      <text:p text:style-name="P2"><text:span text:style-name="T9">Praerie</text:span>: Was?</text:p>
      <text:p text:style-name="P2"><text:span text:style-name="T9">Kim</text:span>: Wir können ungesehen über die Stränge schlagen. Meine Mutter ruft bestimmt gleich an, weil keine Bilder auf Instagram sind und sie denkt, ich verhungere.</text:p>
      <text:p text:style-name="P2"><text:span text:style-name="T9">Praerie</text:span>: WAS?<text:span text:style-name="T32">! </text:span><text:span text:style-name="T1">(Vergräbt sich immer mehr in der eigenen Panik / Entsetzen darüber, dass niemand auf sie achtet und kauert sich am Bühnen rand zusammen)</text:span></text:p>
      <text:p text:style-name="P2"><text:span text:style-name="T9">Hänschen</text:span>: Aber wenn wir unser Frühstück nicht instagrammen, haben wir dann überhaupt gegessen? Das ist mir zu authentisch alles.</text:p>
      <text:h text:style-name="P58" text:outline-level="2"><text:bookmark text:name="_is59w78p5ldh"/>Lied 5: Nicht gesehen werden</text:h>
      <text:p text:style-name="P64">Hänschen</text:p>
      <text:p text:style-name="P31">Ach, mich sieht mal wieder keiner.</text:p>
      <text:p text:style-name="P27">werd täglich größer, kleiner.<text:line-break/>Mehrmals täglich dick und dünner<text:line-break/>wer sagt was ist schlau, was dümmer?<text:line-break/></text:p>
      <text:p text:style-name="P19">Kim</text:p>
      <text:p text:style-name="P27">Ach, auf mich gibt keiner Acht</text:p>
      <text:p text:style-name="P27">Nirgends einer, der mit mir lacht</text:p>
      <text:p text:style-name="P27">Wenn ich auch schlau und witzig bin</text:p>
      <text:p text:style-name="P27">Dringt kein Lachen zu mir hin</text:p>
      <text:p text:style-name="P27"/>
      <text:p text:style-name="P19">Beide</text:p>
      <text:p text:style-name="P27">Ach, es ist als wär ich gar nicht da</text:p>
      <text:p text:style-name="P27">Zwar sind mir ganz viele Leut na-ha</text:p>
      <text:p text:style-name="P27">Aber ich hab dadurch keinen Zentimeter Pla-hatz</text:p>
      <text:p text:style-name="P27">Bis ich wie ein Ballon zerplatz</text:p>
      <text:p text:style-name="P27"/>
      <text:p text:style-name="P27">Wenn du nicht gesehen wirst</text:p>
      <text:p text:style-name="P27">Musst du an dir runtergucken</text:p>
      <text:p text:style-name="P27">Um zu raffen</text:p>
      <text:p text:style-name="P27">ob die Füße da noch zucken</text:p>
      <text:p text:style-name="P27">ob die Arme da noch hängen</text:p>
      <text:p text:style-name="P27">und der Bauch auch</text:p>
      <text:p text:style-name="P28"/>
      <text:p text:style-name="P27"><text:span text:style-name="T9">Hänschen</text:span>: Ach, was soll ich denn jetzt treiben?</text:p>
      <text:p text:style-name="P27">Was soll ich ins Netz reinschreiben?</text:p>
      <text:p text:style-name="P27"><text:span text:style-name="T9">Kim</text:span>: Wem soll ich von mir berichten?</text:p>
      <text:p text:style-name="P27">Was reinstell'n zum Liken, Sichten?</text:p>
      <text:p text:style-name="P28"/>
      <text:p text:style-name="P27"><text:span text:style-name="T9">Hänschen</text:span>: Ach hier ist doch gar nic<text:span text:style-name="T41">h</text:span>ts los</text:p>
      <text:p text:style-name="P27">Diese öde Ödnis bloss</text:p>
      <text:p text:style-name="P27"><text:span text:style-name="T9">Kim</text:span>: Mir wird alles zu eng</text:p>
      <text:p text:style-name="P27">Klarnamenzwang ganz streng</text:p>
      <text:p text:style-name="P28"/>
      <text:p text:style-name="P19">Beide</text:p>
      <text:p text:style-name="P27">Wenn du nicht gesehen wirst</text:p>
      <text:p text:style-name="P27">Musst du an dir runtergucken</text:p>
      <text:p text:style-name="P27">Um zu raffen</text:p>
      <text:p text:style-name="P27">ob die Füße da noch zucken</text:p>
      <text:p text:style-name="P27">ob die Arme da noch hängen</text:p>
      <text:p text:style-name="P27">und der Po</text:p>
      <text:p text:style-name="P27">Sowieso</text:p>
      <text:p text:style-name="P38"><text:span text:style-name="T9">Hänschen</text:span><text:span text:style-name="T32"> </text:span><text:span text:style-name="T2">(gesprochen)</text:span><text:span text:style-name="T32">: </text:span>Es wär ganz schön, Muss ich schon sagen,</text:p>
      <text:p text:style-name="P27">Diese Rüstung einmal nicht zu tragen</text:p>
      <text:p text:style-name="P27">Mal so gesagt, ganz unter uns</text:p>
      <text:p text:style-name="P29"><text:span text:style-name="T9">Kim</text:span><text:span text:style-name="T32"> </text:span><text:span text:style-name="T1">(gesprochen)</text:span><text:span text:style-name="T32">: </text:span>Es geht auch ohne Körperbild-Schlunz</text:p>
      <text:p text:style-name="P27">Ich kann in der Nase bohren</text:p>
      <text:p text:style-name="P27">Auch im Nabel, in den Ohren</text:p>
      <text:p text:style-name="P27">Ohne dass es jemand sieht</text:p>
      <text:p text:style-name="P27"/>
      <text:p text:style-name="P27"><text:span text:style-name="T9">Beide</text:span>: Neat!</text:p>
      <text:p text:style-name="P28"/>
      <text:p text:style-name="P19">Beide</text:p>
      <text:p text:style-name="P27">Wenn du nicht gesehen wirst</text:p>
      <text:p text:style-name="P27">Haben die kleinen Heimlichkeiten,</text:p>
      <text:p text:style-name="P27">Sachen, über die du lachst,</text:p>
      <text:p text:style-name="P27">Plötzlich ganz verborgene Seiten</text:p>
      <text:p text:style-name="P27">Die in hellem Glanz erstrahlen</text:p>
      <text:p text:style-name="P27">Schluss mit Malen nach Zahlen</text:p>
      <text:p text:style-name="P2"/>
      <text:p text:style-name="P2"><text:span text:style-name="T9">Kim</text:span>: Ich mache jetzt erstmal meinen Rock auf.<text:span text:style-name="T1"> </text:span>Ich habe zwanzig Jahre lang den Bauch eingezogen. Und warte, hie<text:span text:style-name="T32">r </text:span><text:span text:style-name="T1">(schmiert ein Brot)</text:span>, doppelt Butter! Doppelt Butter!<text:span text:style-name="T32"> </text:span><text:span text:style-name="T2">(isst erst und reicht es dann Hänschen)</text:span></text:p>
      <text:p text:style-name="P2"><text:span text:style-name="T9">Hänschen</text:span>: Laß mich abbeißen von der doppelten Butterstulle. Oh Gott, ist das gut. Warte! Heißt das, ich kann mir jetzt erlauben, einfach mal keine Meinung zu allem haben?</text:p>
      <text:p text:style-name="P2"><text:span text:style-name="T9">Kim</text:span><text:span text:style-name="T35"> </text:span><text:span text:style-name="T1">(steigt auf ihren Stuhl, fast revolutionäre Gesten)</text:span>: WIR SIND FREIII! Scheiß auf Hashtag »FitnessMotivation«! Scheiß auf Hashtag »EatingClean«! Ich ess jetzt Butter und Kohlenhydrate! Jetzt ist bei mir jeder Tag Hashtag »CheatingDay«! Und Hashtag »Achtsamkeit« kann mich erst recht am Arsch lecken!</text:p>
      <text:p text:style-name="P2"><text:span text:style-name="T9">Hänschen</text:span><text:span text:style-name="T30">: </text:span>Wenn wir unbeobachtet sind, könnten wir auch dahin gehen, wo wir uns sonst nie hinwagen. Ganz neue Möglichkeiten<text:span text:style-name="T32">! </text:span><text:span text:style-name="T1">(steigt auch auf einen Stuhl)</text:span> Wir könnten nach Lichtenberg gehen. </text:p>
      <text:p text:style-name="P2"><text:span text:style-name="T9">Kim</text:span><text:span text:style-name="T32"> </text:span><text:span text:style-name="T1">(enthusiastisch auf dem Stuhl)</text:span><text:span text:style-name="T32">: </text:span>Ja, das haben wir nie gemacht, weil es nicht fotogen genug war. Hashtag »NoFilter«!</text:p>
      <text:p text:style-name="P2"><text:span text:style-name="T9">Hänschen</text:span><text:span text:style-name="T32"> </text:span><text:span text:style-name="T1">(ebenfalls enthusiastisch auf dem Stuhl):</text:span> Wooohoooo, Hashtag »KeinNetz«. YEAH, WIR SIND OFFLINE.</text:p>
      <text:p text:style-name="P2"><text:span text:style-name="T9">Kim</text:span><text:span text:style-name="T30">: E</text:span>rkunden wir doch mal unsere Welt ganz neu! Auf nach Lichtenberg!</text:p>
      <text:p text:style-name="P2"><text:span text:style-name="T9">Praerie</text:span><text:span text:style-name="T30">: A</text:span>ber aber…</text:p>
      <text:p text:style-name="P2"><text:span text:style-name="T9">Hänschen</text:span><text:span text:style-name="T30">: N</text:span>ein, du kommst einfach mit! Let's go!</text:p>
      <text:p text:style-name="P3">Alle drei ab.</text:p>
      <text:h text:style-name="P49" text:outline-level="1"><text:bookmark-start text:name="__RefHeading___Toc7236_105942039"/><text:bookmark text:name="_kuf1unu0bffo"/>Intermission: Szene 6<text:bookmark-end text:name="__RefHeading___Toc7236_105942039"/></text:h>
      <text:p text:style-name="P3">MOD tappt während des Abgangs von Kim, Hänschen und Praerie in Szene 6 empört auf die Bühne, KS trottet hinterher</text:p>
      <text:p text:style-name="P2"/>
      <text:p text:style-name="P2"><text:span text:style-name="T9">MOD</text:span>: Jetzt fangen die auch noch an zu singen! Das kommt davon, wenn die Regeln nicht eingehalten werden! Spalti, das gefällt mir alles nicht!</text:p>
      <text:p text:style-name="P36">MOD</text:p>
      <text:p text:style-name="P12">Was soll aus uns jetzt werden?</text:p>
      <text:p text:style-name="P12">Wir sind alt,</text:p>
      <text:p text:style-name="P12">Uns braucht keiner mehr!</text:p>
      <text:p text:style-name="P12">Bald schon,</text:p>
      <text:p text:style-name="P12">wird sich niemand mehr an uns erinnern</text:p>
      <text:p text:style-name="P12"/>
      <text:p text:style-name="P17">KS</text:p>
      <text:p text:style-name="P12">Wer will denn jetzt noch meine Kommentare hören?</text:p>
      <text:p text:style-name="P12">Niemand! Niemand!</text:p>
      <text:p text:style-name="P12">Das wird alles outgesourct.</text:p>
      <text:p text:style-name="P12">Bald ist für jeden Beitrag</text:p>
      <text:p text:style-name="P12">die Kommentarfunktion deaktiviert</text:p>
      <text:p text:style-name="P12"/>
      <text:p text:style-name="P12"><text:span text:style-name="T9">Beide</text:span>: Was soll denn jetzt aus uns werden?</text:p>
      <text:h text:style-name="P56" text:outline-level="2"><text:bookmark text:name="_cqj6tn69emdn"/>Lied 6: Was soll aus uns werden?</text:h>
      <text:p text:style-name="P4">(gesprochen)</text:p>
      <text:p text:style-name="P12"><text:span text:style-name="T9">MOD</text:span>: Hundeführer</text:p>
      <text:p text:style-name="P12"><text:span text:style-name="T9">KS</text:span>: Müllabfuhr</text:p>
      <text:p text:style-name="P12"><text:span text:style-name="T9">MOD</text:span>: Ökobauer</text:p>
      <text:p text:style-name="P12"><text:span text:style-name="T9">KS</text:span>: Master of Schafschur</text:p>
      <text:p text:style-name="P12"><text:span text:style-name="T9">MOD</text:span>: Fakir</text:p>
      <text:p text:style-name="P12"><text:span text:style-name="T9">KS</text:span>: Prinzessin</text:p>
      <text:p text:style-name="P12"><text:span text:style-name="T9">MOD</text:span>: IT-Spezialist</text:p>
      <text:p text:style-name="P12"><text:span text:style-name="T9">KS</text:span>: Prinz, der nur nachts Prinzessin ist</text:p>
      <text:p text:style-name="P12"/>
      <text:p text:style-name="P17">Beide </text:p>
      <text:p text:style-name="P12">Was soll aus uns werden?</text:p>
      <text:p text:style-name="P12">Wenn wir groß sind,</text:p>
      <text:p text:style-name="P12">Haben wir gedacht,</text:p>
      <text:p text:style-name="P12">Wird so viel gemacht!</text:p>
      <text:p text:style-name="P12"/>
      <text:p text:style-name="P4">(gesprochen)</text:p>
      <text:p text:style-name="P12"><text:span text:style-name="T9">MOD</text:span>: Stuntman</text:p>
      <text:p text:style-name="P12"><text:span text:style-name="T9">KS</text:span>: Snowwhite</text:p>
      <text:p text:style-name="P12"><text:span text:style-name="T9">MOD</text:span>: and the Huntsman</text:p>
      <text:p text:style-name="P12"><text:span text:style-name="T9">KS</text:span>: Stiftanspitzer</text:p>
      <text:p text:style-name="P12"><text:span text:style-name="T9">MOD</text:span><text:span text:style-name="T30">: G</text:span>olfplatzbesitzer</text:p>
      <text:p text:style-name="P12"><text:span text:style-name="T9">KS</text:span>: Tierpfleger</text:p>
      <text:p text:style-name="P12"><text:span text:style-name="T9">MOD</text:span>: Anwärter</text:p>
      <text:p text:style-name="P12"><text:span text:style-name="T9">KS</text:span>: auf irgendwas</text:p>
      <text:p text:style-name="P12"/>
      <text:p text:style-name="P17">Beide</text:p>
      <text:p text:style-name="P12">Was soll aus uns werden?</text:p>
      <text:p text:style-name="P12">Wenn wir groß sind,</text:p>
      <text:p text:style-name="P12">Haben wir gedacht,</text:p>
      <text:p text:style-name="P12">Wird so viel gemacht!</text:p>
      <text:p text:style-name="P12"/>
      <text:p text:style-name="P12"><text:span text:style-name="T9">MOD</text:span>: Was moderieren,</text:p>
      <text:p text:style-name="P12">Sieben Tage lang?</text:p>
      <text:p text:style-name="P12"><text:span text:style-name="T9">KS</text:span>: was kommentieren,</text:p>
      <text:p text:style-name="P12">ganz allein?</text:p>
      <text:p text:style-name="P12"/>
      <text:p text:style-name="P41">(heulend ab)</text:p>
      <text:h text:style-name="P51" text:outline-level="1"><text:bookmark-start text:name="__RefHeading___Toc7238_105942039"/><text:bookmark text:name="_k3szhp8tz83n"/>Szene 7 – Die Avatare entdecken und feiern die neue Freiheit, finden sie aber schnell scheiße<text:bookmark-end text:name="__RefHeading___Toc7238_105942039"/></text:h>
      <text:p text:style-name="P3">Robin, Avanna, Buttercup</text:p>
      <text:p text:style-name="P2"/>
      <text:p text:style-name="P3">Beginn der Szene: Die drei liegen schlafend, eng aneinander im Bett. Auf einmal schreckt Buttercup hoch und schaut auf die Uhr.</text:p>
      <text:p text:style-name="P2"/>
      <text:p text:style-name="P2"><text:span text:style-name="T9">Buttercup</text:span>: Scheiße, scheiße, Avanna, Robin, wir haben verschlafen!</text:p>
      <text:p text:style-name="P2"><text:span text:style-name="T9">Avanna</text:span> <text:span text:style-name="T1">(schreckt ebenfalls hoch)</text:span>: Waaas? Oh nein.</text:p>
      <text:p text:style-name="P2"><text:span text:style-name="T9">Robin</text:span><text:span text:style-name="T32"> </text:span><text:span text:style-name="T1">(noch halb schlafend)</text:span>: Lass mich, ich will noch nicht aufstehen, Mama. Es ist doch noch mitten in der Nacht.</text:p>
      <text:p text:style-name="P2"><text:span text:style-name="T9">Buttercup</text:span>: Die Menschen sind bestimmt schon wach! Und wir haben die morgendlichen Postings noch nicht vorbereitet!</text:p>
      <text:p text:style-name="P3">Buttercup und Avanna springen auf und beginnen hektisch Dinge zu fotografieren und zu posten, während Robin sich ebenfalls, aber eher langsam, aus dem Bett schält und quält.</text:p>
      <text:p text:style-name="P2"><text:span text:style-name="T9">Avanna</text:span>: Das sendet bei mir irgendwie nicht.</text:p>
      <text:p text:style-name="P2"><text:span text:style-name="T9">Buttercup</text:span>: Ich hab auch keine Verbindung.</text:p>
      <text:p text:style-name="P2"><text:span text:style-name="T9">Avanna</text:span>: Dann erst mal lokal speichern. Ist die Amazon Cloud wieder down?</text:p>
      <text:p text:style-name="P2"><text:span text:style-name="T9">Buttercup</text:span>: Mhm. Ich hab auf jeden Fall keine Notifications während der Nacht bekommen.</text:p>
      <text:p text:style-name="P2"><text:span text:style-name="T9">Avanna</text:span>: Was ist mit tumblr?</text:p>
      <text:p text:style-name="P2"><text:span text:style-name="T9">Buttercup</text:span>: Nix. Keine Verbindung.</text:p>
      <text:p text:style-name="P2"><text:span text:style-name="T9">Robin</text:span>: Wie könnt ihr so früh schon diesen Technikkram machen? Ich bin noch nicht mal aus dem Bett raus. <text:span text:style-name="T1">(guckt sehr verschlafen drein, streckt sich hin und wieder und versucht krampfhaft wach zu werden.)</text:span></text:p>
      <text:p text:style-name="P2"><text:span text:style-name="T9">Avanna</text:span>: Da können wir nix machen außer warten.</text:p>
      <text:p text:style-name="P2"><text:span text:style-name="T9">Buttercup</text:span><text:span text:style-name="T30">: </text:span>Ja, warten.</text:p>
      <text:p text:style-name="P2"><text:span text:style-name="T9">Avanna</text:span><text:span text:style-name="T30">: </text:span>Check doch mal Snapchat.</text:p>
      <text:p text:style-name="P2"><text:span text:style-name="T9">Buttercup</text:span>: Nix. Und im Wohnzimmer auch niemand. Wo sind denn unsere User?</text:p>
      <text:p text:style-name="P2"><text:span text:style-name="T9">Avanna</text:span>: Ja, stimmt, kein Schwein hier. Check doch mal auf <text:span text:style-name="T1">Swarm</text:span>, ob die in der Nähe sind.</text:p>
      <text:p text:style-name="P2"><text:span text:style-name="T9">Buttercup</text:span>: Nope, nix zu sehen dort. Ich denke, wir sind offline. Sowas von offline.</text:p>
      <text:p text:style-name="P2"><text:span text:style-name="T9">Avanna</text:span>: Praktisch sind wir dann gar nicht existent im Moment.</text:p>
      <text:p text:style-name="P3">längeres Schweigen und peinliche Pause, Avanna und Buttercup sind ratlos, während Robin langsam munter wird</text:p>
      <text:p text:style-name="P2"><text:span text:style-name="T9">Robin</text:span>: Wie können wir denn einfach offline sein?</text:p>
      <text:p text:style-name="P2"><text:span text:style-name="T9">Buttercup</text:span>: Ach, da gibt es tausende Möglichkeiten. DDos vom Internet of Things - Toaster und so. Oder die Illuminaten haben zugeschlagen. Oder Aliens greifen an.</text:p>
      <text:p text:style-name="P2"><text:span text:style-name="T9">Avanna</text:span><text:span text:style-name="T30">: </text:span>Ja, oder eine alles lenkende Moderatorin und eine zynische Kommentarspalte zetteln das einfach zu ihrer Belustigung an.</text:p>
      <text:p text:style-name="P2"><text:span text:style-name="T9">Robin</text:span><text:span text:style-name="T32"> </text:span><text:span text:style-name="T1">(spielt ironisch mit)</text:span>: Ja, das wird es sein.<text:span text:style-name="T35"> </text:span><text:span text:style-name="T8">(dann nicht mehr ironisch)</text:span><text:span text:style-name="T35"> </text:span>Macht euch mal locker. Ist doch nicht so schlimm. Machen wir einfach irgendwas. Wir könnten einfach wieder Theater spielen.</text:p>
      <text:p text:style-name="P2"><text:span text:style-name="T9">Buttercup</text:span>: Aber alle Texte sind in der Cloud.</text:p>
      <text:p text:style-name="P2"><text:span text:style-name="T9">Robin</text:span>: Dann denken wir uns halt selber was aus.</text:p>
      <text:p text:style-name="P2"><text:span text:style-name="T9">Avanna</text:span>: Jaaaa! Wir könnten ein Stück schreiben in einem postapokalytptischen Szenario, in dem die zentrale Infrastruktur mit Biowaffen angegriffen worden ist und danach Sysadmins die Herrschaft über die Welt übernehmen. </text:p>
      <text:p text:style-name="P2"><text:span text:style-name="T9">Robin</text:span>: Immer diese Hochstilisierung des IT-Menschen. Das packt mich jetzt nicht, ehrlich gesagt. </text:p>
      <text:p text:style-name="P2"><text:soft-page-break/><text:span text:style-name="T9">Buttercup</text:span>: Oder habt ihr schon mal über Zeitreisen und deren Auswirkungen auf das Urheberrecht nachgedacht? Überhaupt, wie die Zukunft von freiem Wissen aussieht? Das wäre doch mal spannend als Stück!</text:p>
      <text:p text:style-name="P2"><text:span text:style-name="T9">Robin</text:span>: Gäääääähn, Zeitreisen<text:span text:style-name="T32">. </text:span><text:span text:style-name="T2">(sarkastisch)</text:span><text:span text:style-name="T32"> Das</text:span> hat ja noch nie jemand vorher in der Popkultur behandelt.</text:p>
      <text:p text:style-name="P2"><text:span text:style-name="T9">Avanna</text:span>: Wer bist du eigentlich uns vorzuschreiben, was kreativ genug ist und was nicht?</text:p>
      <text:p text:style-name="P2"><text:span text:style-name="T9">Robin</text:span>: Ich bin Künstlerin. Sogar studierte. Und jetzt bin ich… <text:span text:style-name="T1">(realisiert, dass sie jetzt nur noch Ausführende und nicht mehr Künstlerin ist)</text:span><text:span text:style-name="T32"> </text:span>Mediatar. Jetzt bin ich Befehlsempfängerin. Oh Gott, ich muss hier raus. <text:span text:style-name="T1">(versucht die Tür zu öffnen, die verriegelt ist)</text:span><text:span text:style-name="T32"> </text:span>Was ist los, wieso geht die Tür nicht auf? Habt ihr abgeschlossen?</text:p>
      <text:p text:style-name="P2"><text:span text:style-name="T9">Avanna</text:span><text:span text:style-name="T30">: </text:span>Was? Nein. Das kann nicht sein. <text:span text:style-name="T1">(rüttelt auch an der Tür)</text:span></text:p>
      <text:p text:style-name="P2"><text:span text:style-name="T9">Buttercup</text:span><text:span text:style-name="T30">: </text:span>Im Manual steht, dass wir nur dort hingehen können, wo auch unsere User sind. Kapitel 5.7.</text:p>
      <text:p text:style-name="P2"><text:span text:style-name="T9">Avanna</text:span><text:span text:style-name="T30">: </text:span>Vorausgesetzt, es gibt eine Verbindung. Wenn nicht, sind wir in der Homebase gefangen.</text:p>
      <text:p text:style-name="P2"><text:span text:style-name="T9">Buttercup</text:span><text:span text:style-name="T30">: K</text:span>apitel 9.4, richtig.</text:p>
      <text:p text:style-name="P2"><text:span text:style-name="T9">Robin</text:span><text:span text:style-name="T30">: A</text:span>ber ich bin doch Mensch. Bin ich jetzt auch hier gefangen? Das geht doch nicht. <text:span text:style-name="T1">(beginnt panisch zu werden)</text:span></text:p>
      <text:p text:style-name="P2"><text:span text:style-name="T9">Avanna</text:span><text:span text:style-name="T30">: </text:span>Ok, dann geht's eben erstmal nicht nach draußen. Keine Panik<text:span text:style-name="T45">…</text:span> Wir könnten ja ein paar Posts schon vorbereiten. <text:span text:style-name="T1">(Robin sinkt verzweifelt zusammen.)</text:span></text:p>
      <text:p text:style-name="P30"><text:span text:style-name="T9">Buttercup</text:span><text:span text:style-name="T30">: </text:span>Ja, aber über was denn?</text:p>
      <text:p text:style-name="P30"><text:span text:style-name="T9">Avanna</text:span><text:span text:style-name="T30">: </text:span>Ja, über was? Hm.</text:p>
      <text:p text:style-name="P3">Buttercup beginnt das Chrome Offline Spiel mit dem T-Rex und den Kakteen zu spielen</text:p>
      <text:p text:style-name="P30"><text:span text:style-name="T9">Buttercup</text:span><text:span text:style-name="T30">: </text:span>Hüpf. Hüpf, Aua.</text:p>
      <text:p text:style-name="P2"><text:span text:style-name="T9">Avanna</text:span> <text:span text:style-name="T1">(zu Robin)</text:span>: Naja, dann sollten wir das mal genießen lernen, oder? <text:span text:style-name="T1">(sinken beide zu Boden, starren in die Luft, wissen nix mit sich anzufangen und genießen ganz offensichtlich nicht)</text:span></text:p>
      <text:p text:style-name="P30"><text:span text:style-name="T9">Buttercup</text:span><text:span text:style-name="T30">: </text:span>Die Seele baumeln lassen</text:p>
      <text:p text:style-name="P30"><text:span text:style-name="T9">Avanna</text:span><text:span text:style-name="T30">: </text:span>Sind wir noch offline. Check doch mal Google+.</text:p>
      <text:p text:style-name="P41">Müdes, aber bestimmtes Lachen von Buttercup, Avanna und Robin.</text:p>
      <text:h text:style-name="P51" text:outline-level="1"><text:bookmark-start text:name="__RefHeading___Toc7240_105942039"/><text:bookmark text:name="_lnh4544ipa8e"/>Szene 8 – Offline sein ist doch blöd! Die Menschen im Zuschauerraum sind überhaupt nicht frei.<text:bookmark-end text:name="__RefHeading___Toc7240_105942039"/></text:h>
      <text:p text:style-name="P3">Hänschen, Kim, Praerie</text:p>
      <text:p text:style-name="P3">Die drei kommen von hinten in den Zuschauerraum. Sie halten sich auch bis zum Ende der Szene im Zuschauerraum auf.</text:p>
      <text:p text:style-name="P2"/>
      <text:p text:style-name="P2"><text:span text:style-name="T9">Kim</text:span>: Uuuuuaaaahhhh, hat das in der U5 gestunken. Holy Shit!</text:p>
      <text:p text:style-name="P2"><text:span text:style-name="T9">Hänschen</text:span>: Das war ja wie ein Kaffeeausflug in die DDR. Eine Trabi-Safari auf Schienen!</text:p>
      <text:p text:style-name="P2"><text:span text:style-name="T9">Praerie</text:span>: Eine interessante Sozialstudie auf jeden Fall.</text:p>
      <text:p text:style-name="P2"><text:span text:style-name="T9">Kim</text:span>: Sozialstudie ist auch nur ein Euphemismus für »OMG, bloß nie wieder!«.</text:p>
      <text:p text:style-name="P2"><text:span text:style-name="T9">Hänschen</text:span><text:span text:style-name="T30">: </text:span>Hashtag »NoFilter« heißt wahrscheinlich wirklich einfach nur <text:span text:style-name="T2">(schnüffelt angewidert)</text:span> »No Filter«.</text:p>
      <text:p text:style-name="P2"><text:span text:style-name="T9">Kim</text:span><text:span text:style-name="T32"> </text:span><text:span text:style-name="T2">(Frage ins </text:span><text:span text:style-name="T1">Publikum)</text:span>:<text:span text:style-name="T35"> </text:span>Kennen Sie die U5? Wie das da riecht?</text:p>
      <text:p text:style-name="P2"/>
      <text:p text:style-name="P2"><text:span text:style-name="T9">Hänschen</text:span>: Das ist mir schon fast zu authentisch.</text:p>
      <text:p text:style-name="P2"><text:span text:style-name="T9">Kim</text:span>: Und diese Bälger im Zug! Stecken ihre dreckigen Finger überall hin und brüllen vor sich hin!</text:p>
      <text:p text:style-name="P2"><text:span text:style-name="T9">Praerie</text:span>: Du wärst natürlich eine viel bessere Mutter!</text:p>
      <text:p text:style-name="P2"><text:span text:style-name="T9">Hänschen</text:span>: Wo kommen denn solche Kinder her? Ich kenne niemanden, der solche Kinder hat. Nicht mal Leute, die ironisch Kinder haben, haben solche Kinder!</text:p>
      <text:p text:style-name="P2"><text:span text:style-name="T9">Kim</text:span><text:span text:style-name="T32"> </text:span><text:span text:style-name="T1">(Frage ins Publikum)</text:span>: Habt ihr solche Kinder?</text:p>
      <text:p text:style-name="P2"/>
      <text:p text:style-name="P2"><text:span text:style-name="T9">Praerie</text:span> <text:span text:style-name="T1">(erkennt die beiden anderen Mediatare im Publikum)</text:span>: Du… du bist doch auch ein Mediatar, oder?</text:p>
      <text:p text:style-name="P2"><text:span text:style-name="T9">M1</text:span>: OMG, du auch? <text:span text:style-name="T1">(umarmen sich stürmisch)</text:span></text:p>
      <text:p text:style-name="P2"><text:span text:style-name="T9">M2</text:span>: Ich bin auch einer! <text:span text:style-name="T1">(HUG BALL)</text:span></text:p>
      <text:p text:style-name="P2"/>
      <text:p text:style-name="P3">Praerie nimmt die beiden an die Hand und an die Seite. Dort tuscheln sie vor sich hin. Hänschen und Kim sind in der Zeit noch ein bisschen durch den Zuschauerraum gelaufen und haben sich die Menschen und den Raum angeguckt.</text:p>
      <text:p text:style-name="P2"/>
      <text:p text:style-name="P2"><text:span text:style-name="T9">Hänschen</text:span>: Ich habe hier eben ein Mobile gesehen. Hier wird Social Media noch konsumiert! Das sind sie – die Hater und Liker!</text:p>
      <text:p text:style-name="P2"><text:span text:style-name="T9">Kim</text:span>: Hier kommen die Herzchen her! Haach.</text:p>
      <text:p text:style-name="P2"><text:span text:style-name="T9">Hänschen</text:span>: Ich bin schon fasziniert. <text:span text:style-name="T1">(Pause)</text:span> Auf eine Art.</text:p>
      <text:p text:style-name="P2"/>
      <text:p text:style-name="P3">Hänschen und Kim setzen sich auf die von den Mediataren verlassenen Stühle.</text:p>
      <text:p text:style-name="P2"/>
      <text:p text:style-name="P2"><text:span text:style-name="T9">Kim</text:span>: Aber das sitzen sieht schon unbequem aus.</text:p>
      <text:p text:style-name="P2"><text:span text:style-name="T9">Hänschen</text:span>: Das Leben hier ist auf die basalsten Bedürfnisse des Nach-vorne-guckens ausgerichtet. Ich hab mir das ja spannender vorgestellt.</text:p>
      <text:p text:style-name="P2"><text:span text:style-name="T9">Kim</text:span>: Ja, nur passiver Konsum. Zusehen statt selbst erleben.</text:p>
      <text:p text:style-name="P2"><text:span text:style-name="T9">Hänschen</text:span>: <text:span text:style-name="T42">I</text:span>ch bin ja auch eher der Performer.<text:span text:style-name="T32"> </text:span><text:span text:style-name="T1">(Macher-Pose)</text:span></text:p>
      <text:p text:style-name="P2"><text:span text:style-name="T9">Kim</text:span><text:span text:style-name="T32"> </text:span><text:span text:style-name="T1">(Frage ins Publikum)</text:span><text:span text:style-name="T35">: Mögt ihr es hier?</text:span></text:p>
      <text:p text:style-name="P2"/>
      <text:p text:style-name="P2"><text:span text:style-name="T9">Kim</text:span>: Ich glaube, ich möchte doch wieder nach Hause. Ich sehne mich fast nach meinem zapatistischen Kaffee aus Mexiko.</text:p>
      <text:p text:style-name="P2"><text:span text:style-name="T9">Hänschen</text:span>: Ja, Kaffee auf meinen Mies van der Rohe Freischwinger.</text:p>
      <text:p text:style-name="P2"><text:soft-page-break/><text:span text:style-name="T9">Kim</text:span>: Ja komm, los. Wir gehen zurück. Praerie, komm. Raus aus dem Realitäts-Elend.</text:p>
      <text:p text:style-name="P2"><text:span text:style-name="T9">Praerie</text:span>: Aber hier ist es doch so schön!</text:p>
      <text:p text:style-name="P2"><text:span text:style-name="T9">Kim</text:span>: Aber du willst doch zurück, oder? Vielleicht finden wir zu Hause eine Möglichkeit, dass du wieder mit Robin zurücktauschen kannst..</text:p>
      <text:p text:style-name="P2"><text:span text:style-name="T9">Praerie</text:span>: Na gut. <text:span text:style-name="T2">(Verabschiedet sich von den zwei Mediataren, trottet Hänschen und Kim hinterher)</text:span></text:p>
      <text:p text:style-name="P2"/>
      <text:p text:style-name="P2"><text:span text:style-name="T9">Hänschen</text:span><text:span text:style-name="T32"> </text:span><text:span text:style-name="T1">(zum Publikum)</text:span>: Ihr dürft gern sitzen bleiben.</text:p>
      <text:p text:style-name="P2"/>
      <text:p text:style-name="P3">Die drei machen sich auf den Weg in den vorderen Zuschauerraum auf dem Weg zur Bühne, während MOD und KS auf die Bühne stürmen, die komplette Szene einfreezen (sowohl die Menschen als auch die Mediatare, die ja währenddessen die ganze Zeit still auf der Bühne sind) und tanzen den Händereibetanz (s. Intermission, Szene <text:span text:style-name="T46">8</text:span>) und stellen schließlich die Verbindung zwischen den beiden Welten wieder her.</text:p>
      <text:h text:style-name="P49" text:outline-level="1"><text:bookmark-start text:name="__RefHeading___Toc7242_105942039"/><text:bookmark text:name="_acadtnt9gjwh"/>Intermission: Szene 8<text:bookmark-end text:name="__RefHeading___Toc7242_105942039"/></text:h>
      <text:h text:style-name="P57" text:outline-level="2"><text:bookmark text:name="_tqsm13aop7wf"/><text:span text:style-name="T47">Lied 7: </text:span>Händereibetanz</text:h>
      <text:p text:style-name="P17">Beide</text:p>
      <text:p text:style-name="P12">Stooooooop!<text:span text:style-name="T2"> (hier erst freeze der anderen Charaktere, s. Szene </text:span><text:span text:style-name="T6">8</text:span><text:span text:style-name="T2">)</text:span></text:p>
      <text:p text:style-name="P12">Reib, reib, reib</text:p>
      <text:p text:style-name="P12">Reib, reib, reib</text:p>
      <text:p text:style-name="P12">Das Plänchen wird bald fertig sein</text:p>
      <text:p text:style-name="P12"/>
      <text:p text:style-name="P12">Klatsch, klatsch, klatsch.</text:p>
      <text:p text:style-name="P12">Klatsch, klatsch, klatsch</text:p>
      <text:p text:style-name="P12">Schluss mit diesem Freiheitsquatsch</text:p>
      <text:p text:style-name="P12"/>
      <text:p text:style-name="P12">Fäustschen her </text:p>
      <text:p text:style-name="P12">Fäustchen her</text:p>
      <text:p text:style-name="P12">Manipulieren ist nicht schwer</text:p>
      <text:p text:style-name="P12"/>
      <text:p text:style-name="P12">Wir woll’n jetzt sehn </text:p>
      <text:p text:style-name="P12">wir woll’n jetzt sehn</text:p>
      <text:p text:style-name="P12">wohin unsre Figuren gehen</text:p>
      <text:p text:style-name="P12"/>
      <text:p text:style-name="P12">Ohne sie </text:p>
      <text:p text:style-name="P12">Ohne sie</text:p>
      <text:p text:style-name="P12">Wär unser Leben öd wie nie</text:p>
      <text:p text:style-name="P12">Oh wie fein</text:p>
      <text:p text:style-name="P12">Oh wie fein</text:p>
      <text:p text:style-name="P12">Sie werden bald wieder</text:p>
      <text:p text:style-name="P12">zusammen sein</text:p>
      <text:p text:style-name="P14">Schwipp-Schwapp<text:span text:style-name="T32"> </text:span><text:span text:style-name="T2">(klatschen</text:span><text:span text:style-name="T5">)</text:span></text:p>
      <text:p text:style-name="P10"/>
      <text:p text:style-name="P9">Hänschen, Kim und Praerie erwachen zeitversetzt aus ihrem Freeze und laufen langsam auf die Bühne zu</text:p>
      <text:h text:style-name="P51" text:outline-level="1"><text:bookmark-start text:name="__RefHeading___Toc7244_105942039"/><text:bookmark text:name="_yo6xxnporejk"/>Szene 9 – Großes Finale – Aussprache – Wie wir leben wollen – Versöhnungssex<text:bookmark-end text:name="__RefHeading___Toc7244_105942039"/></text:h>
      <text:p text:style-name="P3">Avanna, Buttercup und Robin sind auf der Bühne. Sie werden als erstes unfreezed durch einen Klatscher von MOD &amp; KS.</text:p>
      <text:p text:style-name="P2"><text:span text:style-name="T9">Avanna</text:span>: Mir ist fad.</text:p>
      <text:p text:style-name="P2"><text:span text:style-name="T9">Buttercup</text:span><text:span text:style-name="T30">: </text:span>Will noch mal jemand ne Runde Mau Mau spielen?</text:p>
      <text:p text:style-name="P2"><text:span text:style-name="T9">Avanna &amp; Robin</text:span> <text:span text:style-name="T1">(gleichzeitig)</text:span>: NEIN!</text:p>
      <text:p text:style-name="P2"/>
      <text:p text:style-name="P3">Praerie betritt die Bühne, entdeckt Robin, die beiden fallen sich um den Hals. Während die beiden reden starren sich Hänschen und Avanna sowie Kim und Buttercup ungläubig und neugierig an. Ggf. abtasten des Gesichts oder ähnliches (Spiegelübung).</text:p>
      <text:p text:style-name="P2"/>
      <text:p text:style-name="P2"><text:span text:style-name="T9">Robin</text:span>: Danke, dass du zurückgekommen bist.</text:p>
      <text:p text:style-name="P2"><text:span text:style-name="T9">Praerie</text:span><text:span text:style-name="T30">: </text:span>Ich musste nach Lichtenberg. Aber ich hab 2 Mediatare getroffen. Da wurde mir klar, das sind die Art Leute, bei denen ich glücklich bin. Der schöne Schein, den wir kreieren, heißt nicht umsonst SCHÖNer Schein.</text:p>
      <text:p text:style-name="P2"><text:span text:style-name="T9">Robin</text:span>: Und ich bin nicht mehr eingesperrt.</text:p>
      <text:p text:style-name="P2"/>
      <text:p text:style-name="P2"><text:span text:style-name="T9">Avanna</text:span> <text:span text:style-name="T1">(zu Hänschen und auch ein bisschen zu Kim)</text:span>: Und, was habt ihr in Lichtenberg alles erlebt? Können wir daraus eine Instagram-Story machen?</text:p>
      <text:p text:style-name="P2"><text:span text:style-name="T9">Buttercup</text:span>: Wieso nicht gleich einen ganzen Blog? Hashtag »No Filter Lichtenberg«. <text:span text:style-name="T1">(beide sich nun überbegeistert, reden sehr schnell, während Hänschen und Kim versuchen sie zu unterbrechen, aber daran scheitern)</text:span></text:p>
      <text:p text:style-name="P2"><text:span text:style-name="T9">Avanna</text:span>: Mit Tipps, wie man in abgeranzte verlassene Fabrikhallen am besten reinkommt!</text:p>
      <text:p text:style-name="P2"><text:span text:style-name="T9">Buttercup</text:span>: Und Survival-Tipps! Und Interviews mit Obdachlosen am S-Bahnhof Lichtenberg.</text:p>
      <text:p text:style-name="P2"><text:span text:style-name="T9">Avanna</text:span>: Ich rieche eine Undercover-Story.</text:p>
      <text:p text:style-name="P2"><text:span text:style-name="T9">Buttercup</text:span>: Hammer, Hammer. Ich reservier direkt mal die URL.</text:p>
      <text:p text:style-name="P2"/>
      <text:p text:style-name="P2"><text:span text:style-name="T9">Kim</text:span><text:span text:style-name="T32"> </text:span><text:span text:style-name="T1">(schafft es endlich die beiden zu unterbrechen)</text:span>: Ähm, nein. Was in Lichtenberg passiert, bleibt in Lichtenberg.</text:p>
      <text:p text:style-name="P2"><text:span text:style-name="T1">(zu Robin und Praerie)</text:span><text:span text:style-name="T32"> </text:span>Und Ihr beide: Ihr habt uns da ganz schön was eingebrockt! </text:p>
      <text:p text:style-name="P2"><text:span text:style-name="T9">Robin</text:span>: Ich hab euch doch nicht gezwungen, nach Lichtenberg zu gehen. Ich habe es nicht mehr ausgehalten bei euch! Ihr macht euch doch alle nur was vor. Offene Beziehung, aber dann doch Bausparvertrag.</text:p>
      <text:p text:style-name="P2"><text:span text:style-name="T9">Kim</text:span>: Es tut uns leid. Wir sind manchmal etwas drüber. Aber wir können auch als Team zusammenarbeiten.</text:p>
      <text:p text:style-name="P2"><text:span text:style-name="T9">Hänschen</text:span>: Ganz echt und unironisch. Das Rumzicken haben wir jetzt auch geklärt. Nicht wahr, Schatz?</text:p>
      <text:p text:style-name="P2"><text:span text:style-name="T9">Kim</text:span>: Ja, Goldbärchen. </text:p>
      <text:p text:style-name="P2"><text:span text:style-name="T9">Hänschen</text:span>: Tut uns wirklich leid, dass du das abbekommen hast.</text:p>
      <text:p text:style-name="P2"><text:span text:style-name="T9">Robin</text:span><text:span text:style-name="T32"> </text:span><text:span text:style-name="T1">(zurück im Hippie-Modus, ist gerührt)</text:span>: Ach, ihr Süßen, kein Problem. Wir hatten ja auch schöne Zeiten… ihr solltet einfach prinzipiell etwas mehr vögeln.</text:p>
      <text:p text:style-name="P2"/>
      <text:p text:style-name="P2"><text:span text:style-name="T9">Kim</text:span>: Du meinst bumsen?</text:p>
      <text:p text:style-name="P2"/>
      <text:p text:style-name="P3">Alle sechs freezen ab hier nach jedem Ausspruch in kuschelnden Posen. Währenddessen ziehen MOD und KS ein großes Tuch über alle.</text:p>
      <text:p text:style-name="P33"><text:span text:style-name="T9">Buttercup</text:span><text:span text:style-name="T30"> </text:span><text:span text:style-name="T1">(kommt mit Avanna wieder aus dem Hintergrund)</text:span>: Habe ich da Beischlaf gehört?</text:p>
      <text:p text:style-name="P2"><text:span text:style-name="T9">Hänschen</text:span><text:span text:style-name="T30">: </text:span>So richtig animalischen GV!</text:p>
      <text:p text:style-name="P2"><text:span text:style-name="T9">Avanna</text:span>: Knattern?</text:p>
      <text:p text:style-name="P2"><text:span text:style-name="T9">Robin</text:span>: Mehr Eisen ins Feuer legen?</text:p>
      <text:p text:style-name="P2"><text:span text:style-name="T9">Praerie</text:span>: Pimpern?</text:p>
      <text:p text:style-name="P2"><text:span text:style-name="T9">Kim</text:span><text:span text:style-name="T30">: </text:span><text:span text:style-name="T17">Es Hötterli mache?</text:span></text:p>
      <text:p text:style-name="P2"><text:span text:style-name="T9">Buttercup</text:span>: Andocken?</text:p>
      <text:p text:style-name="P2"><text:span text:style-name="T9">Hänschen</text:span>: Mehr Einführungsveranstaltungen?</text:p>
      <text:p text:style-name="P2"><text:span text:style-name="T9">Avanna</text:span>: mit em Würschtli es Sprützfährtli mache?</text:p>
      <text:p text:style-name="P2"><text:span text:style-name="T18">Robin</text:span><text:span text:style-name="T17">: s Blüemli güüsse</text:span></text:p>
      <text:p text:style-name="P2"><text:span text:style-name="T9">Praerie</text:span><text:span text:style-name="T32"> </text:span><text:span text:style-name="T1">(kämpft sich aus dem Kneuel heraus und steckt den Kopf aus dem Tuch)</text:span>: Aber<text:span text:style-name="T9"> </text:span>wartet! Das löst doch unsere Probleme nicht! Mit welchen Werten wollen wir denn nun leben? Wie schaffen wir echte Intimität - und wie wollen wir uns lieben?</text:p>
      <text:p text:style-name="P3">Alle starren sie kurz an, bleiben stehen, und zerren sie wieder und das Tuch.</text:p>
      <text:p text:style-name="P3">Während des Endspiels bewegen sich Hände, Beine und andere Körperteile unter dem Tuch weiter.</text:p>
      <text:h text:style-name="P49" text:outline-level="1"><text:bookmark-start text:name="__RefHeading___Toc7246_105942039"/><text:bookmark text:name="_fz5tdk8zmegx"/>Endspiel<text:bookmark-end text:name="__RefHeading___Toc7246_105942039"/></text:h>
      <text:h text:style-name="P56" text:outline-level="2"><text:bookmark text:name="_k2mmgwav2zja"/>Lied 8: Ob es jemals besser wird</text:h>
      <text:p text:style-name="P4">(gesprochen, über Schlussmusik)</text:p>
      <text:p text:style-name="P12"><text:span text:style-name="T9">MOD</text:span>: Ist jetzt aus?</text:p>
      <text:p text:style-name="P12"><text:span text:style-name="T9">KS</text:span>: Jetzt ist bald aus.</text:p>
      <text:p text:style-name="P12"><text:span text:style-name="T9">MOD</text:span>: Gehen die Lichter schon aus?</text:p>
      <text:p text:style-name="P12"><text:span text:style-name="T9">KS</text:span>: Jetzt gehen gleich die Lichter aus.</text:p>
      <text:p text:style-name="P12"><text:span text:style-name="T9">MOD</text:span>: Hört die Musik auf?</text:p>
      <text:p text:style-name="P12"><text:span text:style-name="T9">KS</text:span>: Jetzt verstummt gleich die Musik.</text:p>
      <text:p text:style-name="P12"><text:span text:style-name="T9">MOD</text:span>: Siehst Du den Mond über Soho?</text:p>
      <text:p text:style-name="P12"><text:span text:style-name="T9">KS</text:span>: Hä? Nee.</text:p>
      <text:p text:style-name="P12"><text:span text:style-name="T9">MOD</text:span>: Ich auch nicht.</text:p>
      <text:p text:style-name="P12"/>
      <text:p text:style-name="P12"><text:span text:style-name="T9">MOD</text:span><text:span text:style-name="T32"> </text:span><text:span text:style-name="T1">(singt)</text:span></text:p>
      <text:p text:style-name="P12">Manchmal frag ich mich,</text:p>
      <text:p text:style-name="P12">ob es jemals besser wird.</text:p>
      <text:p text:style-name="P12">Die vielen Fragen</text:p>
      <text:p text:style-name="P12"/>
      <text:p text:style-name="P17">Beide</text:p>
      <text:p text:style-name="P12">wi<text:span text:style-name="T44">e</text:span> wir leben wollen</text:p>
      <text:p text:style-name="P12">was wir uns sagen wollen</text:p>
      <text:p text:style-name="P12">wen wir lieben wollen</text:p>
      <text:p text:style-name="P12">Ob wir auf all diese Fragen </text:p>
      <text:p text:style-name="P12">irgendwann eine Antwort haben</text:p>
      <text:p text:style-name="P12"/>
      <text:p text:style-name="P17">KS</text:p>
      <text:p text:style-name="P12">Manchmal frag ich mich</text:p>
      <text:p text:style-name="P12">ob es jemals besser wird</text:p>
      <text:p text:style-name="P12">Die vielen Sorgen</text:p>
      <text:p text:style-name="P12"/>
      <text:p text:style-name="P17">Beide</text:p>
      <text:p text:style-name="P12">ob das nicht in die Katastrophe führt</text:p>
      <text:p text:style-name="P12">ob das, was uns verwirrt,</text:p>
      <text:p text:style-name="P12">ob das nicht bloß immer verwirrender wird</text:p>
      <text:p text:style-name="P34">MOD</text:p>
      <text:p text:style-name="P12">Manchmal frag ich mich</text:p>
      <text:p text:style-name="P12">ob es jemals besser wird</text:p>
      <text:p text:style-name="P12">Ob es größer, schöner, echter und wahrer wird</text:p>
      <text:p text:style-name="P12"/>
      <text:p text:style-name="P17">KS</text:p>
      <text:p text:style-name="P12">Manchmal frag ich mich</text:p>
      <text:p text:style-name="P12">ob es jemals besser wird</text:p>
      <text:p text:style-name="P12">Ob es tiefer, sinniger, reicher, und sinnreicher wird</text:p>
      <text:p text:style-name="P12"/>
      <text:p text:style-name="P8">(ab hier gesprochen, über Schlussmusik)</text:p>
      <text:p text:style-name="P12"/>
      <text:p text:style-name="P12"><text:span text:style-name="T9">MOD</text:span>: Und, was glaubst Du?</text:p>
      <text:p text:style-name="P12"><text:span text:style-name="T9">KS</text:span>: Keine Ahnung</text:p>
      <text:p text:style-name="P12">Steht ja in unserem Text nicht drin.</text:p>
      <text:p text:style-name="P12"><text:span text:style-name="T9">MOD</text:span>: Ach ja, das Stück ist ja vorbei.</text:p>
      <text:p text:style-name="P12"><text:span text:style-name="T9">KS</text:span>: Ja, leider.</text:p>
      <text:p text:style-name="P12"><text:span text:style-name="T9">MOD</text:span>: Oder zum Glück.</text:p>
      <text:p text:style-name="P12"><text:span text:style-name="T9">KS</text:span>: Müssen halt mal wieder die Zuschauer wissen, oder?</text:p>
      <text:p text:style-name="P12"><text:span text:style-name="T9">MOD</text:span>: Fürchte ich auch.</text:p>
      <text:p text:style-name="P12"><text:span text:style-name="T9">KS</text:span>: Leider.</text:p>
      <text:p text:style-name="P12"><text:span text:style-name="T9">MOD</text:span>: Oder zum Glück.</text:p>
      <text:p text:style-name="P12"><text:span text:style-name="T9">KS</text:span>: Ich liebe Dich!</text:p>
      <text:p text:style-name="P12"><text:span text:style-name="T9">MOD</text:span>: Ich liebe Dich auch!</text:p>
      <text:p text:style-name="P12"><text:span text:style-name="T9">KS</text:span>: Reicht das denn?</text:p>
      <text:p text:style-name="P12"><text:span text:style-name="T9">MOD</text:span>: <text:span text:style-name="T43">I</text:span>m Theater schon!</text:p>
      <text:p text:style-name="P12"><text:span text:style-name="T9">KS</text:span>: Küss mich, dass es kna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text-properties style:font-name="Liberation Sans" fo:font-family="'Liberation Sans'" style:font-style-name="Regular" style:font-family-generic="swiss" style:font-pitch="variable"/>
    </style:style>
    <style:style style:name="Heading_20_1" style:display-name="Heading 1" style:family="paragraph" style:parent-style-name="normal" style:next-style-name="Standard" style:default-outline-level="1" style:list-style-name="" style:class="text" style:master-page-name="">
      <style:paragraph-properties fo:margin-top="0.278in" fo:margin-bottom="0.0835in" loext:contextual-spacing="true" fo:line-height="100%" fo:keep-together="always" style:page-numb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0.7866in" fo:margin-bottom="0.5in" fo:margin-left="0.7866in" fo:margin-right="0.7866in" style:writing-mode="lr-tb" style:layout-grid-color="#c0c0c0" style:layout-grid-lines="2620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02in" fo:margin-left="0in" fo:margin-right="0in" fo:margin-top="0.050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23T17:24:04.040786582</dc:date>
    <meta:editing-duration>PT2H1M23S</meta:editing-duration>
    <meta:editing-cycles>23</meta:editing-cycles>
    <meta:document-statistic meta:table-count="0" meta:image-count="0" meta:object-count="0" meta:page-count="36" meta:paragraph-count="1052" meta:word-count="10015" meta:character-count="61592" meta:non-whitespace-character-count="52541"/>
  </office:meta>
</office:document-meta>
</file>